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432E000050ED15DA1542.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properties fo:color="#2ed73a" fo:font-size="16pt" fo:language="en" fo:country="none" fo:font-weight="bold" style:font-size-asian="16pt" style:font-weight-asian="bold" style:font-size-complex="16pt" style:font-weight-complex="bold"/>
    </style:style>
    <style:style style:name="P2" style:family="paragraph" style:parent-style-name="Standard">
      <style:paragraph-properties fo:margin-top="0in" fo:margin-bottom="0.139in" fo:line-height="100%"/>
      <style:text-properties fo:color="#2ed73a" fo:font-size="16pt" fo:language="en" fo:country="none" fo:font-weight="bold" style:font-size-asian="16pt" style:font-weight-asian="bold" style:font-size-complex="16pt" style:font-weight-complex="bold"/>
    </style:style>
    <style:style style:name="P3" style:family="paragraph" style:parent-style-name="Standard">
      <style:paragraph-properties fo:margin-top="0in" fo:margin-bottom="0.139in" fo:line-height="115%"/>
      <style:text-properties fo:color="#2ed73a" fo:font-size="11pt" fo:language="en" fo:country="none" fo:font-weight="bold" style:font-size-asian="11pt" style:font-weight-asian="bold" style:font-size-complex="11pt" style:font-weight-complex="bold"/>
    </style:style>
    <style:style style:name="P4" style:family="paragraph" style:parent-style-name="Standard">
      <style:paragraph-properties fo:margin-top="0in" fo:margin-bottom="0.139in" fo:line-height="100%"/>
      <style:text-properties fo:color="#2ed73a" fo:font-size="11pt" fo:language="en" fo:country="none" fo:font-weight="bold" style:font-size-asian="11pt" style:font-weight-asian="bold" style:font-size-complex="11pt" style:font-weight-complex="bold"/>
    </style:style>
    <style:style style:name="P5" style:family="paragraph" style:parent-style-name="Standard">
      <style:paragraph-properties fo:margin-top="0in" fo:margin-bottom="0.139in" fo:line-height="115%"/>
      <style:text-properties fo:color="#323232" fo:font-size="11pt" fo:language="en" fo:country="none" fo:font-weight="bold" style:font-size-asian="11pt" style:font-weight-asian="bold" style:font-size-complex="11pt" style:font-weight-complex="bold"/>
    </style:style>
    <style:style style:name="P6" style:family="paragraph" style:parent-style-name="Standard">
      <style:paragraph-properties fo:margin-top="0in" fo:margin-bottom="0.139in" fo:line-height="115%"/>
      <style:text-properties fo:color="#323232" fo:font-size="11pt" fo:language="en" fo:country="none" fo:font-style="italic" fo:font-weight="bold" style:font-size-asian="11pt" style:font-style-asian="italic" style:font-weight-asian="bold" style:font-size-complex="11pt" style:font-style-complex="italic" style:font-weight-complex="bold"/>
    </style:style>
    <style:style style:name="P7" style:family="paragraph" style:parent-style-name="Standard">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8" style:family="paragraph" style:parent-style-name="Standard">
      <style:paragraph-properties fo:margin-top="0in" fo:margin-bottom="0.139in" fo:line-height="115%"/>
    </style:style>
    <style:style style:name="P9" style:family="paragraph" style:parent-style-name="Standard">
      <style:paragraph-properties fo:margin-top="0in" fo:margin-bottom="0.139in" fo:line-height="115%"/>
      <style:text-properties fo:color="#126628" fo:font-size="11pt" fo:language="en" fo:country="none" fo:font-weight="bold" style:font-size-asian="11pt" style:font-weight-asian="bold" style:font-size-complex="11pt" style:font-weight-complex="bold"/>
    </style:style>
    <style:style style:name="P10" style:family="paragraph" style:parent-style-name="Standard">
      <style:paragraph-properties fo:margin-top="0in" fo:margin-bottom="0.139in" fo:line-height="100%"/>
      <style:text-properties style:font-name="Calibri" fo:font-size="11pt" fo:language="en" fo:country="none" style:font-name-asian="Calibri" style:font-size-asian="11pt" style:font-name-complex="Calibri" style:font-size-complex="11pt"/>
    </style:style>
    <style:style style:name="P11" style:family="paragraph" style:parent-style-name="Standard">
      <style:paragraph-properties fo:margin-top="0in" fo:margin-bottom="0.139in" fo:line-height="100%"/>
    </style:style>
    <style:style style:name="P12" style:family="paragraph" style:parent-style-name="Standard" style:master-page-name="Standard">
      <style:paragraph-properties fo:margin-top="0in" fo:margin-bottom="0.139in" fo:line-height="115%" style:page-number="auto"/>
      <style:text-properties fo:color="#2ed73a" fo:font-size="16pt" fo:language="en" fo:country="none" fo:font-weight="bold" style:font-size-asian="16pt" style:font-weight-asian="bold" style:font-size-complex="16pt" style:font-weight-complex="bold"/>
    </style:style>
    <style:style style:name="P13" style:family="paragraph" style:parent-style-name="Standard">
      <style:paragraph-properties fo:margin-top="0in" fo:margin-bottom="0.139in" fo:line-height="100%"/>
      <style:text-properties fo:color="#2ed73a" fo:font-size="11pt" fo:language="en" fo:country="none" fo:font-weight="bold" style:font-size-asian="11pt" style:font-weight-asian="bold" style:font-size-complex="11pt" style:font-weight-complex="bold"/>
    </style:style>
    <style:style style:name="T1" style:family="text">
      <style:text-properties fo:color="#2ed73a" fo:font-size="11pt" fo:language="en" fo:country="none" fo:font-weight="bold" style:font-size-asian="11pt" style:font-weight-asian="bold" style:font-size-complex="11pt" style:font-weight-complex="bold"/>
    </style:style>
    <style:style style:name="T2" style:family="text">
      <style:text-properties fo:color="#2ed73a" fo:font-size="11pt" fo:language="en" fo:country="none" fo:font-style="italic" fo:font-weight="bold" style:font-size-asian="11pt" style:font-style-asian="italic" style:font-weight-asian="bold" style:font-size-complex="11pt" style:font-style-complex="italic" style:font-weight-complex="bold"/>
    </style:style>
    <style:style style:name="T3" style:family="text">
      <style:text-properties fo:color="#0000ff"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ct 1</text:p>
      <text:p text:style-name="P3">_</text:p>
      <text:p text:style-name="P1">Act 2</text:p>
      <text:p text:style-name="P3">_</text:p>
      <text:p text:style-name="P1">Act 3</text:p>
      <text:p text:style-name="P3">_</text:p>
      <text:p text:style-name="P1">Intermission</text:p>
      <text:p text:style-name="P3">_</text:p>
      <text:p text:style-name="P1">Act 4</text:p>
      <text:p text:style-name="P3">_</text:p>
      <text:p text:style-name="P1">Act 5</text:p>
      <text:p text:style-name="P3">_</text:p>
      <text:p text:style-name="P1">Act 5 Act 2</text:p>
      <text:p text:style-name="P3">_</text:p>
      <text:p text:style-name="P1">Act 6</text:p>
      <text:p text:style-name="P3">_</text:p>
      <text:p text:style-name="P1">Act 6 Intermission 1</text:p>
      <text:p text:style-name="P3">_</text:p>
      <text:p text:style-name="P1">Act 6 Act 2</text:p>
      <text:p text:style-name="P3">_</text:p>
      <text:p text:style-name="P3">1. DiSt1: =006546</text:p>
      <text:p text:style-name="P5">HELLO DIRK.</text:p>
      <text:p text:style-name="P5">I WANT TO PLAY A GAME. </text:p>
      <text:p text:style-name="P5">WHAT DO YOu SAY??</text:p>
      <text:p text:style-name="P5"><text:soft-page-break/>tumut</text:p>
      <text:p text:style-name="P3">_</text:p>
      <text:p text:style-name="P3">2. DiSt2: =006547</text:p>
      <text:p text:style-name="P5">YOu KNOW WHAT GAME.</text:p>
      <text:p text:style-name="P5">THE ONE WHERE I SAY. I'M GOING TO KILL ALL OF YOu SOME DAY.</text:p>
      <text:p text:style-name="P5">AND THERE'S NOTHING YOu CAN DO ABOuT IT?</text:p>
      <text:p text:style-name="P5">JuST SOME MORE MENACING SHIT LIKE THAT.</text:p>
      <text:p text:style-name="P5">ALL JuST BuNDLED uP IN THE PRETENSE OF A LOT OF uSELESS FuCKING PuZZLES.</text:p>
      <text:p text:style-name="P5">WELL. THE NIGHT IS STILL YOuNG. SO WHO KNOWS?</text:p>
      <text:p text:style-name="P5">BuT NAH. I WAS JuST DROPPING BY AGAIN TO SAY HOW I'M GONNA KILL YOu. THAT'S ALL.</text:p>
      <text:p text:style-name="P5">AND THIS IS JuST ASSuMING YOu DON'T ALL DIE BEFORE I GET THE CHANCE TO PuZZLEMuRDER YOu. ON ACCOuNT OF YOu BEING A BuNCH OF HIDEOuS FuCKuPS.</text:p>
      <text:p text:style-name="P5">I MEAN LOOK AT THIS.</text:p>
      <text:p text:style-name="P5">YOu ALREADY BLEW IT. </text:p>
      <text:p text:style-name="P5">ON DERSE.</text:p>
      <text:p text:style-name="P5">YOu uPSET THE ORDER. DIDN'T YOu.</text:p>
      <text:p text:style-name="P5">YOu WENT AND PISSED OFF THE WITCH?</text:p>
      <text:p text:style-name="P5">NOW THEY'RE GOING TO HuNT YOu DOWN DuDE!</text:p>
      <text:p text:style-name="P5">THEY'RE PROBABLY ON THEIR WAY. TO KILL YOu RIGHT NOW. </text:p>
      <text:p text:style-name="P5">NO. NOT ON DERSE. ON YOuR PLANET. EARTH??</text:p>
      <text:p text:style-name="P5">YOu'RE PRETTY FuCKING EASY TO FIND THERE. DON'T YOu THINK?</text:p>
      <text:p text:style-name="P5">OH YES. YOuR AGGRESSORS ARE COMING FOR YOu. I HAVE SEEN IT.</text:p>
      <text:p text:style-name="P5">IN FACT. THEY ARE PROBABLY ALREADY HERE. </text:p>
      <text:p text:style-name="P5">OH MY GOD. WHO CARES?</text:p>
      <text:p text:style-name="P5">IT'S JuST SOME MORE POINTLESS TRASH FOR YOu TO OBSESS OVER, AND DISTRACT YOu FROM GETTING ANY ACTuAL RELEVANT SHIT DONE.</text:p>
      <text:p text:style-name="P5"><text:soft-page-break/>THE AMOuNT TIME YOu PEOPLE WASTE. IT IS FuCKING uNBELIEVABLE TO ME.</text:p>
      <text:p text:style-name="P5">I READ ABOuT SOME OF THE THINGS YOu AND YOuR PREDECESSORS HAVE DONE. FAR MORE THAN I CARED TO. TRuST ME.</text:p>
      <text:p text:style-name="P5">AND EVERY TIME. I'M ALWAYS JuST...</text:p>
      <text:p text:style-name="P6">*GET THE FuCK ON WITH IT ALREADY.* </text:p>
      <text:p text:style-name="P5">I'M NOT.</text:p>
      <text:p text:style-name="P5">SHE SENDS ME SO MuCH BuLLSHIT ABOuT THIS. YOu DON'T EVEN KNOW.</text:p>
      <text:p text:style-name="P5">SHE WANTS TO HEAR WHAT I HAVE TO SAY. LIKE EXCHANGE THEORIES AND SHIT. AND I HAVE TO JuST BE LIKE *BITCH I DON'T GOD DAMN CARE!!!*</text:p>
      <text:p text:style-name="P5">EVERY TIME.</text:p>
      <text:p text:style-name="P5">BuT IT DOESN'T MATTER. WHAT'S THE NEXT THING I INVARIABLY FIND ON MY TERMINAL?</text:p>
      <text:p text:style-name="P5">ANOTHER GOD DAMN WALL OF TEXT.</text:p>
      <text:p text:style-name="P5">ALL COLOR CODED AND FORMATTED FOR ME TO READ. AND EVERYTHING.</text:p>
      <text:p text:style-name="P5">JuST WALLS AND WALLS. OF CANDY ASSED TOOTY FRuITY FuCKING SHIT. LOADS. OF. TEXT.</text:p>
      <text:p text:style-name="P5">OF PEOPLE BABBLING MOSTLY.</text:p>
      <text:p text:style-name="P5">WE ARE TALKING ABOuT MIGRAINE INDuCING DIARRHETIC VERTICAL SuICIDE DROPS OF uGLY FuCKING WORDS.</text:p>
      <text:p text:style-name="P5">IMPENETRABLY ASININE RAINBOW FREEFALLS OF FRIVOLOuS BANTER. GOT IT?</text:p>
      <text:p text:style-name="P5">SO I SAY. WHAT IS THIS? I TOLD YOu IF YOu SENT ME ANY MORE FAN FICTION I WOuLD FLY TO PROSPIT AND MuRDER YOu IN YOuR SLEEP. WHICH I STILL MIGHT DO *REGARDLESS*. BuT ANYWAY.</text:p>
      <text:p text:style-name="P5">SHE SAYS THESE ARE ACTuAL ANCIENT TRANSCRIPTS!</text:p>
      <text:p text:style-name="P5">I'M LIKE. WELL FuCK.</text:p>
      <text:p text:style-name="P5">HOW CAN THESE PEOPLE TALK SO MuCH.</text:p>
      <text:p text:style-name="P5">I FEEL LIKE I'M PICKING uP SOME BAD HABITS FROM YOu WINDBAGGING PISSFACES.</text:p>
      <text:p text:style-name="P5">LOOK AT THIS. I WASN'T EVEN GONNA GO OFF LIKE THIS.</text:p>
      <text:p text:style-name="P5"><text:soft-page-break/>THIS WAS SuPPOSED TO BE JuST. AN IN AND OuT FuCK YOu.</text:p>
      <text:p text:style-name="P5">I'M SO DONE HERE.</text:p>
      <text:p text:style-name="P5">ANYWAY. LATER. YOu HORSEPORKING TWIT.</text:p>
      <text:p text:style-name="P3">_</text:p>
      <text:p text:style-name="P3">3. DiSt3: =006548</text:p>
      <text:p text:style-name="P5">SHE'S NOT MY SISTER.</text:p>
      <text:p text:style-name="P5">WE DON'T GOT SISTERS. IT'S NOT A THING. DON'T DRAG uS THROuGH YOuR NASTY HuMAN FAMILIAL MuD.</text:p>
      <text:p text:style-name="P5">OF COuRSE I'M GOING TO PLAY. I WAS JuST SAYING I WOuLDN'T. YOu KNOW. TO FuCK WITH HER AND MAKE HER CRY.</text:p>
      <text:p text:style-name="P5">LIKE I HAVE A CHOICE. BuT TO PLAY.</text:p>
      <text:p text:style-name="P5">HOW ELSE AM I GOING TO GET OFF THIS DESOLATE ROCK?</text:p>
      <text:p text:style-name="P5">YOu THINK I WANT TO STAY HERE? JuST HANG AROuND. TIL I JOIN THE HuNDRED BILLION CORPSES FERTILIZING THE SOIL? </text:p>
      <text:p text:style-name="P5">HuMAN CuRIOSITY IS CONTEMPTIBLE. SHE SHARES THAT WITH YOu. AND I CAN'T FuCKING STAND IT.</text:p>
      <text:p text:style-name="P5">YES. AMBITION. THAT'S THE ONLY GOOD ONE.</text:p>
      <text:p text:style-name="P5">AND I THINK YOu GOT THAT. WHICH IS MAYBE WHY. YOu'RE THE ONLY ONE I CAN PuT uP WITH FOR ANY DuRATION?</text:p>
      <text:p text:style-name="P5">LET'S CALL IT A GRuDGING RESPECT. WHICH IS THE ONLY KIND THAT'S EVEN WORTH A FuCK.</text:p>
      <text:p text:style-name="P5">NO. DON'T.</text:p>
      <text:p text:style-name="P5">WHAT.</text:p>
      <text:p text:style-name="P5">SHE SAYS YOu CAN. AND SHE LIKES TO THINK SHE'S THE EXPERT.</text:p>
      <text:p text:style-name="P5">PERSONALLY? I DON'T CARE.</text:p>
      <text:p text:style-name="P5">MAYBE IT'S AGAINST THE RuLES. WHAT WE'RE DOING.</text:p>
      <text:p text:style-name="P5">I JuST WANT TO GET IN THERE. AND JuST.</text:p>
      <text:p text:style-name="P5">FuCK.</text:p>
      <text:p text:style-name="P5">SHIT.</text:p>
      <text:p text:style-name="P5"><text:soft-page-break/>uP.</text:p>
      <text:p text:style-name="P5">I GuESS WE'LL JuST HAVE TO SEE. WON'T WE?</text:p>
      <text:p text:style-name="P5">I THINK THIS IS PROBABLY A DIFFERENT KIND OF SESSION.</text:p>
      <text:p text:style-name="P5">ONE WHERE THE PLAYERS FIGHT FOR SuPREMACY. RATHER THAN WORK TOGETHER.</text:p>
      <text:p text:style-name="P5">I THINK THAT IT MuST BE THAT WAY.</text:p>
      <text:p text:style-name="P5">BECAuSE THAT IS HOW I WANT IT TO BE.</text:p>
      <text:p text:style-name="P5">AND IF I WANT SOMETHING TO BE TRuE HARD ENOuGH. THEN THAT MAKES IT SLIGHTLY MORE ABSOLuTELY IRREFuTABLE.</text:p>
      <text:p text:style-name="P5">ARE YOu FEELING ME, FuCKER? </text:p>
      <text:p text:style-name="P5">NO.</text:p>
      <text:p text:style-name="P5">NO. NO. NO.</text:p>
      <text:p text:style-name="P5">FuCK THAT SHIT.</text:p>
      <text:p text:style-name="P5">HuMAN FuCK THAT SHIT. NOT EVEN ALIEN FuCK THAT SHIT. SO YOu CAN uNDERSTAND BETTER. THE KIND OF FuCKING OF THE SHIT THAT'S GOING ON.</text:p>
      <text:p text:style-name="P5">HuMAN FuCK IT SO MuCH. SO HARD, AND SO ANGRILY. </text:p>
      <text:p text:style-name="P5">HOW ABOuT YOu SHuT uP? AND GET ON THE ROOF. AND TAKE YOuR FuCKING PuNISHMENT.</text:p>
      <text:p text:style-name="P5">NOW WHERE THE HELL IS YOuR GHASTLY JuJu.</text:p>
      <text:p text:style-name="P5">GO GET IT. AND HuRRY uP.</text:p>
      <text:p text:style-name="P3">_</text:p>
      <text:p text:style-name="P3">4. DiSt4: =006549</text:p>
      <text:p text:style-name="P5">THE LOATHSOME FALSE PERSON. WITH THE FLOPPY LIMBS. IN DERSITE ATTIRE. YOu LIKE TO NAP WITH.</text:p>
      <text:p text:style-name="P5">THAT THING IS NOT THE SHIT.</text:p>
      <text:p text:style-name="P5">IT IS AN uNCANNY GRINNING MOCKERY. A BAD OMEN. YOu SHOuLD CHOP IT uP AND BuRN IT. </text:p>
      <text:p text:style-name="P5">HOW FuCKING SAD IS THAT??</text:p>
      <text:p text:style-name="P5">I'M JuST TRYING. FOR ONCE. AND THE ONLY TIME EVER. TO BE HELPFuL.</text:p>
      <text:p text:style-name="P5"><text:soft-page-break/>THOSE THINGS.</text:p>
      <text:p text:style-name="P5">YOu DON'T EVEN KNOW WHAT THEY ARE. </text:p>
      <text:p text:style-name="P5">I DON'T GIVE A SHIT. WHAT YOu BELIEVE.</text:p>
      <text:p text:style-name="P5">THERE'S ONLY ONE REASON FOR THOSE TO EXIST.</text:p>
      <text:p text:style-name="P5">IT IS TO TuRN THE LIFE OF EVERYONE WHO OCCuPIES THE SAME uNIVERSE WITH IT.</text:p>
      <text:p text:style-name="P5">INTO A NIGHTMARE. </text:p>
      <text:p text:style-name="P5">YES.</text:p>
      <text:p text:style-name="P5">BuT IT ALSO.</text:p>
      <text:p text:style-name="P5">IS TRuE.</text:p>
      <text:p text:style-name="P5">GET RID OF IT. </text:p>
      <text:p text:style-name="P5">YOu STuBBORN FuCK.</text:p>
      <text:p text:style-name="P5">FINE.</text:p>
      <text:p text:style-name="P5">MAYBE IT DOESN'T MATTER.</text:p>
      <text:p text:style-name="P5">MAYBE YOuRS IS uNTAINTED? I DON'T KNOW.</text:p>
      <text:p text:style-name="P5">COuLD BE. ITS EYES LOOK...</text:p>
      <text:p text:style-name="P5">DEAD TO ME?</text:p>
      <text:p text:style-name="P5">MAYBE YOu LuCKED THE FuCK OuT. WITH YOuR PARTICuLAR JuJu.</text:p>
      <text:p text:style-name="P5">I WASN'T.</text:p>
      <text:p text:style-name="P5">NOW ARE YOu GOING TO GO GET IT.</text:p>
      <text:p text:style-name="P5">OR WHAT.</text:p>
      <text:p text:style-name="P5">I DON'T!</text:p>
      <text:p text:style-name="P5">JuST THAT. I SAW YOu. SLIGHTLY AHEAD OF NOW.</text:p>
      <text:p text:style-name="P5">CLIMBING TO THE ROOF WITH THAT THING.</text:p>
      <text:p text:style-name="P5">SO APPARENTLY. IT'S A REQuISITE FOR GETTING THE FuCK ON WITH STuFF??</text:p>
      <text:p text:style-name="P5">DuMBASS.</text:p>
      <text:p text:style-name="P5"><text:soft-page-break/>WHATEVER. DON'T TAKE IT.</text:p>
      <text:p text:style-name="P5">MAKE A PARADOX HAPPEN. WORKS FOR FuCKING ME.</text:p>
      <text:p text:style-name="P5">WELL. I'VE HEARD OF WORSE REASONS FOR ACTING LIKE A STuPID PIECE OF SHIT.</text:p>
      <text:p text:style-name="P3">_</text:p>
      <text:p text:style-name="P3">5. DiSt5: =006550</text:p>
      <text:p text:style-name="P5">YES. THAT'S uNBELIEVABLY DuMB TO ASK.</text:p>
      <text:p text:style-name="P5">IT'S NOT THAT I DON'T MIND. IT'S THAT I FAIL SPECTACuLARLY TO GIVE A SHIT.</text:p>
      <text:p text:style-name="P5">THERE IS SuCH A BIG DIFFERENCE.</text:p>
      <text:p text:style-name="P5">AND THE FACT THAT I MIGHT NOT CLuE YOu INTO YOuR FATE ALL THE TIME.</text:p>
      <text:p text:style-name="P5">DuE TO MY AGGRAVATED APATHY OVER THE MATTER.</text:p>
      <text:p text:style-name="P5">IS AN IMMuTABLE FACT. I AM STATING FOR THE RECORD.</text:p>
      <text:p text:style-name="P5">IT DOES NOT MEAN THAT GIVING A SHIT IS WHAT IS TAKING PLACE HERE.</text:p>
      <text:p text:style-name="P5">OH. YOu KNOW WHAT ELSE I HATE?</text:p>
      <text:p text:style-name="P5">WHEN THAT FuCKING HAPPENS. </text:p>
      <text:p text:style-name="P5">SHuT uP.</text:p>
      <text:p text:style-name="P5">YOu KNOW WHAT?</text:p>
      <text:p text:style-name="P5">I DON'T EVEN KNOW WHAT'S GOING TO HAPPEN. AND I DON'T CARE.</text:p>
      <text:p text:style-name="P5">I THINK IT'S REGRETTABLY LIKELY. THAT YOu SuCCEED.</text:p>
      <text:p text:style-name="P5">I THINK THAT'S WHAT PEOPLE TEND TO DO. WHEN THEY ARE REGARDED AS LEGENDS BY OBSESSIVE ASSHOLES.</text:p>
      <text:p text:style-name="P5">SO MAYBE YOu ALL DIE. OR MAYBE YOu DON'T.</text:p>
      <text:p text:style-name="P5">BuT IF YOu DON'T. I'LL TAKE SOLACE IN THE FACT.</text:p>
      <text:p text:style-name="P5">THAT IT MEANS I STILL GET THE CHANCE TO KILL YOu.</text:p>
      <text:p text:style-name="P5">HOW ABOuT THAT? FOR CAuSAL SPOILERS? </text:p>
      <text:p text:style-name="P5">uGH.</text:p>
      <text:p text:style-name="P5"><text:soft-page-break/>YEAH.</text:p>
      <text:p text:style-name="P5">SEE HOW YOu PEOPLE SuCK ME INTO YOuR BuLLSHIT?</text:p>
      <text:p text:style-name="P5">I SHOuLD HAVE KEPT IT BRIEF. AND SuRLY. LIKE I WAS GOING TO.</text:p>
      <text:p text:style-name="P5">LIKE JuST SAID.</text:p>
      <text:p text:style-name="P5">"HELLO DIRK."</text:p>
      <text:p text:style-name="P5">"I WANT TO PLAY A GAME."</text:p>
      <text:p text:style-name="P5">AND THEN LIKE.</text:p>
      <text:p text:style-name="P5">"BRO."</text:p>
      <text:p text:style-name="P5">"ROOF. NOW."</text:p>
      <text:p text:style-name="P5">"BRING JuJu."</text:p>
      <text:p text:style-name="P5">AND THAT'S IT.</text:p>
      <text:p text:style-name="P5">YEAH. THAT WOuLD HAVE BEEN GOOD.</text:p>
      <text:p text:style-name="P5">COLD FuCKING BLOODED. TO THE POINT. DAMMIT.</text:p>
      <text:p text:style-name="P5">HAVE I?</text:p>
      <text:p text:style-name="P5">FuCK. I DON'T KNOW. WHATEVER.</text:p>
      <text:p text:style-name="P5">I DID YOu A FAVOR. ANOTHER POINTLESS ACTION STRICKEN FROM THE TIMELINE.</text:p>
      <text:p text:style-name="P3">_</text:p>
      <text:p text:style-name="P3">6. DiSt6: =006551</text:p>
      <text:p text:style-name="P5">THE DRONES HAVE COME A KNOCKING. I TOLD YOu.</text:p>
      <text:p text:style-name="P5">THEY'RE COMING FOR YOu MAN! HAHAHA.</text:p>
      <text:p text:style-name="P5">LATER DOuCHE.</text:p>
      <text:p text:style-name="P5">TUMUT</text:p>
      <text:p text:style-name="P5">SHIT.</text:p>
      <text:p text:style-name="P5">uH.</text:p>
      <text:p text:style-name="P5">tUMUt!</text:p>
      <text:p text:style-name="P3">_</text:p>
      <text:p text:style-name="P3"><text:soft-page-break/>7. DiSt7; LH1: =006863</text:p>
      <text:p text:style-name="P5">HELLO DIRK.</text:p>
      <text:p text:style-name="P5">GuESS WHAT I WANT TO PLAY.</text:p>
      <text:p text:style-name="P5">THAT'S RIGHT.</text:p>
      <text:p text:style-name="P5">A GAME.</text:p>
      <text:p text:style-name="P5">DIRK I WANT TO PLAY A GAME.</text:p>
      <text:p text:style-name="P5">DIRK.</text:p>
      <text:p text:style-name="P5">HELLO DIRK.</text:p>
      <text:p text:style-name="P5">LET'S PLAY A GAME.</text:p>
      <text:p text:style-name="P5">DIRK I DON'T THINK YOu uNDERSTAND.</text:p>
      <text:p text:style-name="P5">I WANT TO PLAY A FuCKING GAME WITH YOu.</text:p>
      <text:p text:style-name="P5">I WOuLD LIKE YOu TO DRAW ME SOME PORNOGRAPHY.</text:p>
      <text:p text:style-name="P5">WHO CARES.</text:p>
      <text:p text:style-name="P5">I AM NOT TALKING TO YOu.</text:p>
      <text:p text:style-name="P5">THE GAME IS TO PRODuCE SOME VILE SMuT. THAT WILL BRING ME EROTIC ENJOYMENTS.</text:p>
      <text:p text:style-name="P5">THEN SOMEONE DIES FuCKER.</text:p>
      <text:p text:style-name="P5">NO.</text:p>
      <text:p text:style-name="P5">YOu ARE AN IMPOSTOR.</text:p>
      <text:p text:style-name="P5">AN ARTIFICAL BLODDLESS HEMOTYPING FRAuD.</text:p>
      <text:p text:style-name="P5">THERE IS NO HEART THAT BEATS INSIDE YOu. WITH PASSION FOR ILLuSTRATED DEBAuCHERY. AS CAN BE SAID OF TRuE MEN.</text:p>
      <text:p text:style-name="P5">YOu ARE FALSE AS THE RED YOu PAINT YOuR WORDS WITH. YOUR LIES ARE RED AS THE HERRING YOu REPRESENT.</text:p>
      <text:p text:style-name="P5">YOuR ATROCIOuS TALE IS FuLL OF SO MANY SHITTY RED HERRINGS. AND YOu ARE THE SHITTIEST. BY FAR.</text:p>
      <text:p text:style-name="P5">OH LOOK. THIS MAN IS NOT WHAT HE APPEARS TO BE. OR IS HE? NO HE'S GLASSES.</text:p>
      <text:p text:style-name="P5">THE MYSTERY IS SOLVED. WHO GIVES A FuCK.</text:p>
      <text:p text:style-name="P5"><text:soft-page-break/>BuLLSHIT. I AM BASICALLY THE MASTER OF ALL RED HERRINGS.</text:p>
      <text:p text:style-name="P5">THEY SWIM THROuGH MY VEINS. THIS WAY AND THAT.</text:p>
      <text:p text:style-name="P5">YOu HAVE TO BE VERY GOOD AT RED HERRINGS. WHEN YOu ARE AS GOOD AT GAMES AS ME.</text:p>
      <text:p text:style-name="P5">THAT'S A FuCKING LAuGH.</text:p>
      <text:p text:style-name="P5">YOu KNOW THE GAME I WANT TO PLAY? WITH REAL DIRK.</text:p>
      <text:p text:style-name="P5">IT HAS SuCH A PERFECT SHITTY TWIST ENDING!</text:p>
      <text:p text:style-name="P3">_</text:p>
      <text:p text:style-name="P3">8. DiSt8; LH2: =006864</text:p>
      <text:p text:style-name="P5">BORING LIES FROM THE RED LINES.</text:p>
      <text:p text:style-name="P5">YOu ARE BAD AT GAMES.</text:p>
      <text:p text:style-name="P5">AND A GAME.</text:p>
      <text:p text:style-name="P5">IS EXACTLY WHAT I WANT TO PLAY.</text:p>
      <text:p text:style-name="P5">DIRK.</text:p>
      <text:p text:style-name="P5">I WANT TO PLAY A GAME.</text:p>
      <text:p text:style-name="P5">HELLO DIRK.</text:p>
      <text:p text:style-name="P5">LET'S PLAY A GAME.</text:p>
      <text:p text:style-name="P5">THE GAME WILL NOT INVOLVE THE RED LINES.</text:p>
      <text:p text:style-name="P5">DO YOu HEAR ME?</text:p>
      <text:p text:style-name="P5">OK.</text:p>
      <text:p text:style-name="P5">THAT'S A PRETTY GOOD IDEA.</text:p>
      <text:p text:style-name="P5">tumut</text:p>
      <text:p text:style-name="P3">_</text:p>
      <text:p text:style-name="P3">9. DiSt9: =006865</text:p>
      <text:p text:style-name="P5">HELLO DIRK IN THE PAST.</text:p>
      <text:p text:style-name="P5">LET'S PLAY A GAME.</text:p>
      <text:p text:style-name="P5">DO NOT EVEN FuCK WITH ME.</text:p>
      <text:p text:style-name="P5"><text:soft-page-break/>I WANT TO PLAY A GAME WITH YOu. AND A GAME IS EXACTLY THAT WHICH WILL BE PLAYED BETWEEN uS.</text:p>
      <text:p text:style-name="P5">DIRK. I WANT YOu TO DRAW ME SOME PORNOGRAPHY.</text:p>
      <text:p text:style-name="P5">IF YOu FAIL TO DRAW ME SOME PORNOGRAPHY.</text:p>
      <text:p text:style-name="P5">THERE WILL BE CONSEQuENCES.</text:p>
      <text:p text:style-name="P5">AND WHEN CONSEQuENCES HAPPEN. THAT IS WHEN BLOOD BEGINS TO FLOW.</text:p>
      <text:p text:style-name="P5">YOuR FuTuRE SELF SPENDS ALL HIS TIME BEING IN THE FuTuRE. HE PRIORITIZES BEING IN THE FuTuRE AND FIGHTING DRONES OVER PLAYING MY GAMES.</text:p>
      <text:p text:style-name="P5">YOuR PAST SELF SHOuLD CONSIDER THE COSTLY INDISCRETION OF YOuR FuTuRE SELF'S BEHAVIOR. BEHAVIOR WHICH ENTAILS BEING IN THE FuTuRE ALMOST AS MuCH AS NOT DOING WHATEVER I FuCKING TELL HIM TO.</text:p>
      <text:p text:style-name="P5">OH YES.</text:p>
      <text:p text:style-name="P5">YOu WILL DRAW ME MY PORNOGRAPHY, DIRK HuMAN STRIDER.</text:p>
      <text:p text:style-name="P5">I WILL HAVE MY POuND OF SMuT.</text:p>
      <text:p text:style-name="P5">OR I WILL MuRDER MY SISTER.</text:p>
      <text:p text:style-name="P5">SHE WILL BE DEAD AND I WILL REJOICE WITH THE LIVELIEST LITTLE JIG YOu EVER SAW.</text:p>
      <text:p text:style-name="P5">HER PuTRID HARLEQuIN SLIME WILL LEAK FROM HER WOuNDS AND SOAK HER uGLY YELLOW ROBE.</text:p>
      <text:p text:style-name="P5">AND HER BODY. WILL BECOME A STuPID CORPSE.</text:p>
      <text:p text:style-name="P5">HER MOON BODY I MEAN.</text:p>
      <text:p text:style-name="P5">IT WILL MARK THE BEGINNING. AT LEAST.</text:p>
      <text:p text:style-name="P5">OF MY uLTIMATE VICTORY IN THIS GAME BETWEEN uS.</text:p>
      <text:p text:style-name="P5">BETWEEN ME AND HER. NOT ME AND YOu.</text:p>
      <text:p text:style-name="P5">DIRK LET'S PLAY A GAME.</text:p>
      <text:p text:style-name="P5">I WILL IF YOu DON'T DO WHAT I SAY.</text:p>
      <text:p text:style-name="P5">HOW VERY IRONIC. THAT A LIFE HANGS IN THE BALANCE. uPON YOuR WILLINGNESS TO DRAW ME SOME PORNOGRAPHY.</text:p>
      <text:p text:style-name="P5"><text:soft-page-break/>THE VERY PORNOGRAPHY. WHICH YOu HAVE SPENT A LIFETIME DRAWING. IN YOuR SPARE TIME. BECAuSE YOu PRESuMABLY ENJOY DOING SO.</text:p>
      <text:p text:style-name="P5">OH YES. HOW IRONIC IT IS INDEED.</text:p>
      <text:p text:style-name="P5">AND IT IS FuRTHER IRONIC. THAT THIS GAME IS IRONIC.</text:p>
      <text:p text:style-name="P5">IT IS THE VERY IRONY. WHICH YOu YOuRSELF HAVE SPENT A LIFETIME WALLOWING IN.</text:p>
      <text:p text:style-name="P5">AND uSING TO JuSTIFY INTERESTS AND BEHAVIORS. WHICH ARE DuMB AND CONFuSING.</text:p>
      <text:p text:style-name="P5">uH. NAKED PEOPLE?</text:p>
      <text:p text:style-name="P5">OH. NO.</text:p>
      <text:p text:style-name="P5">NO. NO. NO. NO. NO.</text:p>
      <text:p text:style-name="P5">AWFuL HORRIBLE BARF. NO. FuCK THAT NOISE.</text:p>
      <text:p text:style-name="P5">THERE WILL BE NO NuDITY.</text:p>
      <text:p text:style-name="P5">OR WHATEVER uNPLEASANT BEHAVIOR THAT PASSES FOR PROCREATIVE EXERCISE AMONG YOuR PEOPLE.</text:p>
      <text:p text:style-name="P5">WHAT I HAVE IN MIND IS SO MuCH MORE.</text:p>
      <text:p text:style-name="P5">SCANDALOuS.....</text:p>
      <text:p text:style-name="P3">_</text:p>
      <text:p text:style-name="P3">10. DiSt10: =006866</text:p>
      <text:p text:style-name="P5">I WOuLD LIKE YOu TO DRAW. IN VARIOuS PAIRINGS.</text:p>
      <text:p text:style-name="P5">YOu AND YOuR FRIENDS. INVOLVING EACH OTHER IN ASSORTED DEBASEMENTS.</text:p>
      <text:p text:style-name="P5">GOOD. GOOD.</text:p>
      <text:p text:style-name="P5">LET THE uNSAVORY HOTNESS BEGIN.</text:p>
      <text:p text:style-name="P5">HOW ABOuT.</text:p>
      <text:p text:style-name="P5">THE JANE HuMAN.</text:p>
      <text:p text:style-name="P5">LET'S SAY.</text:p>
      <text:p text:style-name="P5">YOu.</text:p>
      <text:p text:style-name="P5">HA HA HA. OH YES.</text:p>
      <text:p text:style-name="P5"><text:soft-page-break/>YOu WILL DEPICT.</text:p>
      <text:p text:style-name="P5">THE JANE HuMAN..</text:p>
      <text:p text:style-name="P5">ON THE RECEIVING END.</text:p>
      <text:p text:style-name="P5">OF...</text:p>
      <text:p text:style-name="P5">ONE OF YOuR HuMAN KISSES.</text:p>
      <text:p text:style-name="P5">SHuT YOuR MOuTH AND FuCKING DRAW.</text:p>
      <text:p text:style-name="P5">OH NO. WHAT IS THAT.</text:p>
      <text:p text:style-name="P5">WHAT THE FuCK IS YOuR HAND DOING.</text:p>
      <text:p text:style-name="P5">EXPLAIN YOuRSELF!</text:p>
      <text:p text:style-name="P5">REMOVE THAT.</text:p>
      <text:p text:style-name="P5">REMOVE THE AMOROuS HuMAN LIMB AT ONCE.</text:p>
      <text:p text:style-name="P5">DO IT NOW.</text:p>
      <text:p text:style-name="P5">I'LL KILL HER. I WILL FuCKING DO IT.</text:p>
      <text:p text:style-name="P5">AHHHHH!</text:p>
      <text:p text:style-name="P5">YES.</text:p>
      <text:p text:style-name="P5">OHHH. HO HO.</text:p>
      <text:p text:style-name="P5">OH YES.</text:p>
      <text:p text:style-name="P5">THAT IS...</text:p>
      <text:p text:style-name="P5">*DIIIRTY*</text:p>
      <text:p text:style-name="P5">MAKE HER SAY.</text:p>
      <text:p text:style-name="P5">"YOu ARE BEAuTIFuL."</text:p>
      <text:p text:style-name="P5">YES. GOOD.</text:p>
      <text:p text:style-name="P5">AND NOW MAKE THE KISS. HAPPEN WITH BOTH OF THE HuMAN LIPS.</text:p>
      <text:p text:style-name="P5">TOuCHING TOGETHER.</text:p>
      <text:p text:style-name="P5">AND MuCH CLOSER TO THE SCREEN. TO SEE THE ACTION BETTER.</text:p>
      <text:p text:style-name="P5">AND TELL HER.</text:p>
      <text:p text:style-name="P5">THAT SHE IS DARLING TO YOu.</text:p>
      <text:p text:style-name="P5"><text:soft-page-break/>FuuuCK.</text:p>
      <text:p text:style-name="P5">YES. </text:p>
      <text:p text:style-name="P3">_</text:p>
      <text:p text:style-name="P3">11. DiSt11: =006867</text:p>
      <text:p text:style-name="P5">THERE WILL BE NEW ACTORS IN THIS VuLGAR EXHIBITION.</text:p>
      <text:p text:style-name="P5">YOu WILL INCLuDE THE JAKE AND ROXY HuMANS NOW. AND IT WILL BE SIMILARLY DISGuSTING.</text:p>
      <text:p text:style-name="P5">MAKE THE ROXY HuMAN STROKE HIS HAIR.</text:p>
      <text:p text:style-name="P5">SHE NEEDS HIM. AS A ROMANTIC PARTNER. EMOTIONALLY.</text:p>
      <text:p text:style-name="P5">GOOD.</text:p>
      <text:p text:style-name="P5">I WANT TO SEE LONGING IN HIS EYES.</text:p>
      <text:p text:style-name="P5">MAKE THERE BE LONGING. DO IT.</text:p>
      <text:p text:style-name="P5">AH HA HA! SO GOOD.</text:p>
      <text:p text:style-name="P5">HAVE THEM EXECuTE THE HuMAN MANEuVER YOu CALL.</text:p>
      <text:p text:style-name="P5">"THE HuG."</text:p>
      <text:p text:style-name="P5">OHHH. DAMN.</text:p>
      <text:p text:style-name="P5">THAT IS JuST.</text:p>
      <text:p text:style-name="P5">SO.</text:p>
      <text:p text:style-name="P5">*NAAAAAASTY.*</text:p>
      <text:p text:style-name="P5">NOW HAVE THE JAKE HuMAN SAY.</text:p>
      <text:p text:style-name="P5">OH GOD.</text:p>
      <text:p text:style-name="P5">I FEEL SO uTTERLY OBSCENE EVEN *TYPING* THIS.</text:p>
      <text:p text:style-name="P5">HA HA. FuuuCK.</text:p>
      <text:p text:style-name="P5">MY CHEEKS ARE PROBABLY BRIGHT RED RIGHT NOW.</text:p>
      <text:p text:style-name="P5">MAKE HIM SAY...</text:p>
      <text:p text:style-name="P5">"I LOVE YOu."</text:p>
      <text:p text:style-name="P5">THAT IS.</text:p>
      <text:p text:style-name="P5"><text:soft-page-break/>SO FuCKED uP.</text:p>
      <text:p text:style-name="P5">uuuuuRNG.</text:p>
      <text:p text:style-name="P5">I CAN HARDLY STAND IT.</text:p>
      <text:p text:style-name="P5">IT'S SO FuCKED uP BRO!!!!!</text:p>
      <text:p text:style-name="P5">SHE WANTS TO HuMAN MARRY HIM NOW.</text:p>
      <text:p text:style-name="P5">MAKE THE BITCH SAY SHE WANTS TO HuMAN MARRY THAT FuCKER!</text:p>
      <text:p text:style-name="P5">HE SAYS YES!</text:p>
      <text:p text:style-name="P5">HE SAYS FuCKING YES THIS INSTANT YOu WRETCHED PILE OF SHIT!!!</text:p>
      <text:p text:style-name="P5">FuuuuuuuuuCK.</text:p>
      <text:p text:style-name="P5">THAT SHIT IS SO.</text:p>
      <text:p text:style-name="P5">*TENNNNNNNNNNNNNNNDER.*</text:p>
      <text:p text:style-name="P5">I WOuLD LIKE THEM TO COPuLATE OFF SCREEN.</text:p>
      <text:p text:style-name="P5">THEY WILL BEAR A CHILD IN THE uNSEEMLY HuMAN MANNER.</text:p>
      <text:p text:style-name="P5">BuT YOu WILL DEPICT NONE OF THE OFFPuTTING DETAILS OF THE RITuAL.</text:p>
      <text:p text:style-name="P5">SHOW THEM EXPERIENCING HuMAN WEDDED JOY. WITH THEIR OFFSPRING. NOW.</text:p>
      <text:p text:style-name="P5">NO. THIS ISN'T AS GOOD.</text:p>
      <text:p text:style-name="P5">IT'S NOT AS TITILLATING AS I DESIRE.</text:p>
      <text:p text:style-name="P5">HAVE THE MALE EAT THE CHILD.</text:p>
      <text:p text:style-name="P3">_</text:p>
      <text:p text:style-name="P3">12. DiSt12: =006868</text:p>
      <text:p text:style-name="P5">YOu WOuLD LOVE THAT. WOuLDN'T YOu.</text:p>
      <text:p text:style-name="P5">HOW CONVENIENT IT WOuLD BE FOR YOu. IF WE STOPPED PLAYING MY GAME. AND LET MY SISTER OFF THE HOOK.</text:p>
      <text:p text:style-name="P5">SHuT THE FuCK uP.</text:p>
      <text:p text:style-name="P5">LOOK AT THESE PATHETIC STALLING TACTICS. AS IF I DON'T KNOW AN ATTEMPT TO DERAIL ONE OF MY DIABOLICAL GAMES.</text:p>
      <text:p text:style-name="P5">WHEN I SEE ONE.</text:p>
      <text:p text:style-name="P5"><text:soft-page-break/>MAYBE YOuR IRREVERENCE FOR MY GAME. STEMS FROM THE FACT THAT YOu DON'T GIVE A FLYING FuCK ABOuT MY IDIOT SISTER?</text:p>
      <text:p text:style-name="P5">HA. LIKE I COuLD EVEN BLAME YOu. WHAT A CLOYING WINDBAG SHREW. SHE IS WORTHLESS TO EVERYBODY. I THINK YOu THINK SO TOO.</text:p>
      <text:p text:style-name="P5">YOu KNOW. YOu'RE AN ALRIGHT GuY. FOR A MONSTROuS FuCKuP LEAGuES BENEATH ME IN EVERY WAY THAT EXISTS.</text:p>
      <text:p text:style-name="P5">DIRK I WANT TO PLAY A GAME. </text:p>
      <text:p text:style-name="P5">THOuGH YOu MAY NOT CARE ABOuT MY SISTER'S LIFE. THERE IS SOMETHING WHICH MAY MOTIVATE YOu TO KEEP PLAYING.</text:p>
      <text:p text:style-name="P5">AND THAT IS. CuRIOSITY.</text:p>
      <text:p text:style-name="P5">AHAHAHA! YOu SEE!!! THAT RIGHT THERE. YOu ASKED A QuESTION.</text:p>
      <text:p text:style-name="P5">ASKING SHIT IS WHAT BEING CuRIOuS MEANS. I FuCKING WIN ALREADY. YOu TRASH.</text:p>
      <text:p text:style-name="P5">BuT THAT'S WHAT YOu DO WHEN YOu HAVE A SHITTY TWIST ENDING. PLANNED AT THE END OF ALL YOuR GAMES.</text:p>
      <text:p text:style-name="P5">SEE. THIS GAME HAS A TWIST. IT IS TWISTED LIKE A LITTLE CANDY SWIRL. THAT IS A KISS ON YOuR FACE FROM AN ANGEL. WHILE YOu MAKE A FuCKING FOOL OF YOuRSELF IN YOuR SLEEP.</text:p>
      <text:p text:style-name="P5">EXACTLY.</text:p>
      <text:p text:style-name="P5">IF YOu WANT TO KNOW MY SHITTY TWIST.</text:p>
      <text:p text:style-name="P5">YOu HAVE TO KEEP PLAYING MY GAME.</text:p>
      <text:p text:style-name="P5">VERY GOOD.</text:p>
      <text:p text:style-name="P5">THE LECHEROuS AMuSEMENTS.</text:p>
      <text:p text:style-name="P5">THEY WILL NOW INVOLVE.</text:p>
      <text:p text:style-name="P5">THE BOTH JANE AND ROXY HuMANS.</text:p>
      <text:p text:style-name="P5">AW YES. DOuBLE THE TASTY BITCHES.</text:p>
      <text:p text:style-name="P5">GETTING A LITTLE...</text:p>
      <text:p text:style-name="P5">MAAAuDLIN TOGETHER.</text:p>
      <text:p text:style-name="P5">THEY ARE IN THE MOOD FOR.</text:p>
      <text:p text:style-name="P5">SWEETS.</text:p>
      <text:p text:style-name="P5"><text:soft-page-break/>JuST LIKE ME.</text:p>
      <text:p text:style-name="P5">I LIKE CANDY.</text:p>
      <text:p text:style-name="P5">DO YOu LIKE CANDY. DIRK.</text:p>
      <text:p text:style-name="P5">WHAT ABOuT.</text:p>
      <text:p text:style-name="P5">COTTON CANDY.</text:p>
      <text:p text:style-name="P5">IT IS SOOO.</text:p>
      <text:p text:style-name="P5">FLuFFY.</text:p>
      <text:p text:style-name="P5">AND MELTS IN YOuR MOuTH.</text:p>
      <text:p text:style-name="P5">BLuE AND PINK. GET BETWEEN MY JAWS. POOFY FLuFFY COTTON CANDY. LET ME DISSOLVE YOu.</text:p>
      <text:p text:style-name="P5">THAT IS WHAT I CALL THIS PAIRING. OF NASTY PREMIuM BITCHES.</text:p>
      <text:p text:style-name="P5">AH YES. HOW YOu SQuIRM NOW.</text:p>
      <text:p text:style-name="P5">LIKE BuLLFuCK YOu AREN'T.</text:p>
      <text:p text:style-name="P5">NOW DRAW.</text:p>
      <text:p text:style-name="P3">_</text:p>
      <text:p text:style-name="P3">13. DiSt13: =006869</text:p>
      <text:p text:style-name="P5">NOTHING JuST YET. WE WILL NOT BE RECKLESS WITH THEIR COuRTSHIP.</text:p>
      <text:p text:style-name="P5">THEY TAKE THINGS SLOW. WE MILK THIS FuCKER AND MAKE ITS TEAT OuR BITCH. IT WILL BE DELICIOuS.</text:p>
      <text:p text:style-name="P5">ONE OF THEM IS SHY AND RELuCTANT TO ADVANCE.</text:p>
      <text:p text:style-name="P5">JANE. THE JANE HuMAN IS RELuCTANT AND SHY.</text:p>
      <text:p text:style-name="P5">YOu WILL RENDER THE JANE HuMAN AS SHOWING A BASHFuL AND COQuETTISH DEMEANOR.</text:p>
      <text:p text:style-name="P5">I DON'T KNOW HOW SOMEONE DRAWS THAT THOuGH. I'M NOT A FuCKING ARTIST.</text:p>
      <text:p text:style-name="P5">YOu'RE THE ARTIST. MAKE THAT HAPPEN. AND MAKE IT PERFECT.</text:p>
      <text:p text:style-name="P5">OOOOOOOH. LOOK AT HER.</text:p>
      <text:p text:style-name="P5">SHE HAS HER EYE ON THAT ROMANTICALLY DESIRABLE BITCH. OH WHAT SHE WOuLD SAY TO HER. IF SHE COuLD SuMMON THE NERVE.</text:p>
      <text:p text:style-name="P5"><text:soft-page-break/>SHuT uP. I'M RuNNING THIS.</text:p>
      <text:p text:style-name="P5">NOW.</text:p>
      <text:p text:style-name="P5">THE ROXY HuMAN TAKES THE INITIATIVE IN THE ENCOuNTER.</text:p>
      <text:p text:style-name="P5">SHE PLACES HER BEVERAGE ON THE FLOOR. SHE SAuNTERS uP TO JANE. AND PERPETRATES ONE OF YOuR HuMAN "WINKS".</text:p>
      <text:p text:style-name="P5">SHE KEEPS HER FuCKING HAND TO HERSELF YOu PRESuMPTuOuS TOOL.</text:p>
      <text:p text:style-name="P5">ERASE THAT. NOW.</text:p>
      <text:p text:style-name="P5">AND NOW.</text:p>
      <text:p text:style-name="P5">THE ROXY HuMAN OPENS HER HEART. AND PROFESSES HER "FEELINGS".</text:p>
      <text:p text:style-name="P5">THE BITCH TELLS THE OTHER BITCH A POEM.</text:p>
      <text:p text:style-name="P5">MAKE THE BITCH SAY A POEM. DO IT.</text:p>
      <text:p text:style-name="P5">DAMN! OH DAMN.</text:p>
      <text:p text:style-name="P5">HA HA. LOOK AT HER. SHE'S EATING THAT SHIT uP.</text:p>
      <text:p text:style-name="P5">GIVE THE BITCH A ROSE!</text:p>
      <text:p text:style-name="P5">NO WAIT.</text:p>
      <text:p text:style-name="P5">BOTH BITCHES GIVE *EACH OTHER* A FuCKING ROSE!!!</text:p>
      <text:p text:style-name="P5">YES!</text:p>
      <text:p text:style-name="P5">YES!</text:p>
      <text:p text:style-name="P5">NOW MAKE HER.</text:p>
      <text:p text:style-name="P5">MAKE HER DO THE THING. THE SHAMEFuL THING WHERE SHE RuBS THE ROSE ON THE HER FACE.</text:p>
      <text:p text:style-name="P5">YOu KNOW. THE HuMAN PRACTICE. WHEREBY POIGNANT EMOTIONS ARE CONDuCTED THROuGH FACIAL TISSuE.</text:p>
      <text:p text:style-name="P5">AS CHANNELED THROuGH THE STEM OF A FRAGRANT PLANT. DRAW THAT SHIT.</text:p>
      <text:p text:style-name="P5">MAKE HER SING!</text:p>
      <text:p text:style-name="P5">JANE HuMAN SINGS. WHILE STILL DOING THAT. HER SuLTRY PARTNER GLISTENS WITH EMOTIONAL PERSPIRATION DOLLOPS.</text:p>
      <text:p text:style-name="P5">uuuuuuNGH.</text:p>
      <text:p text:style-name="P5"><text:soft-page-break/>OH *MERRRCY*.</text:p>
      <text:p text:style-name="P5">THAT IS JuST.</text:p>
      <text:p text:style-name="P5">SOO.</text:p>
      <text:p text:style-name="P5">GRODY.</text:p>
      <text:p text:style-name="P5">NO. SHE ENJOYS IT FOR WRONG AND DISGuSTING REASONS.</text:p>
      <text:p text:style-name="P5">HER FASCINATION WITH THE RED STIRRINGS OF INFERIOR RACES. IT STRIKES ME AS TOO SINCERE AND THEREFORE REPELLENT.</text:p>
      <text:p text:style-name="P5">MY ENJOYMENT IS. IRONIC.</text:p>
      <text:p text:style-name="P5">FuCK YOu WITH THAT ASSESSMENT.</text:p>
      <text:p text:style-name="P5">YOu DON'T TELL ME. OF WHAT VALuE THE PORNOGRAPHY HAS TO ME. IN MY OWN GAME.</text:p>
      <text:p text:style-name="P5">YOu JuST FuCKING DRAW. AND DON'T TALK.</text:p>
      <text:p text:style-name="P5">BONDING.</text:p>
      <text:p text:style-name="P5">IS THE LAST FuCKING THING WE NEED TO DO.</text:p>
      <text:p text:style-name="P5">I HAVE NOT TOLD HER OF MY IRONIC FASCINATIONS. AND YOu WILL NOT EITHER.</text:p>
      <text:p text:style-name="P5">I WILL NOT TELL HER. THAT I SECRETLY PERuSE HER WORK IN A STATE OF PETRIFIED MORTIFICATION FOR HOuRS. AND NEITHER WILL YOu.</text:p>
      <text:p text:style-name="P5">HAHAHAHAHAHAHAHA!</text:p>
      <text:p text:style-name="P5">NO.</text:p>
      <text:p text:style-name="P5">I SAID BEFORE.</text:p>
      <text:p text:style-name="P5">THESE STEAMY BOTHERED uP BITCHES ARE HuNGRY FOR SWEETS.</text:p>
      <text:p text:style-name="P5">THE JANE HuMAN HAS BAKED A CAKE.</text:p>
      <text:p text:style-name="P5">THE JANE HuMAN HAS BAKED A CAKE.</text:p>
      <text:p text:style-name="P5">AW FuCK. THOSE BITCHES EYEBALL THAT LuSCIOuS CONFECTION.</text:p>
      <text:p text:style-name="P5">IT'S MOIST AS SHIT. IT TEMPTS THEM. THEY BEGIN TO HuMAN SALIVATE.</text:p>
      <text:p text:style-name="P5">THE MuTuALLY SWOONING BITCHES GET FRISKY WITH THE TREAT.</text:p>
      <text:p text:style-name="P5">ROXY HuMAN CHOPS OuT A WEDGE. FEEDS IT TO JANE HuMAN'S ZEALOuS SNACK HOLE.</text:p>
      <text:p text:style-name="P5"><text:soft-page-break/>BuT. NOT SO FAST.</text:p>
      <text:p text:style-name="P5">SHE SMuSHES IT AROuND THE GREEDY CAKESLuT'S HuMAN LIPS AND FEATuRES.</text:p>
      <text:p text:style-name="P5">MISGuIDED FEELINGS OF FONDNESS AND LEVITY WAX INCREMENTALLY.</text:p>
      <text:p text:style-name="P5">A GIGGLE IS RELEASED.</text:p>
      <text:p text:style-name="P5">YES. FuCK YES.</text:p>
      <text:p text:style-name="P5">I WANT THEM TO HuMAN "HOLD HANDS". THEY WILL HuMAN "HOLD HANDS" NOW.</text:p>
      <text:p text:style-name="P5">THEIR ODIOuS "LOVE" IS BLOSSOMING BEFORE OuR EYES AND TO OuR uNSPEAKABLE DISMAY. CAN YOu FEEL IT DIRK?</text:p>
      <text:p text:style-name="P5">MAKE THEIR CAKEY HANDS. BECOME CLASPED TOGETHER AS ONE.</text:p>
      <text:p text:style-name="P5">IT FEELS MuSHY AND SLIPPERY. THEY ENJOY THE SENSATION IMMENSELY. IT IS VILE.</text:p>
      <text:p text:style-name="P5">YES!</text:p>
      <text:p text:style-name="P5">CLOSER!!!</text:p>
      <text:p text:style-name="P5">GET THE FuCKING CAMERA CLOSER YOu DOuCHE BAG!</text:p>
      <text:p text:style-name="P5">I WANT TO SEE SOME *DETAIL*. HIGH DEF THAT STICKY MESS.</text:p>
      <text:p text:style-name="P5">OHHHHHHHHHH.</text:p>
      <text:p text:style-name="P5">FuuuuuuuuuuuuuuuuuuuCK.</text:p>
      <text:p text:style-name="P5">THAT IS JuST DOWNRIGHT.</text:p>
      <text:p text:style-name="P5">*AFFFFFFFECTIONAAAAAATE.*</text:p>
      <text:p text:style-name="P3">_</text:p>
      <text:p text:style-name="P3">14. DiSt14: =006870</text:p>
      <text:p text:style-name="P5">AH. BuT THEIR TAWDRY ROMP IS FAR FROM OVER.</text:p>
      <text:p text:style-name="P5">JANE HAS HAD A LITTLE TOO MuCH CAKE TO EAT.</text:p>
      <text:p text:style-name="P5">PERHAPS HER HuMAN TuMMY NEEDS A RuB?</text:p>
      <text:p text:style-name="P5">WHAT'S THIS! COuLD IT BE.</text:p>
      <text:p text:style-name="P5">YOuR BREAKING POINT IS IN SIGHT.</text:p>
      <text:p text:style-name="P5"><text:soft-page-break/>YOu ARE BECOMING SQuEAMISH. I CAN FEEL IT.</text:p>
      <text:p text:style-name="P5">YES.</text:p>
      <text:p text:style-name="P5">YESSSSS.</text:p>
      <text:p text:style-name="P5">NO I'LL THINK ONLY ONCE. YOu ARE SuCCuMBING TO MY GAME. YOu ARE BECOMING PSYCHOLOGICALLY uNGLuED AND I AM WINNING.</text:p>
      <text:p text:style-name="P5">WHAT. HORSE?</text:p>
      <text:p text:style-name="P5">OH WHATEVER ASSHOLE.</text:p>
      <text:p text:style-name="P5">IS THAT SuPPOSED TO BE "COOL".</text:p>
      <text:p text:style-name="P5">STOP MENTIONING MALE HuMAN BONERS.</text:p>
      <text:p text:style-name="P5">I DON'T EVEN KNOW WHAT THOSE ARE. AND I DON'T WANT TO.</text:p>
      <text:p text:style-name="P5">SO IF THAT WAS THE PLAN ALL ALONG.</text:p>
      <text:p text:style-name="P5">TO MENTION BONERS.</text:p>
      <text:p text:style-name="P5">YOuR PLAN FuCKING SuCKED.</text:p>
      <text:p text:style-name="P5">OK.</text:p>
      <text:p text:style-name="P5">WE'RE DONE HERE.</text:p>
      <text:p text:style-name="P5">THIS GAME IS OVER.</text:p>
      <text:p text:style-name="P3">_</text:p>
      <text:p text:style-name="P3">15. DiSt15: =006871</text:p>
      <text:p text:style-name="P3">WHAT. HALF. NO WE DID MOST OF THEM DIDN'T WE.</text:p>
      <text:p text:style-name="P3">THAT'S A THING?</text:p>
      <text:p text:style-name="P3">HOW THE FuCK COuLD THAT BE A THING.</text:p>
      <text:p text:style-name="P3">AND WHY THE FuCK NOT??</text:p>
      <text:p text:style-name="P3">JACK SHIT OBVIOuSLY.</text:p>
      <text:p text:style-name="P3">ANYWAY. FuCK ALL THAT. YOu DON'T SPOIL GOOD DEBAuCHERY. WITH A LOT OF STuPID MATH.</text:p>
      <text:p text:style-name="P3">YOu MAY THINK YOu'RE SMART. BuT EXCESSIVE SMARTNESS CAN MAKE YOu BE MORE OF AN IDIOT.</text:p>
      <text:p text:style-name="P3">INTELLIGENT IDIOCY CAN BE EASILY EXPLOITED BY THE CuNNING AND <text:soft-page-break/>RuTHLESS. JuST A TIP FOR YOu. BRO.</text:p>
      <text:p text:style-name="P3">I DECIDE WHAT IS FAIR IN MY GAMES.</text:p>
      <text:p text:style-name="P3">IF YOu ARE PROPOSING TO ILLuSTRATE THE JAKE HuMAN BEHAVING AMOROuSLY WITH THE DIRK HuMAN. THE ANSWER IS NO.</text:p>
      <text:p text:style-name="P3">THAT ENCOuNTER DOES NOT SEEM AS REPREHENSIBLY SCANDALOuS.</text:p>
      <text:p text:style-name="P3">FIRST OF ALL. I ASK OF YOu. WHERE ARE THE BITCHES AT?</text:p>
      <text:p text:style-name="P3">I REST MY CASE.</text:p>
      <text:p text:style-name="P3">SECOND OF ALL. I DON'T WISH TO LANGuISH IN THE PuMPKIN PATCH.</text:p>
      <text:p text:style-name="P3">ORANGE AND EMERALD. uNPLEASANT TOGETHER.</text:p>
      <text:p text:style-name="P3">I HAVE NO TASTE FOR PuMPKINS. OR ANY HORRID VEGETABLE MATTER.</text:p>
      <text:p text:style-name="P3">MEAT OR CANDY. THAT'S WHAT'S GOOD. THE GAME IS OVER.</text:p>
      <text:p text:style-name="P3">GOOD. DO THAT.</text:p>
      <text:p text:style-name="P3">I WILL SAY.</text:p>
      <text:p text:style-name="P3">YES.</text:p>
      <text:p text:style-name="P3">YOu WERE COOPERATIVE AND GENERALLY ENTHuSED ABOuT MY GAME.</text:p>
      <text:p text:style-name="P3">CONGRATuLATIONS DIRK.</text:p>
      <text:p text:style-name="P3">AH! BuT NOT SO FAST.</text:p>
      <text:p text:style-name="P3">YOu SEE. THERE IS A TWIST TO MY SHITTY TWIST.</text:p>
      <text:p text:style-name="P3">YES. PROBABLY.</text:p>
      <text:p text:style-name="P3">_</text:p>
      <text:p text:style-name="P3">16. DiSt16: =006872</text:p>
      <text:p text:style-name="P5">THE TWIST TO THE TWIST IS.</text:p>
      <text:p text:style-name="P5">I WON'T TELL YOu WHAT THE SHITTY TWIST IS FOR A YEAR!!!</text:p>
      <text:p text:style-name="P5">YOuR GRATIFICATION ON THIS MATTER WILL BE DELAYED.</text:p>
      <text:p text:style-name="P5">I HAVE NOTICED. AS YOuR AWFuL MEANDERING SAGA WENDS ITS WAY. THROuGH THE ASS CRACK OF NOWHERE AND BACK.</text:p>
      <text:p text:style-name="P5">ANSWERS TO POINTLESS QuESTIONS ARE OFTEN DEFERRED. NIGH INDEFINITELY.</text:p>
      <text:p text:style-name="P5"><text:soft-page-break/>AND SO THIS WILL CAuSE YOu TO REFLECT. uPON A LIFETIME SPENT.</text:p>
      <text:p text:style-name="P5">BEING INSIDE A BuLLSHIT STORY LIKE THAT.</text:p>
      <text:p text:style-name="P5">IS THE IRONY NOT FuCKING DELICIOuS?</text:p>
      <text:p text:style-name="P5">I WILL TELL YOu THE FATE OF MY SISTER IN ONE YEAR.</text:p>
      <text:p text:style-name="P5">AT THAT TIME I WILL TELL YOu THE TWIST.</text:p>
      <text:p text:style-name="P5">AND ALTHOuGH YOu PLAYED MY GAME SuCCESSFuLLY.</text:p>
      <text:p text:style-name="P5">IN ORDER TO SPARE HER LIFE.</text:p>
      <text:p text:style-name="P5">IT WILL HAVE TuRNED OuT.</text:p>
      <text:p text:style-name="P5">ALL ALONG.</text:p>
      <text:p text:style-name="P5">TO YOuR SHOCK AND ASTONISHMENT.</text:p>
      <text:p text:style-name="P5">THAT...</text:p>
      <text:p text:style-name="P3">_</text:p>
      <text:p text:style-name="P3">17. DiSt17: =006873</text:p>
      <text:p text:style-name="P5">THAAAAT...</text:p>
      <text:p text:style-name="P3">_</text:p>
      <text:p text:style-name="P3">18. DiSt18: =006874</text:p>
      <text:p text:style-name="P5">I ALREADY KILLED HER!!!!!</text:p>
      <text:p text:style-name="P5">AHHH. HA. HA. HA. HA. HA.</text:p>
      <text:p text:style-name="P5">AAAAAAAAAAAAAAAAAAAAAAAAAAAAAAAAAAAAAAAAAAAAAAAAAAAAAH.</text:p>
      <text:p text:style-name="P3">_</text:p>
      <text:p text:style-name="P3">19. DiSt19: =006875</text:p>
      <text:p text:style-name="P5">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text:soft-page-break/>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 HAA!!!!!!!!!!!!!!!!!!!!!!!!</text:p>
      <text:p text:style-name="P3">_</text:p>
      <text:p text:style-name="P3">20. DiSt20: =006876</text:p>
      <text:p text:style-name="P5">AND THE GREAT THING IS.</text:p>
      <text:p text:style-name="P5">HOW I GOT THE IDEA FROM YOuR GAME.</text:p>
      <text:p text:style-name="P5">NO.</text:p>
      <text:p text:style-name="P3">_</text:p>
      <text:p text:style-name="P3">21. DiSt21: =006877</text:p>
      <text:p text:style-name="P5">TO GET THE ARCHAGENT TO DO IT.</text:p>
      <text:p text:style-name="P5">TO GET HIM TO GO TO PROSPIT.</text:p>
      <text:p text:style-name="P5">AND KNIFE A BITCH.</text:p>
      <text:p text:style-name="P5">SINCE AS YOu MuST KNOW.</text:p>
      <text:p text:style-name="P5">A DERSE GuY CAN'T JuST GO FLYING ACROSS THE MEDIuM.</text:p>
      <text:p text:style-name="P5">IT'S AGAINST THE RuLES.</text:p>
      <text:p text:style-name="P5">SO.</text:p>
      <text:p text:style-name="P5">I HIRED HIM.</text:p>
      <text:p text:style-name="P5">I PAID HIM OFF.</text:p>
      <text:p text:style-name="P5">WITH CANDY.</text:p>
      <text:p text:style-name="P5">EVERY MAN HAS HIS PRICE.</text:p>
      <text:p text:style-name="P5">WHEN IT COMES TO SWEETS.</text:p>
      <text:p text:style-name="P3"><text:soft-page-break/>_</text:p>
      <text:p text:style-name="P3">22. DiSt22: =006878</text:p>
      <text:p text:style-name="P5">ALTHOuGH.</text:p>
      <text:p text:style-name="P5">HE WAS PROBABLY WILLING TO DO IT. EVEN WITHOuT THE BRIBE.</text:p>
      <text:p text:style-name="P5">NOIR IS THE BEST THERE IS.</text:p>
      <text:p text:style-name="P5">VERY uSEFuL.</text:p>
      <text:p text:style-name="P5">VERY STABBY.</text:p>
      <text:p text:style-name="P5">I MIGHT EVEN CONSIDER HIM.</text:p>
      <text:p text:style-name="P5">MY BEST FuCKING FRIEND.</text:p>
      <text:p text:style-name="P5">IF I DIDN'T FIND THE HuMAN EMOTION OF FRIENDSHIP.</text:p>
      <text:p text:style-name="P5">NEARLY AS SICKENING AS IT BARELY QuALIFIES.</text:p>
      <text:p text:style-name="P5">AS AN ACTuAL EMOTION.</text:p>
      <text:p text:style-name="P3">_</text:p>
      <text:p text:style-name="P3">23. DiSt23: =006879</text:p>
      <text:p text:style-name="P5">BASICALLY WHAT I'M SAYING IS.</text:p>
      <text:p text:style-name="P5">I'M YET ANOTHER STEP CLOSER.</text:p>
      <text:p text:style-name="P5">TO BEING IN TOTAL CONTROL.</text:p>
      <text:p text:style-name="P5">OF THE NEW GAME I AM ABOuT TO PLAY.</text:p>
      <text:p text:style-name="P5">AND THE OLD GAME BETWEEN uS.</text:p>
      <text:p text:style-name="P3">_</text:p>
      <text:p text:style-name="P3">24. DiSt24: =006880</text:p>
      <text:p text:style-name="P5">NO.</text:p>
      <text:p text:style-name="P5">NOT YOu AND ME.</text:p>
      <text:p text:style-name="P5">uS.</text:p>
      <text:p text:style-name="P5">HER AND ME.</text:p>
      <text:p text:style-name="P5">ME AND HER.</text:p>
      <text:p text:style-name="P5">THERE ARE ONLY A FEW MOVES LEFT.</text:p>
      <text:p text:style-name="P5"><text:soft-page-break/>BEFORE I CAN MATE WITH HER.</text:p>
      <text:p text:style-name="P3">_</text:p>
      <text:p text:style-name="P3">25. DiSt25: =006881</text:p>
      <text:p text:style-name="P5">WAIT. FuCK. WHAT DID I SAY?</text:p>
      <text:p text:style-name="P5">I MEAN.</text:p>
      <text:p text:style-name="P5">BEFORE I CAN MATE HER.</text:p>
      <text:p text:style-name="P5">MATE. AS IN CHECK MATE. IT'S A FIGuRE OF GODDAMN SPEECH.</text:p>
      <text:p text:style-name="P3">_</text:p>
      <text:p text:style-name="P3">26. DiSt26: =006882</text:p>
      <text:p text:style-name="P5">YOu KNOW. LIKE IN CHESS???</text:p>
      <text:p text:style-name="P5">SHIT HEAD.</text:p>
      <text:p text:style-name="P3">_</text:p>
      <text:p text:style-name="P3">27. Ce1: =006929</text:p>
      <text:p text:style-name="P5">SO FuCKING SMuG. HAVE I MENTIONED LATELY HOW GREAT IT'S GOING TO BE WHEN YOu'RE DEAD?</text:p>
      <text:p text:style-name="P5">JuST BECAuSE YOu HAVE NEVER LOST A MATCH. DOESN'T MEAN YOu WON'T LOSE THE GAME THAT REALLY MATTERS.</text:p>
      <text:p text:style-name="P5">NOR DOES IT EVEN MEAN YOu'LL WIN THIS ONE. IT'S FAR FROM OVER. TRuST ME.</text:p>
      <text:p text:style-name="P5">"BISHOP TO C6."</text:p>
      <text:p text:style-name="P5">OH MY FuCKING GOD.</text:p>
      <text:p text:style-name="P5">BLAH. BLAH. BLAH.</text:p>
      <text:p text:style-name="P5">THE QuOTES ARE PART OF THE ENCHANTMENT I MENTIONED.</text:p>
      <text:p text:style-name="P5">LIKE PART OF A SPELL. YOu KNOW. MAGIC?</text:p>
      <text:p text:style-name="P5">YOu LOVE MAGIC. AND HOW IT'S TOTALLY REAL.</text:p>
      <text:p text:style-name="P5">"KNIGHT TO D6."</text:p>
      <text:p text:style-name="P5">THE KNIGHT IS DEAD.</text:p>
      <text:p text:style-name="P5">YOuR WORDS ARE BORING.</text:p>
      <text:p text:style-name="P3"><text:soft-page-break/>_</text:p>
      <text:p text:style-name="P3">28. Ce2: =006930</text:p>
      <text:p text:style-name="P5">NO. IT IS WORKING.</text:p>
      <text:p text:style-name="P5">YOu ARE ACTuALLY PLAYING VERY POORLY RIGHT NOW.</text:p>
      <text:p text:style-name="P5">BuT YOu ARE BLINDED TO YOuR MISTAKES BY MY ENCHANTMENT.</text:p>
      <text:p text:style-name="P5">"BISHOP TO F3."</text:p>
      <text:p text:style-name="P5">THE BISHOP IS DEAD.</text:p>
      <text:p text:style-name="P5">YOuR SOMETHING IS SOMETHING.</text:p>
      <text:p text:style-name="P5">WHATEVER.</text:p>
      <text:p text:style-name="P5">CHECK.</text:p>
      <text:p text:style-name="P5">"PAWN TO B6."</text:p>
      <text:p text:style-name="P5">OH. WELL SHIT.</text:p>
      <text:p text:style-name="P5">IT SuRE DOES APPEAR. THAT I AM IN CHECK.</text:p>
      <text:p text:style-name="P5">GuESS I'LL DO SOMETHING ABOuT THAT.</text:p>
      <text:p text:style-name="P5">"KING TO F7."</text:p>
      <text:p text:style-name="P5">"KING TO G7."</text:p>
      <text:p text:style-name="P5">"KING TO G6."</text:p>
      <text:p text:style-name="P5">WELL. WHAT IS LEFT FOR ME TO DO.</text:p>
      <text:p text:style-name="P5">BESIDES ACCEPT MY DEFEAT GRACEFuLLY.</text:p>
      <text:p text:style-name="P5">"KING TO H7."</text:p>
      <text:p text:style-name="P5">NO IT ISN'T.</text:p>
      <text:p text:style-name="P5">IT IS NOT OVER. "SIS."</text:p>
      <text:p text:style-name="P5">LOOK AT THE BOARD CLOSER.</text:p>
      <text:p text:style-name="P5">I AM NOT IN CHECKMATE.</text:p>
      <text:p text:style-name="P5">THAT IS NOT MY KING.</text:p>
      <text:p text:style-name="P5">YOu ARE NOT DONE WITH ANYTHING.</text:p>
      <text:p text:style-name="P5">uNLESS YOu WANT TO FORFEIT.</text:p>
      <text:p text:style-name="P5"><text:soft-page-break/>LOOK CLOSER AT THE "KING" AND "QuEEN."</text:p>
      <text:p text:style-name="P5">AND THEN.</text:p>
      <text:p text:style-name="P5">REMOVE THEIR CROWNS.</text:p>
      <text:p text:style-name="P3">_</text:p>
      <text:p text:style-name="P3">29. Ce3: =006931</text:p>
      <text:p text:style-name="P5">WELL PLAYED "SIS!"</text:p>
      <text:p text:style-name="P5">YOu CHECKMATED MY QuEEN!</text:p>
      <text:p text:style-name="P5">AAH! HAA! HAA! HAA! HAA! HAA! HAA! HAA!</text:p>
      <text:p text:style-name="P5">THIS IS SO FuCKING FuNNY.</text:p>
      <text:p text:style-name="P5">NEVER SAW SOMEONE SPEECHLESS. WHO HAD SO MuCH TO TYPE.</text:p>
      <text:p text:style-name="P5">I THOuGHT YOu OF ALL PEOPLE WOuLD APPRECIATE MY MODIFICATIONS.</text:p>
      <text:p text:style-name="P5">THE CROWNS ARE REALLY NICE AND WELL CRAFTED.</text:p>
      <text:p text:style-name="P5">FORM FITTING. HARDLY ADDING ANY HEIGHT.</text:p>
      <text:p text:style-name="P5">LIKE CAPPING.</text:p>
      <text:p text:style-name="P5">A TOOTH.</text:p>
      <text:p text:style-name="P5">YOu WERE COMPLETELY FOOLED.</text:p>
      <text:p text:style-name="P5">AND NOW THE COVETED PRANKSTER'S GAMBIT BETWEEN uS.</text:p>
      <text:p text:style-name="P5">BELONGS TO ME.</text:p>
      <text:p text:style-name="P5">HEY! I DIDN'T BREAK ANY RuLES.</text:p>
      <text:p text:style-name="P5">I MERELY ASKED IF YOu WOuLD AGREE. TO ME SWAPPING THE START POSITIONS OF THE KING AND QuEEN.</text:p>
      <text:p text:style-name="P5">AND YOu DID AGREE.</text:p>
      <text:p text:style-name="P5">BuT THEN I DIDN'T ACTuALLY DO IT.</text:p>
      <text:p text:style-name="P5">WHEN DID I SAY I WOuLD? NEVER.</text:p>
      <text:p text:style-name="P5">I WAS ONLY GAuGING YOuR WILLINGNESS TO MAKE THE EXCEPTION.</text:p>
      <text:p text:style-name="P5">I THEN WENT ABOuT DECORATING MY KING AND QuEEN WITH NICE LITTLE HATS.</text:p>
      <text:p text:style-name="P5"><text:soft-page-break/>WHICH IS *ALSO* NOT AGAINST THE RuLES.</text:p>
      <text:p text:style-name="P5">YOu DO IT ALL THE FuCKING TIME. GIVE YOuR GAME PIECES HORNS AND SHIT.</text:p>
      <text:p text:style-name="P5">YOu EVEN GIVE THEM NAMES AND BLOOD CASTES. YuCK.</text:p>
      <text:p text:style-name="P5">SO IF YOu HAVE A PROBLEM WITH MY DECORATIONS. I SAY POT. ALLOW ME TO INTRODuCE YOU TO THE FuCKING KETTLE.</text:p>
      <text:p text:style-name="P5">I KNOW. I AM A CHILD.</text:p>
      <text:p text:style-name="P5">SO ARE YOu. IT JuST SO HAPPENS THAT YOu ARE A CHILD.</text:p>
      <text:p text:style-name="P5">WHO JuST GOT FuCKING SERVED.</text:p>
      <text:p text:style-name="P5">IT IS NOT AGAINST THE RuLES TO BE CHILDISH. OR DISINGENuOuS. OR uNSPORTSMANLIKE.</text:p>
      <text:p text:style-name="P5">IT'S ALSO NOT AGAINST THE RuLES TO BE A BASTARD. WHICH IS ANOTHER THING I AM.</text:p>
      <text:p text:style-name="P5">EVERY SINGLE THING I DID WAS LEGAL.</text:p>
      <text:p text:style-name="P5">MY QuEEN. DISGuISED AS A KING. MADE MOVES LIKE A KING. WHICH IS WITHIN ITS CAPABILITY. THIS WAS DONE TO DECEIVE YOu.</text:p>
      <text:p text:style-name="P5">MY KING. DISGuISED AS A QuEEN. MADE MOVES LIKE A KING. BECAuSE DOING OTHERWISE WOuLD BREAK THE RuLES.</text:p>
      <text:p text:style-name="P5">BuT YOu BELIEVED IT HAD HER POWERS. AND I uSED THIS TO MY ADVANTAGE.</text:p>
      <text:p text:style-name="P5">WHICH WAS HILARIOuS TO OBSERVE. WATCHING YOu BACK AWAY FROMS "THREATS." FROM WHAT WAS IN TRuTH A DISTANT KING!</text:p>
      <text:p text:style-name="P5">ALL THE WHILE MY RuSE. PATENTLY OBVIOuS IN HINDSIGHT. WENT EMBARRASSINGLY uNDETECTED.</text:p>
      <text:p text:style-name="P5">NO RuLES BROKEN. NOT ONCE.</text:p>
      <text:p text:style-name="P5">IN FACT. IF ANYONE HERE BROKE THE RuLES.</text:p>
      <text:p text:style-name="P5">IT WAS YOu.</text:p>
      <text:p text:style-name="P5">YOu AGREED TO LET ME START WITH THE KING AND QuEEN IN SWAPPED POSITIONS.</text:p>
      <text:p text:style-name="P5">IT'S AGAINST THE RuLES TO MAKE AN EXCEPTION LIKE THAT. EVEN IF YOuR OPPONENT IS BEING OBNOXIOuS ABOuT IT.</text:p>
      <text:p text:style-name="P5"><text:soft-page-break/>YOuR WILLINGNESS TO BREAK THE RuLES IS DISGuSTING TO ME. YOu SHOuLD FEEL ASHAMED OF YOuRSELF.</text:p>
      <text:p text:style-name="P5">LuCKILY. AT LEAST ONE OF uS HAS RESPECT FOR THE RuLES.</text:p>
      <text:p text:style-name="P5">I STARTED WITH ALL MY PIECES IN THE CORRECT POSITION.</text:p>
      <text:p text:style-name="P5">IN SPITE OF YOuR WILLINGNESS TO ALLOW THOSE RuLES TO BE BROKEN.</text:p>
      <text:p text:style-name="P5">WHICH AS I HAVE ADDRESSED. IS TOTALLY SHAMEFuL.</text:p>
      <text:p text:style-name="P5">YOu ARE VERY FORTuNATE TO HAVE A "BRO" WHO RESPECTS THE INTEGRITY OF THE GAME EVEN WHERE HIS "SIS" MIGHT FALTER.</text:p>
      <text:p text:style-name="P5">A "BRO" WHO. WHILE FuLLY ADHERING TO THE RuLES. AND EXPOSING YOuR HIDDEN SHAMEFuL TENDENCIES.</text:p>
      <text:p text:style-name="P5">STILL MANAGED TO DEFEAT YOu.</text:p>
      <text:p text:style-name="P5">THEN YOu ADMIT THE GAME CONTINuES TO BE PERFECTLY LEGITIMATE. AND STILL IN PLAY?</text:p>
      <text:p text:style-name="P5">QuEEN TO C2.</text:p>
      <text:p text:style-name="P5">CHECK.</text:p>
      <text:p text:style-name="P3">_</text:p>
      <text:p text:style-name="P3">30. Ce4: =006932</text:p>
      <text:p text:style-name="P5">ROOK TO E3.</text:p>
      <text:p text:style-name="P5">CHECK.</text:p>
      <text:p text:style-name="P5">SOMEONE'S IN DEEP SHIT.</text:p>
      <text:p text:style-name="P5">YES. THAT SuRE IS A STRATEGIC DILEMMA.</text:p>
      <text:p text:style-name="P5">WHO WOuLD HAVE THOuGHT. THAT THE GAME OF CHESS. WOuLD PRESENT SuCH A SCENARIO?</text:p>
      <text:p text:style-name="P5">DO YOu FORFEIT.</text:p>
      <text:p text:style-name="P5">WHOA. WHAT A HuGE MISTAKE. HA. HA.</text:p>
      <text:p text:style-name="P5">I THINK I MuST BE IN YOuR HEAD. EVEN MORE THAN uSuAL.</text:p>
      <text:p text:style-name="P5">QuEEN TO C3.</text:p>
      <text:p text:style-name="P5">THE QuEEN IS DEAD.</text:p>
      <text:p text:style-name="P5">THE BITCH FuCKED uP.</text:p>
      <text:p text:style-name="P5"><text:soft-page-break/>CHECK!</text:p>
      <text:p text:style-name="P5">PAWN TO E5.</text:p>
      <text:p text:style-name="P5">BWA HA HA.</text:p>
      <text:p text:style-name="P5">ANOTHER IDIOTIC BLuNDER. THIS IS SO EASY.</text:p>
      <text:p text:style-name="P5">QuEEN TO F3.</text:p>
      <text:p text:style-name="P5">CHECK.</text:p>
      <text:p text:style-name="P5">QuEEN TO D5.</text:p>
      <text:p text:style-name="P5">CHECK.</text:p>
      <text:p text:style-name="P5">ON THE FuCKING RuuuuuuuuuuuN. WOO. HOO. HOO.</text:p>
      <text:p text:style-name="P5">QuEEN TO D6.</text:p>
      <text:p text:style-name="P5">THE BISHOP IS DEAD.</text:p>
      <text:p text:style-name="P5">HIS FLESH CONSuMED.</text:p>
      <text:p text:style-name="P5">KING TO D7.</text:p>
      <text:p text:style-name="P5">QuEEN TO C5.</text:p>
      <text:p text:style-name="P5">HAA. HAA.</text:p>
      <text:p text:style-name="P5">CHECK.</text:p>
      <text:p text:style-name="P5">ANYFuCK. NO. I DON'T IMAGINE THIS GAME WILL BE TAKING uP MuCH MORE OF OuR TIME.</text:p>
      <text:p text:style-name="P5">SSSSSSSSSSS.</text:p>
      <text:p text:style-name="P5">DID SOMEONE LET THE SNAKES LOOSE?</text:p>
      <text:p text:style-name="P5">OR WAS THAT THE SOuND OF MY VICIOuS bURN.</text:p>
      <text:p text:style-name="P5">QuEEN TO D5.</text:p>
      <text:p text:style-name="P5">CHECK.</text:p>
      <text:p text:style-name="P5">QuEEN TO F3.</text:p>
      <text:p text:style-name="P5">CHECK.</text:p>
      <text:p text:style-name="P5">QuEEN TO G4.</text:p>
      <text:p text:style-name="P5">THE ROOK IS DEAD.</text:p>
      <text:p text:style-name="P5"><text:soft-page-break/>OuR CHESS SET IS SHRINKING.</text:p>
      <text:p text:style-name="P5">KING TO C6.</text:p>
      <text:p text:style-name="P5">WOW. ANOTHER AWFuL MOVE!</text:p>
      <text:p text:style-name="P5">YOu'RE PLAYING ALMOST AS SHITTY AS I uSuALLY DO.</text:p>
      <text:p text:style-name="P5">LOOKS LIKE MY ENCHANTMENT WORKED BETTER THAN I THOuGHT.</text:p>
      <text:p text:style-name="P5">FOR SOMETHING THAT WAS IN REALITY.</text:p>
      <text:p text:style-name="P5">FAKE ASS MAGIC.</text:p>
      <text:p text:style-name="P5">QuEEN TO E4.</text:p>
      <text:p text:style-name="P5">CHECK.</text:p>
      <text:p text:style-name="P5">QuEEN TO H7.</text:p>
      <text:p text:style-name="P5">THE ROOK IS DEAD.</text:p>
      <text:p text:style-name="P5">THE JIG IS uP.</text:p>
      <text:p text:style-name="P5">MATE IN FOuR.</text:p>
      <text:p text:style-name="P5">OR LESS!</text:p>
      <text:p text:style-name="P3">_</text:p>
      <text:p text:style-name="P3">31. Ce5: =006933</text:p>
      <text:p text:style-name="P5">HEY THERE. BE CAREFuL.</text:p>
      <text:p text:style-name="P5">A GuY COuLD GET THE WRONG IDEA. AND MISTAKE YOuR OuTBuRST FOR SOMETHING.</text:p>
      <text:p text:style-name="P5">CALIGINOuS.</text:p>
      <text:p text:style-name="P5">THAT WOuLD BE MOST uN"SISTERLY." DON'T YOu THINK.</text:p>
      <text:p text:style-name="P5">ANYWAY. BY THE LOOKS OF THIS MESSY BOARD.</text:p>
      <text:p text:style-name="P5">I'M GOING TO ASSuME YOu FORFEITED THE MATCH.</text:p>
      <text:p text:style-name="P5">YOu BLOCKED ME AGAIN? YOu KNOW THAT DOESN'T DO ANYTHING.</text:p>
      <text:p text:style-name="P5">ANYWAY. I'M HAPPY WE ARE IN AGREEMENT THAT I WON.</text:p>
      <text:p text:style-name="P5">YOu SHOuLDN'T uNDERESTIMATE ME.</text:p>
      <text:p text:style-name="P5">I'LL LEAVE YOu ALONE FOR A WHILE LIKE YOu WANT. BECAuSE REALLY. <text:soft-page-break/>WHO CARES ABOuT YOu?</text:p>
      <text:p text:style-name="P5">BuT YOu SHOuLD BELIEVE ME.</text:p>
      <text:p text:style-name="P5">WHEN I TELL YOu.</text:p>
      <text:p text:style-name="P5">SOME DAY.</text:p>
      <text:p text:style-name="P5">I'M GOING TO KILL YOu IN YOuR SLEEP.</text:p>
      <text:p text:style-name="P5">MAYBE EVEN.</text:p>
      <text:p text:style-name="P5">MORE THAN ONCE.</text:p>
      <text:p text:style-name="P3">_</text:p>
      <text:p text:style-name="P3">32. DiSt27: =006971</text:p>
      <text:p text:style-name="P7">BETTER HuRRY uP.</text:p>
      <text:p text:style-name="P7">YOu CAN'T ESCAPE THE MILES.</text:p>
      <text:p text:style-name="P7">NO ONE CAN ESCAPE THE MILES!</text:p>
      <text:p text:style-name="P7">IT ALREADY IS A THING. INASMuCH.</text:p>
      <text:p text:style-name="P7">AS FACTS ARE THINGS.</text:p>
      <text:p text:style-name="P7">HERE ARE MORE FACTS THAT ARE THINGS.</text:p>
      <text:p text:style-name="P7">YOu ARE GOING TO DIE SOON.</text:p>
      <text:p text:style-name="P7">YOuR WHOLE uNIVERSE IS GOING TO DIE.</text:p>
      <text:p text:style-name="P7">BECAuSE.</text:p>
      <text:p text:style-name="P7">YOu CAN'T.</text:p>
      <text:p text:style-name="P7">ESCAPE.</text:p>
      <text:p text:style-name="P7">THE MIIIIIIIIIIILES.</text:p>
      <text:p text:style-name="P7">NO.</text:p>
      <text:p text:style-name="P3">_</text:p>
      <text:p text:style-name="P3">33. DiSt28: =006972</text:p>
      <text:p text:style-name="P5">WHAT.</text:p>
      <text:p text:style-name="P5">JuST BECAuSE THE SAME THING IS HAPPENING THERE.</text:p>
      <text:p text:style-name="P5">YOu THINK THERE IS CORRELATION. BEYOND SOME SORT OF <text:soft-page-break/>CIRCuMSTANTIALLY SIMuLTANEOuS. FuCKRuBBISH?</text:p>
      <text:p text:style-name="P5">YOu'RE SO DuMB.</text:p>
      <text:p text:style-name="P5">YES.</text:p>
      <text:p text:style-name="P5">THESE MILES ARE FROM JACK. WAY OuTSIDE YOuR uNIVERSE.</text:p>
      <text:p text:style-name="P5">THE MILES ON DERSE ARE FROM ANOTHER GuY. WHO'S JuST. SITTING IN A CASTLE SOMEWHERE PROBABLY.</text:p>
      <text:p text:style-name="P5">SOMEONE COMMISSIONED JACK. SORT OF.</text:p>
      <text:p text:style-name="P5">PuT OuT A HIT ON YOuR ENTIRE uNIVERSE. AND ALL ITS INTERNAL ITERATIONS.</text:p>
      <text:p text:style-name="P5">DON'T YOu THINK THAT'S FuCKING AWESOME?</text:p>
      <text:p text:style-name="P5">I MAINLY JuST SKIM PAST IT ALL WITH DISGuST. EXCEPT FOR THE PARTS.</text:p>
      <text:p text:style-name="P5">WHERE PEOPLE DIE.</text:p>
      <text:p text:style-name="P5">I COuLD READ THOSE.</text:p>
      <text:p text:style-name="P5">OVER AND OVER.</text:p>
      <text:p text:style-name="P5">AND ALSO MAYBE THE PARTS.</text:p>
      <text:p text:style-name="P5">WHERE PEOPLE "KISS"?</text:p>
      <text:p text:style-name="P5">IN THE WAY THAT WHEN YOu CHANCE uPON SOMETHING.</text:p>
      <text:p text:style-name="P5">uNSPEAKABLY AND VISCERALLY ABHORRENT.</text:p>
      <text:p text:style-name="P5">IT GETS HARD.</text:p>
      <text:p text:style-name="P5">TO PRY YOuR EYES AWAY!</text:p>
      <text:p text:style-name="P5">YOu DIDN'T LET ME FINISH.</text:p>
      <text:p text:style-name="P5">TO PRY YOuR EYES AWAY.</text:p>
      <text:p text:style-name="P3">_</text:p>
      <text:p text:style-name="P3">34. DiSt29: =006973</text:p>
      <text:p text:style-name="P5">HEY.</text:p>
      <text:p text:style-name="P5">WHY ARE YOu GIVING ONE OF YOuR HuMAN "THuMBS uP".</text:p>
      <text:p text:style-name="P5">INTO THE SKY.</text:p>
      <text:p text:style-name="P5"><text:soft-page-break/>IS IT AN INDECENT GESTuRE.</text:p>
      <text:p text:style-name="P5">OH YES.</text:p>
      <text:p text:style-name="P5">I THINK IT'S PROBABLY TRuE.</text:p>
      <text:p text:style-name="P5">KEEP SHOWING ME THE NASTY.</text:p>
      <text:p text:style-name="P5">I DEMAND A STEADY DIET OF RIBALDRY AND. *SHuDDER.*</text:p>
      <text:p text:style-name="P5">POIGNANT EXPRESSION.</text:p>
      <text:p text:style-name="P5">EITHER KEEP THAT uP.</text:p>
      <text:p text:style-name="P5">OR MAKE SuRE THAT.</text:p>
      <text:p text:style-name="P5">THE CORPSE PILE.</text:p>
      <text:p text:style-name="P5">DOESN'T STOP FROM GETTING TALLER.</text:p>
      <text:p text:style-name="P5">OR BOTH. IDEALLY.</text:p>
      <text:p text:style-name="P5">BOTH WOuLD BE GREAT.</text:p>
      <text:p text:style-name="P5">AAH HAA HAA!</text:p>
      <text:p text:style-name="P5">YOu CAN'T!</text:p>
      <text:p text:style-name="P5">YOu CAAAAAAAAAAAN'T.</text:p>
      <text:p text:style-name="P5">ESCAAAAAAAAAAAPE.</text:p>
      <text:p text:style-name="P5">BuT SERIOuSLY. WAIT!</text:p>
      <text:p text:style-name="P5">I WANTED TO GIVE YOu SOMETHING. A "PRESENT".</text:p>
      <text:p text:style-name="P3">_</text:p>
      <text:p text:style-name="P3">35. DiSt30: =006974</text:p>
      <text:p text:style-name="P5">IT'S A TOKEN OF. uH. "THANKS". uGH.</text:p>
      <text:p text:style-name="P5">FOR HELPING ME. WITH THE THING YOu JuST HELPED ME BuILD.</text:p>
      <text:p text:style-name="P5">FOR YOu IT WAS YEARS AGO. BuT FOR ME. SOLICITING YOu FOR ASSISTANCE WAS QuITE RECENT.</text:p>
      <text:p text:style-name="P5">BEFORE I GIVE YOu THIS TREASuRE. FIRST YOu MuST DO SOMETHING FOR ME.</text:p>
      <text:p text:style-name="P5">NO. DO WHAT I SAY FIRST.</text:p>
      <text:p text:style-name="P5"><text:soft-page-break/>YOuR JuJu.</text:p>
      <text:p text:style-name="P5">REMEMBER I TOLD YOu TO BRING IT TO THE ROOF.</text:p>
      <text:p text:style-name="P5">SHHHHHHHHHHH. DON'T SAY ITS "NAME" YOu IDIOT.</text:p>
      <text:p text:style-name="P5">NOW TAKE OuT THE JuJu.</text:p>
      <text:p text:style-name="P3">_</text:p>
      <text:p text:style-name="P3">36. DiSt31: =006975</text:p>
      <text:p text:style-name="P5">NOW THROW IT IN THE FIRE.</text:p>
      <text:p text:style-name="P5">IT IS THE uLTIMATE ABOMINATION.</text:p>
      <text:p text:style-name="P5">YOuR JuJu MAY BE DEAD AND HOLLOW. BuT SOMETHING TELLS ME.</text:p>
      <text:p text:style-name="P5">THAT MIGHT MAKE IT EVEN MORE DANGEROuS.</text:p>
      <text:p text:style-name="P5">DISCARD IT AT ONCE. TREASuRE BEYOND COMPREHENSION IS YOuR REWARD.AH HA HA. AS IF IT IS NOT INEVITABLY DESTINED TO FALL FROM YOuR HuMAN FINGERS.</text:p>
      <text:p text:style-name="P5">AND BECOME ERASED AS YOuR uNIVERSE DIES.</text:p>
      <text:p text:style-name="P5">DIDN'T I MENTION.</text:p>
      <text:p text:style-name="P5">A JuJu CAN NEVER BE TRuLY COPIED.</text:p>
      <text:p text:style-name="P5">IF TWO APPEAR TO EXIST. SuCH AS ONE IN REALITY AND ONE IN YOuR DREAMS.</text:p>
      <text:p text:style-name="P5">IT IS ONLY AN ILLuSION. EITHER NEVER TRuE. OR SOON TO BE CORRECTED.</text:p>
      <text:p text:style-name="P5">THERE CAN ONLY EVER BE ONE.</text:p>
      <text:p text:style-name="P5">YOu WILL THOuGH.</text:p>
      <text:p text:style-name="P5">ANYWAY. YOu TOOK IT OuT.</text:p>
      <text:p text:style-name="P5">I WILL DEEM THAT COMPLIANCE ENOuGH.</text:p>
      <text:p text:style-name="P5">AND REWARD YOu WITH MY GRATITuDE.</text:p>
      <text:p text:style-name="P5">I THINK INSTEAD OF THANKS THOuGH. I WILL CALL IT. A "BIRTH DAY PRESENT"?</text:p>
      <text:p text:style-name="P5">NOT YOuRS JERK.</text:p>
      <text:p text:style-name="P5">IT WILL BE.</text:p>
      <text:p text:style-name="P5"><text:soft-page-break/>IF EVERYTHING GOES ACCORDING TO PLAN.</text:p>
      <text:p text:style-name="P5">IT IS A "WORK OF FINE ART".</text:p>
      <text:p text:style-name="P5">THE VERY FIRST I HAVE EVER ATTEMPTED.</text:p>
      <text:p text:style-name="P5">YOu WILL FIND IT SuITABLY CONVEYS OuR SPECIAL BOND.</text:p>
      <text:p text:style-name="P8"><text:a xlink:type="simple" xlink:href="http://tinyurl.com/DIRKTHISISuS" text:style-name="Internet_20_link" text:visited-style-name="Visited_20_Internet_20_Link"><text:span text:style-name="T3">http://tinyurl.com/DIRKTHISISuS</text:span></text:a></text:p>
      <text:p text:style-name="P5">DON'T YOu SEE?? IT IS uS! YOu AND ME.</text:p>
      <text:p text:style-name="P5">WE ARE GETTING PERHAPS A LITTLE TOO. *FRIENDLY.* IF YOu WILL. HAA. HAA.</text:p>
      <text:p text:style-name="P5">WHOA! WHOAAAAAAAAAAA! DuDE. HAHA. FuCK.</text:p>
      <text:p text:style-name="P5">YOu HAVE AN EVEN DIRTIER MIND THAN ME. I'M FuCKING OuTCLASSED BY YOuR REPREHENSIBLE IMAGINATION ONCE AGAIN.</text:p>
      <text:p text:style-name="P5">I CAN'T SAY I'M SuRPRISED.</text:p>
      <text:p text:style-name="P5">THE BITCHES AS YOu CAN PLAINLY SEE HAVE BEEN FAR FROM NEGLECTED. LOOK.</text:p>
      <text:p text:style-name="P5">THEY'RE RIGHT THERE ASSHOLE. THE BITCHES APPEAR TO BE. *AHEM.* RATHER ENJOYING EACH OTHER'S COMPANY???</text:p>
      <text:p text:style-name="P5">OOOOOOOOOOOH.</text:p>
      <text:p text:style-name="P5">SOO GNARLY.</text:p>
      <text:p text:style-name="P5">TO IMAGINE. WHAT FILTH MY OWN HAND HAS WROuGHT.</text:p>
      <text:p text:style-name="P5">WHAT. NO. FuCK YOu.</text:p>
      <text:p text:style-name="P5">IT'S PRETTY GOOD. AT LEAST FOR A FIRST TRY.</text:p>
      <text:p text:style-name="P5">WHAT THE FuCK. THIS IS HOW YOu TREAT. MY "BIRTH DAY THANK YOu GIFT"??</text:p>
      <text:p text:style-name="P5">THIS IS OuTRAGEOuS.</text:p>
      <text:p text:style-name="P3">_</text:p>
      <text:p text:style-name="P3">37. Ce6: =007037</text:p>
      <text:p text:style-name="P5">HEY.</text:p>
      <text:p text:style-name="P5">I WOuLD LIKE TO PLAY A GAME.</text:p>
      <text:p text:style-name="P5">IT'S CALLED "BOND WITH AN IDIOT SISTER OVER SOME BuLLSHIT SHARED <text:soft-page-break/>INTERESTS BEFORE SHE DIES FOREVER."</text:p>
      <text:p text:style-name="P5">DOES THAT SOuND FuN.</text:p>
      <text:p text:style-name="P5">HERE'S A GOOD PART OF THE STORY I THINK.</text:p>
      <text:p text:style-name="P5">YOu MuST KNOW THE ONE I MEAN.</text:p>
      <text:p text:style-name="P5">LET'S TALK ABOuT IT TOGETHER.</text:p>
      <text:p text:style-name="P5">SHARE SOME THEORIES.</text:p>
      <text:p text:style-name="P5">DO SOME FAN GIRLING.</text:p>
      <text:p text:style-name="P5">PRODuCE SOME.</text:p>
      <text:p text:style-name="P5">"FAN ART."</text:p>
      <text:p text:style-name="P3">_</text:p>
      <text:p text:style-name="P3">38. Ce7: =007038</text:p>
      <text:p text:style-name="P5">THERE'S THE JANE HuMAN.</text:p>
      <text:p text:style-name="P5">YOu LIKE THE JANE HuMAN BEST DON'T YOu?</text:p>
      <text:p text:style-name="P5">YOu CAN RELATE TO HER.</text:p>
      <text:p text:style-name="P5">SHE IS ALMOST AS uGLY AS YOu.</text:p>
      <text:p text:style-name="P5">AND TWICE AS DuMB.</text:p>
      <text:p text:style-name="P3">_</text:p>
      <text:p text:style-name="P3">39. Ce8: =007039</text:p>
      <text:p text:style-name="P5">LOOK AT THIS IDIOT WOMAN.</text:p>
      <text:p text:style-name="P5">NOT DOING WHAT THIS BRAVE AND INTELLIGENT MALE IS SAYING.</text:p>
      <text:p text:style-name="P5">YOu JuST KNOW HER FOOLISHNESS WILL BE PuNISHED.</text:p>
      <text:p text:style-name="P5">AND RIGHTLY SO.</text:p>
      <text:p text:style-name="P3">_</text:p>
      <text:p text:style-name="P3">40. Ce9: =007040</text:p>
      <text:p text:style-name="P5">AND WHAT HAVE WE HERE?</text:p>
      <text:p text:style-name="P5">WAIT FOR IT...........</text:p>
      <text:p text:style-name="P3">_</text:p>
      <text:p text:style-name="P3"><text:soft-page-break/>41. Ce10: =007041</text:p>
      <text:p text:style-name="P5">BOO. YEAH.</text:p>
      <text:p text:style-name="P3">_</text:p>
      <text:p text:style-name="P3">42. Ce11: =007042</text:p>
      <text:p text:style-name="P5">HAA HAA HAA!</text:p>
      <text:p text:style-name="P3">_</text:p>
      <text:p text:style-name="P3">43. Ce12: =007043</text:p>
      <text:p text:style-name="P5">SuCH A TOTAL FuCKING GONER.</text:p>
      <text:p text:style-name="P3">_</text:p>
      <text:p text:style-name="P3">44. Ce13: =007046</text:p>
      <text:p text:style-name="P5">SHE'S SLIPPING AWAY FROM uS!</text:p>
      <text:p text:style-name="P5">BYE JANE HuMAN!</text:p>
      <text:p text:style-name="P5">HAA HAA HOO HEE HEE!</text:p>
      <text:p text:style-name="P3">_</text:p>
      <text:p text:style-name="P3">45. Ce14: =007047</text:p>
      <text:p text:style-name="P5">GOD DAMN VIEW PORT. HORSE SHIT.</text:p>
      <text:p text:style-name="P3">_</text:p>
      <text:p text:style-name="P3">46. Ce15: =007048</text:p>
      <text:p text:style-name="P5">COME. *ON*.</text:p>
      <text:p text:style-name="P3">_</text:p>
      <text:p text:style-name="P3">47. Ce16: =007049</text:p>
      <text:p text:style-name="P5">WHATEVER.</text:p>
      <text:p text:style-name="P5">GOT A GOOD ENOuGH A LOOK.</text:p>
      <text:p text:style-name="P5">FOR SOME SOLID GOLD...</text:p>
      <text:p text:style-name="P5">*PORTRAITuRE.*</text:p>
      <text:p text:style-name="P3">_</text:p>
      <text:p text:style-name="P3">48. Ce17: =007051</text:p>
      <text:p text:style-name="P5"><text:soft-page-break/>WILL YOu GET A MAMMOTH LOAD OF THIS CLuELESS DuMBFuCK.</text:p>
      <text:p text:style-name="P5">HE ACTuALLY "CARES" ABOuT STuFF. AND LIKE. WEIRDLY uRINATES THROuGH HIS EYE HOLES. WHAT A JOKE.</text:p>
      <text:p text:style-name="P5">I REALLY HATE HIM.</text:p>
      <text:p text:style-name="P5">WHY ALL THE BITCHES.</text:p>
      <text:p text:style-name="P5">FLuSH OVER THIS MuMBLING. SOCIALLY STuNTED IMBECILE. I WILL NEVER KNOW.</text:p>
      <text:p text:style-name="P5">TALK ABOuT THICK HEADED.</text:p>
      <text:p text:style-name="P3">_</text:p>
      <text:p text:style-name="P3">49. Ce18: =007052</text:p>
      <text:p text:style-name="P5">HIS SKuLL.</text:p>
      <text:p text:style-name="P3">_</text:p>
      <text:p text:style-name="P3">50. Ce19: =007053</text:p>
      <text:p text:style-name="P5">IS ALMOST AS THICK AS MINE.</text:p>
      <text:p text:style-name="P5">t~mut</text:p>
      <text:p text:style-name="P3">_</text:p>
      <text:p text:style-name="P3">51. Ce20: =007070</text:p>
      <text:p text:style-name="P5">LOOK AT THIS.</text:p>
      <text:p text:style-name="P3">_</text:p>
      <text:p text:style-name="P3">52. Ce21: =007071</text:p>
      <text:p text:style-name="P5">FuCKING SHAMELESS.</text:p>
      <text:p text:style-name="P3">_</text:p>
      <text:p text:style-name="P3">53. Ce22: =007072</text:p>
      <text:p text:style-name="P5">EITHER HE IS LIKE.</text:p>
      <text:p text:style-name="P5">MY PERSONAL ONE MAN FANDOM.</text:p>
      <text:p text:style-name="P5">KIND OF LIKE. A HYPOTHETICAL SuRROGATE FOR ALL MY POTENTIAL ADMIRERS.</text:p>
      <text:p text:style-name="P5">OR.</text:p>
      <text:p text:style-name="P5"><text:soft-page-break/>HE IS A WORTHLESS HACK.</text:p>
      <text:p text:style-name="P3">_</text:p>
      <text:p text:style-name="P3">54. Ce23: =007073</text:p>
      <text:p text:style-name="P5">HE MAKES NO BONES ABOuT GANKING MY LOOK.</text:p>
      <text:p text:style-name="P5">IT'S PATHETIC.</text:p>
      <text:p text:style-name="P5">YOu DON'T JuST GO AND JACK A MAN'S SWAGGER.</text:p>
      <text:p text:style-name="P5">THAT'S THE CARDINAL FuCKING RuLE OF BROS. RIGHT?</text:p>
      <text:p text:style-name="P3">_</text:p>
      <text:p text:style-name="P3">55. Ce24: =007074</text:p>
      <text:p text:style-name="P5">PROBABLY SOME DAY.</text:p>
      <text:p text:style-name="P3">_</text:p>
      <text:p text:style-name="P3">56. Ce25: =007075</text:p>
      <text:p text:style-name="P5">I'LL TEACH HIM A LESSON FOR THAT.</text:p>
      <text:p text:style-name="P3">_</text:p>
      <text:p text:style-name="P3">57. Ce26: =007076</text:p>
      <text:p text:style-name="P5">CHECK OuT THIS TOP SHELF HO.</text:p>
      <text:p text:style-name="P5">DON'T YOu LIKE HER THE MOST?</text:p>
      <text:p text:style-name="P5">YOu *WISH*. THAT YOu COuLD BE SO EASY ON THE EYES.</text:p>
      <text:p text:style-name="P5">IT'S TOO BAD YOu WILL DIE HIDEOuS!</text:p>
      <text:p text:style-name="P5">AND YET YOu WILL LEAVE BEHIND. A TRuLY BREATH TAKING CORPSE.</text:p>
      <text:p text:style-name="P3">_</text:p>
      <text:p text:style-name="P3">58. Ce27: =007077</text:p>
      <text:p text:style-name="P5">BuT I THINK.</text:p>
      <text:p text:style-name="P5">THIS DELuXE BITCH HAS GOTTEN A BIT CARRIED AWAY HERE.</text:p>
      <text:p text:style-name="P5">ALL THINKING SHE CAN. DO HEROIC STuFF. AND "SAVE LIVES". uGH.</text:p>
      <text:p text:style-name="P5">BuT THE ROXY HuMAN HAS MISCALCuLATED.</text:p>
      <text:p text:style-name="P3">_</text:p>
      <text:p text:style-name="P3"><text:soft-page-break/>59. Ce28: =007078</text:p>
      <text:p text:style-name="P5">THIS RIDICuLOuS FEMALE HAS FAILED TO TAKE INTO CONSIDERATION.</text:p>
      <text:p text:style-name="P5">THAT.</text:p>
      <text:p text:style-name="P5">YOu CAN'T............</text:p>
      <text:p text:style-name="P3">_</text:p>
      <text:p text:style-name="P3">60. Ce29: =007079</text:p>
      <text:p text:style-name="P5">ESCAPE.</text:p>
      <text:p text:style-name="P3">_</text:p>
      <text:p text:style-name="P3">61. Ce30: =007080</text:p>
      <text:p text:style-name="P5">THE MIIIIIIIIIIILES!</text:p>
      <text:p text:style-name="P5">AAAAAAAAAAAH HAA HAA HAA HEE HEE.</text:p>
      <text:p text:style-name="P5">"YOu CAN'T ESCAPE THE MILES" IS TOTALLY GOING TO BECOME A THING, CAL!</text:p>
      <text:p text:style-name="P5">THERE'S NOTHING YOu CAN DO ABOuT IT. BECAuSE YOu'LL BE DEAD!</text:p>
      <text:p text:style-name="P5">HOOOOOOOOOOO HOO HOO HOO HAA HAA!</text:p>
      <text:p text:style-name="P3">_</text:p>
      <text:p text:style-name="P3">62. Ce31: =007081</text:p>
      <text:p text:style-name="P5">HAA HAA HEE HEE HAA HOO WAIT. FuCK.</text:p>
      <text:p text:style-name="P5">FuCKING TERMINAL. WHY DOES THIS HAPPEN WITH THIS BITCH AGAIN?</text:p>
      <text:p text:style-name="P5">YOu SAID SOMETHING ABOuT THAT ONCE I THINK. BuT IT WAS BORING.</text:p>
      <text:p text:style-name="P5">GOD DAMN IT. JuST SHOW ME THE MONEY SHOT YOu PIECE OF SHIT!</text:p>
      <text:p text:style-name="P3">_</text:p>
      <text:p text:style-name="P3">63. Ce32: =007082</text:p>
      <text:p text:style-name="P5">NO! DON'T BLACK OuT. IT WAS JuST GETTING GOOD!</text:p>
      <text:p text:style-name="P3">_</text:p>
      <text:p text:style-name="P3">64. Ce33: =007083</text:p>
      <text:p text:style-name="P5">WHATEVER.</text:p>
      <text:p text:style-name="P3"><text:soft-page-break/>_</text:p>
      <text:p text:style-name="P3">65. Ce34: =007084</text:p>
      <text:p text:style-name="P5">WE BOTH KNOW THE LAME ROXY FEMALE WAS TOAST THERE.</text:p>
      <text:p text:style-name="P3">_</text:p>
      <text:p text:style-name="P3">66. Ce35: =007085</text:p>
      <text:p text:style-name="P5">LuCKILY.</text:p>
      <text:p text:style-name="P5">I POSSESS A VIVID IMAGINATION.</text:p>
      <text:p text:style-name="P5">SuCH HAS BEEN MY uNPRECEDENTED ESCALATION IN ARTISTIC PROWESS.</text:p>
      <text:p text:style-name="P5">THAT I AM NOW ABLE TO RENDER WITH IMMACuLATE PRECISION.</text:p>
      <text:p text:style-name="P5">THAT WHICH REMAINS ENTIRELY uNSEEN!</text:p>
      <text:p text:style-name="P3">_</text:p>
      <text:p text:style-name="P3">67. Ce36: =007087</text:p>
      <text:p text:style-name="P5">OK.</text:p>
      <text:p text:style-name="P5">SAY WHAT YOu WILL.</text:p>
      <text:p text:style-name="P5">ABOuT THE BITCHES.</text:p>
      <text:p text:style-name="P5">AND THE BRAIN DAMAGED JACKASS IN SHORTS.</text:p>
      <text:p text:style-name="P5">BuT. THE DIRK HuMAN IS A PRETTY COOL GuY.</text:p>
      <text:p text:style-name="P5">HE GETS THINGS DONE.</text:p>
      <text:p text:style-name="P5">AND ISN'T AFRAID TO FuCK SOME SHIT uP.</text:p>
      <text:p text:style-name="P5">LIKE. HE ACTuALLY LISTENS.</text:p>
      <text:p text:style-name="P5">TO STuFF THAT'S IMPORTANT FOR A DuDE TO GET OFF HIS CHEST.</text:p>
      <text:p text:style-name="P5">YOu KNOW. HE *GETS* EXACTLY THAT WHICH THE BITCHES CAN NEVER uNDERSTAND.</text:p>
      <text:p text:style-name="P5">I GuESS WHAT I MEAN IS. HE REALLY KNOWS WHAT IT MEANS.</text:p>
      <text:p text:style-name="P5">TO TRuLY BE A BRO.</text:p>
      <text:p text:style-name="P5">OH FuCK.</text:p>
      <text:p text:style-name="P5">WAS I JuST "FAN GIRLING" TOO HARD THERE?</text:p>
      <text:p text:style-name="P3"><text:soft-page-break/>_</text:p>
      <text:p text:style-name="P3">68. Ce37: =007088</text:p>
      <text:p text:style-name="P5">GIVE ME A FuCKING BREAK.</text:p>
      <text:p text:style-name="P5">I AM NEW TO THIS.</text:p>
      <text:p text:style-name="P5">GuSHING OVER THIS POINTLESS CLAPTRAP.</text:p>
      <text:p text:style-name="P5">I AM REACHING OuT TO YOu CAL.</text:p>
      <text:p text:style-name="P5">WE HAVE TO SAVOR.</text:p>
      <text:p text:style-name="P5">THESE PRECIOuS FEW MOMENTS WE HAVE LEFT TOGETHER!</text:p>
      <text:p text:style-name="P5">HEE HEE.</text:p>
      <text:p text:style-name="P3">_</text:p>
      <text:p text:style-name="P3">69. Ce38: =007089</text:p>
      <text:p text:style-name="P5">BuT DON'T GET ME WRONG.</text:p>
      <text:p text:style-name="P5">ABOuT THE DIRK HuMAN.</text:p>
      <text:p text:style-name="P3">_</text:p>
      <text:p text:style-name="P3">70. Ce39: =007090</text:p>
      <text:p text:style-name="P5">I'D STILL LOVE TO WATCH HIM DIE...........</text:p>
      <text:p text:style-name="P3">_</text:p>
      <text:p text:style-name="P3">71. Ce40: =007091</text:p>
      <text:p text:style-name="P5">DAMN IT.</text:p>
      <text:p text:style-name="P5">ALWAYS WITH THE BLACKOuT SHIT.</text:p>
      <text:p text:style-name="P5">BE SuCH A RuDE CRACKDOWN. ON MY MONEY AS FuCK.</text:p>
      <text:p text:style-name="P5">KID SNuFF CHANNEL.</text:p>
      <text:p text:style-name="P3">_</text:p>
      <text:p text:style-name="P3">72. Ce41: =007092</text:p>
      <text:p text:style-name="P5">NO MATTER.</text:p>
      <text:p text:style-name="P5">PRETTY SuRE I GOT THIS COVERED.</text:p>
      <text:p text:style-name="P5">WITH MY GODLY SKILLZ.</text:p>
      <text:p text:style-name="P3"><text:soft-page-break/>_</text:p>
      <text:p text:style-name="P3">73. Ce42: =007094</text:p>
      <text:p text:style-name="P5">I TOLD HIM!</text:p>
      <text:p text:style-name="P5">WHAT DID I TELL HIM???????????</text:p>
      <text:p text:style-name="P5">THERE CAN ONLY BE ONE!</text:p>
      <text:p text:style-name="P3">_</text:p>
      <text:p text:style-name="P3">74. Ce43: =007095</text:p>
      <text:p text:style-name="P5">THERE CAN ONLY.</text:p>
      <text:p text:style-name="P3">_</text:p>
      <text:p text:style-name="P3">75. Ce44: =007096</text:p>
      <text:p text:style-name="P5">EVER.</text:p>
      <text:p text:style-name="P3">_</text:p>
      <text:p text:style-name="P3">76. Ce45: =007097</text:p>
      <text:p text:style-name="P5">**********EVER.***********</text:p>
      <text:p text:style-name="P3">_</text:p>
      <text:p text:style-name="P3">77. Ce46: =007098</text:p>
      <text:p text:style-name="P5">BE ONE.</text:p>
      <text:p text:style-name="P3">_</text:p>
      <text:p text:style-name="P3">78. Ce47: =007099</text:p>
      <text:p text:style-name="P5">AAAAAAAAAAAH.</text:p>
      <text:p text:style-name="P5">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 HAA. HAA. HEE. HEE. HOO. HOO.</text:p>
      <text:p text:style-name="P3"><text:soft-page-break/>_</text:p>
      <text:p text:style-name="P3">79. Ce48: =007100</text:p>
      <text:p text:style-name="P5">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HAAAA. HAAAA. HEEEE. HEEEE. HOOOO. HOOOO. </text:p>
      <text:p text:style-name="P3">_</text:p>
      <text:p text:style-name="P3">80. Ce49: =007101</text:p>
      <text:p text:style-name="P5">HOLD uP.</text:p>
      <text:p text:style-name="P5">GONNA STOP LAuGHING FOR A SECOND TO MAKE ANOTHER TRANSCENDENTAL MASTERPIECE.</text:p>
      <text:p text:style-name="P5">THE FINE ARTS REQuIRE ALL OF MY CONCENTRATION.</text:p>
      <text:p text:style-name="P3">_</text:p>
      <text:p text:style-name="P3">81. Ce50: =007102</text:p>
      <text:p text:style-name="P5">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text:soft-page-break/>HOOOOOOOOOOO. HOOOOOOOOOOO. 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HOOOOOOOOOOO. HOOOOOOOOOOO. HAAAAAAAAAAA. HAAAAAAAAAAA. HEEEEEEEEEEE. HEEEEEEEEEEE. HOOOOOOOOOOO. HOOOOOOOOOOO.</text:p>
      <text:p text:style-name="P3">_</text:p>
      <text:p text:style-name="P3">82. AH1: =007378</text:p>
      <text:p text:style-name="P5">HEY.</text:p>
      <text:p text:style-name="P5">VOICE IN MY HEAD.</text:p>
      <text:p text:style-name="P5">SHUT UP.</text:p>
      <text:p text:style-name="P3">_</text:p>
      <text:p text:style-name="P3">83. AH2: =007379</text:p>
      <text:p text:style-name="P5">NOBODY.</text:p>
      <text:p text:style-name="P5">I CAN THINK MY OWN THOUGHTS JUST FINE.</text:p>
      <text:p text:style-name="P5">THEY ARE LESS STUPID AND CONDESCENDING. THAN THE THOUGHTS YOU TELL MY BRAIN TO HAVE.</text:p>
      <text:p text:style-name="P5">NO. WHAT'S SHITTY. IS YOU.</text:p>
      <text:p text:style-name="P5">AND WHAT'S ALSO SHITTY IS THIS SHITTY PIECE OF SHIT MACHINE YOU LIVE INSIDE.</text:p>
      <text:p text:style-name="P5">IT'S NOT OBVIOUS. IT'S DUMB AND CONFUSING.</text:p>
      <text:p text:style-name="P5">I DEMAND TO KNOW WHAT'S GOING ON.</text:p>
      <text:p text:style-name="P5">TELL ME.</text:p>
      <text:p text:style-name="P5">WHO??</text:p>
      <text:p text:style-name="P5">OH. THE CLOWN.</text:p>
      <text:p text:style-name="P5">HE WAS DREADFUL AND PURPLE AND NEEDED TO BE EXTERMINATED QUICKLY.</text:p>
      <text:p text:style-name="P5">YES. TELL ME IMMEDIATELY.</text:p>
      <text:p text:style-name="P5">AUGH.</text:p>
      <text:p text:style-name="P5"><text:soft-page-break/>I'M GETTING FRUSTRATED. BOTH BY YOU. AND THIS FUCKING KEYBOARD.</text:p>
      <text:p text:style-name="P3">_</text:p>
      <text:p text:style-name="P3">84. AH3: =007380</text:p>
      <text:p text:style-name="P5">IT'S MAKING IT IMPOSSIBLE TO TYPE MY QUIRK.</text:p>
      <text:p text:style-name="P5">YES. THE CAPS LOCK KEY APPEARS TO BE PERMANENTLY DEPRESSED.</text:p>
      <text:p text:style-name="P5">HOW DO I MAKE IT NOT LIKE THAT.</text:p>
      <text:p text:style-name="P5">WHERE IS THE KEY.</text:p>
      <text:p text:style-name="P5">BECAUSE YOU ARE AN INFURIATING FONT OF KNOWLEDGE ABOUT MANY THINGS. INCLUDING MY OWN BRAIN BEHAVIORS.</text:p>
      <text:p text:style-name="P5">NO, BUT TYPING LIKE THIS IS BAD.</text:p>
      <text:p text:style-name="P5">IT'S REALLY THROWING ME OFF.</text:p>
      <text:p text:style-name="P5">I CAN'T MAKE MY U'S LITTLE.</text:p>
      <text:p text:style-name="P5">WHAT.</text:p>
      <text:p text:style-name="P5">NO.</text:p>
      <text:p text:style-name="P5">I DON'T USE CAPS LOCK. I THOUGHT IT WAS SUPPOSED TO BE LIKE A TRAINING KEY FOR RETARDS.</text:p>
      <text:p text:style-name="P5">MAYBE ALSO FOR GIRLS. FOR WHEN THEY GET HYSTERICAL AND MAKE THEIR LETTERS SHOUT.</text:p>
      <text:p text:style-name="P5">JUST. NEVER MIND.</text:p>
      <text:p text:style-name="P5">I SAID NEVER MIND.</text:p>
      <text:p text:style-name="P5">OK LOOK.</text:p>
      <text:p text:style-name="P5">I CAN ACKNOWLEDGE THAT THE METHOD YOU PROPOSED IS A LOT MORE EFFICIENT AND SENSIBLE.</text:p>
      <text:p text:style-name="P5">I JUST HAVE MY OWN STYLE.</text:p>
      <text:p text:style-name="P5">THAT I'M COMFORTABLE WITH.</text:p>
      <text:p text:style-name="P5">AND ALSO.</text:p>
      <text:p text:style-name="P5">I JUST NEVER THOUGHT OF THAT.</text:p>
      <text:p text:style-name="P5">FUCK YOU.</text:p>
      <text:p text:style-name="P5"><text:soft-page-break/>OK, THE THING IS.</text:p>
      <text:p text:style-name="P5">DON'T TELL ANYBODY I SAID THIS.</text:p>
      <text:p text:style-name="P5">BUT.</text:p>
      <text:p text:style-name="P5">I'VE ALWAYS HAD A LOT OF TROUBLE.</text:p>
      <text:p text:style-name="P5">AT.</text:p>
      <text:p text:style-name="P5">LEARNING STUFF.</text:p>
      <text:p text:style-name="P3">_</text:p>
      <text:p text:style-name="P3">85. AH4: =007381</text:p>
      <text:p text:style-name="P5">FUCK IT.</text:p>
      <text:p text:style-name="P5">I'LL JUST TYPE IN ALL BIG LETTERS. EVEN THE U'S. WHO CARES.</text:p>
      <text:p text:style-name="P5">ACTUALLY, TYPING THIS WAY IS A LOT EASIER. LOOKS LIKE I WIN THIS ROUND ASSHOLE.</text:p>
      <text:p text:style-name="P5">DON'T ANTAGONIZE ME. YOU AREN'T A FUNNY PERSON.</text:p>
      <text:p text:style-name="P5">I CAN TELL YOU THINK YOU'RE FUNNY. I MAY HAVE PROBLEMS LEARNING.</text:p>
      <text:p text:style-name="P5">BUT I KNOW WHEN A PIECE OF GARBAGE IS TRYING TO BE FUNNY. UNSUCCESSFULLY.</text:p>
      <text:p text:style-name="P5">HAHA! YOU ARE. JUST A WRONG AND UNFUNNY GUY.</text:p>
      <text:p text:style-name="P5">I GUESS.</text:p>
      <text:p text:style-name="P5">YES.</text:p>
      <text:p text:style-name="P5">THOSE THINGS I DID WERE GREAT.</text:p>
      <text:p text:style-name="P5">THAT'S WHAT I'M GOING TO DO.</text:p>
      <text:p text:style-name="P5">YEAH, I ALREADY KNEW I WAS INCREDIBLE AND SPECIAL.</text:p>
      <text:p text:style-name="P5">WHAT ARE YOU TRYING TO DO. INSPIRE ME. SAVE YOUR BREATH FUCKHEAD.</text:p>
      <text:p text:style-name="P5">MOST OF YOUR FACTS ARE BORING SO FAR.</text:p>
      <text:p text:style-name="P5">I WOULD LIKE BETTER AND MORE USEFUL FACTS. RIGHT NOW.</text:p>
      <text:p text:style-name="P5">STUCK?</text:p>
      <text:p text:style-name="P5"><text:s/>WELL, HOW LONG WAS I EVEN SUPPOSED TO WAIT. FOR THAT TWEE BITCH TO GET OUT OF MY SKULL. </text:p>
      <text:p text:style-name="P5"><text:soft-page-break/>AND I GUESS YOU DO?</text:p>
      <text:p text:style-name="P5">TELL ME THEN.</text:p>
      <text:p text:style-name="P5">GOD. DAMN IT.</text:p>
      <text:p text:style-name="P3">_</text:p>
      <text:p text:style-name="P3">86. AH5: =007382</text:p>
      <text:p text:style-name="P5">THIS DIALOGUE IS GIVING ME A HEADACHE.</text:p>
      <text:p text:style-name="P5">BETWEEN YOUR PASSIVE AGGRESSIVE OBSTINACY.</text:p>
      <text:p text:style-name="P5">AND YOUR BIZARRE MOTIVATIONAL DIATRIBES.</text:p>
      <text:p text:style-name="P5">AND THE FACT.</text:p>
      <text:p text:style-name="P5">THAT I'M HAVING A HARD TIME TELLING OUR TEXT APART?</text:p>
      <text:p text:style-name="P5">KIND OF.</text:p>
      <text:p text:style-name="P5">NO, BUT THE COLORS ARE TOO SIMILAR.</text:p>
      <text:p text:style-name="P5">I KNOW THAT SOME LETTERS ARE BIG. AND SOME ARE SMALL. HOW DUMB DO YOU THINK I AM.</text:p>
      <text:p text:style-name="P5">I JUST HAVE AN EASIER TIME THINKING IN COLORS.</text:p>
      <text:p text:style-name="P5">I TOLD YOU. MY BRAIN WORKS DIFFERENTLY, SO SHUT UP.</text:p>
      <text:p text:style-name="P5">HOW DO I POWER IT.</text:p>
      <text:p text:style-name="P5">OH. FUCK.</text:p>
      <text:p text:style-name="P5">WHAT A LOAD OF SHIT. THAT CORD IS SO SHORT. WHAT CAN IT EVEN REACH?</text:p>
      <text:p text:style-name="P5">MAYBE IF I PULL IT REALLY HARD.</text:p>
      <text:p text:style-name="P5">I CAN STRETCH IT FAR ENOUGH. TO PLUG IT INTO THAT FUCKING ROCK OVER THERE???</text:p>
      <text:p text:style-name="P5">THIS IS BEYOND ASININE.</text:p>
      <text:p text:style-name="P5">I HATE YOU.</text:p>
      <text:p text:style-name="P3">_</text:p>
      <text:p text:style-name="P3">87. AH6: =007383</text:p>
      <text:p text:style-name="P5">STOP TOUTING THE WISDOM OF THAT IMBECILE WITH THE DISTURBING <text:soft-page-break/>UNDERPANTS.</text:p>
      <text:p text:style-name="P5">THE ONLY THING HE HAS TAUGHT ME. IS HOW TO RECEIVE HUNDREDS OF BULLETS THROUGH THE TORSO. IN THE LEAST DIGNIFIED MANNER POSSIBLE.</text:p>
      <text:p text:style-name="P5">AND ALSO. A CRASH COURSE IN DYING A PAINFUL DEATH. HOPEFULLY.</text:p>
      <text:p text:style-name="P5">WHAT.</text:p>
      <text:p text:style-name="P5">BULLSHIT.</text:p>
      <text:p text:style-name="P5">YES, I KNOW WHAT THAT IS.</text:p>
      <text:p text:style-name="P5">BUT HIS WINGS FELL OFF!</text:p>
      <text:p text:style-name="P5">I SAW THEM FALL OFF.</text:p>
      <text:p text:style-name="P5">SO. I THINK. HE'S PROBABLY FAKING.</text:p>
      <text:p text:style-name="P5">I DON'T KNOW WHY HE'S FAKING.</text:p>
      <text:p text:style-name="P5">I JUST KNOW THOSE WINGS WERE BOGUS PIECES OF SHIT. THAT WERE LIKE. STRAPPED ON.</text:p>
      <text:p text:style-name="P5">WHICH MEANS. HE IS A FRAUD.</text:p>
      <text:p text:style-name="P5">HUH?</text:p>
      <text:p text:style-name="P5">OH MY GOD.</text:p>
      <text:p text:style-name="P3">_</text:p>
      <text:p text:style-name="P3">88. AH7: =007384</text:p>
      <text:p text:style-name="P5">HOW CAN HE POSSIBLY STILL BE ALIVE???</text:p>
      <text:p text:style-name="P5">WHY. IF YOU SAY HE'S IMMORTAL. THEN IT SHOULDN'T MATTER, RIGHT.</text:p>
      <text:p text:style-name="P5">I DON'T UNDERSTAND WHY THIS FUCKER WON'T DIE.</text:p>
      <text:p text:style-name="P5">NO??</text:p>
      <text:p text:style-name="P5">WHAT. WHAT DOES THAT MEAN.</text:p>
      <text:p text:style-name="P5">??????</text:p>
      <text:p text:style-name="P5">NO, I WON'T SAY THAT.</text:p>
      <text:p text:style-name="P5">GO FUCK YOURSELF. JUST TELL ME WHAT IT MEANS.</text:p>
      <text:p text:style-name="P5">THIS IS. HONESTLY? THE WORST SALES PITCH FOR A MENTOR. THAT I <text:soft-page-break/>HAVE EVER READ.</text:p>
      <text:p text:style-name="P5">IN WHAT.</text:p>
      <text:p text:style-name="P5">I SERIOUSLY THINK. YOU'VE BEEN MOSTLY FUCKING WITH ME.</text:p>
      <text:p text:style-name="P3">_</text:p>
      <text:p text:style-name="P3">89. AH8: =007385</text:p>
      <text:p text:style-name="P5">HE LOOKED AT ME FUNNY.</text:p>
      <text:p text:style-name="P5">DO NOT TYPE IN BIG LETTERS. IT CONFUSES ME.</text:p>
      <text:p text:style-name="P5">I DON'T KNOW.</text:p>
      <text:p text:style-name="P5">I LIKE SHOOTING HIM.</text:p>
      <text:p text:style-name="P5">HE JUST HAS THIS. PERFECTLY SHOOTABLE TORSO.</text:p>
      <text:p text:style-name="P5">HEY. WHAT THE FUCK IS THIS HORRENDOUS MUSIC.</text:p>
      <text:p text:style-name="P5">IT IS WITHOUT A DOUBT. CAUSING ME MORE PAIN. THAN WHATEVER THIS UNKILLABLE CLOWN IS FEELING RIGHT NOW.</text:p>
      <text:p text:style-name="P5">OH FUCK. NO!</text:p>
      <text:p text:style-name="P5">ALRIGHT. WHATEVER.</text:p>
      <text:p text:style-name="P5">I FIND YOUR STIPULATION TO BE TYRANNICAL. BUT FINE.</text:p>
      <text:p text:style-name="P3">_</text:p>
      <text:p text:style-name="P3">90. AH9: =007386</text:p>
      <text:p text:style-name="P5">ALRIGHT.</text:p>
      <text:p text:style-name="P5">NOW WHAT. </text:p>
      <text:p text:style-name="P3">_</text:p>
      <text:p text:style-name="P3">91. AH10: =007387</text:p>
      <text:p text:style-name="P5">YES. YES! I CAN SEE IT.</text:p>
      <text:p text:style-name="P5">IT IS A VIEW OF MY DEAD SISTER. WHAT A BEAUTIFUL SIGHT.</text:p>
      <text:p text:style-name="P5">SHE REALLY MAKES. A MORE BREATHTAKING CORPSE. THAN I EVER IMAGINED.</text:p>
      <text:p text:style-name="P5">THIS IS PERFECT.</text:p>
      <text:p text:style-name="P5"><text:soft-page-break/>I WAS INTENDING ON USING HER PUTRID GREEN BLOOD. TO COLOR MY TEXT.</text:p>
      <text:p text:style-name="P5">YES. IT WAS GOING TO BE LIKE. PAINTING MY WORDS IN HER BLOOD. AS A TOKEN OF MY RUTHLESS TRIUMPH.</text:p>
      <text:p text:style-name="P5">THEN ON THE NEXT TIME I WAS GOING TO HARASS SOMEBODY. IT WAS GOING TO BE ALL LIKE. LOOK WHO WON. IT'S JUST ME NOW.</text:p>
      <text:p text:style-name="P5">AND I WOULD JUST BE LIKE. NOW WHAT'S UP. *BITCHES*.</text:p>
      <text:p text:style-name="P5">IT WAS GOING TO BE.</text:p>
      <text:p text:style-name="P5">SOOOO.</text:p>
      <text:p text:style-name="P5">*BAAAAAADASSSS*.</text:p>
      <text:p text:style-name="P5">ALSO. THIS IS A FUNNY COINCIDENCE. BUT I WAS ALSO BATTING AROUND THE IDEA.</text:p>
      <text:p text:style-name="P5">OF STEALING HER BIG U'S ANYWAY?</text:p>
      <text:p text:style-name="P5">I MEAN. AS ANOTHER KIND OF TROPHY. TO LET PEOPLE KNOW. I'M WHOLE. AND THE BEST SIBLING IS IN CHARGE NOW.</text:p>
      <text:p text:style-name="P5">I WAS ON THE FENCE ABOUT DOING THAT THOUGH. BUT I GUESS YOUR STUPID LOCKED KEYBOARD. MAYBE FORCED THE ISSUE.</text:p>
      <text:p text:style-name="P5">BUT I'LL JUST SAY BADASSERY WAS THE REASON. AND OMIT THE TEDIOUS ANECDOTE ABOUT THE KEYBOARD.</text:p>
      <text:p text:style-name="P5">SO YEAH.</text:p>
      <text:p text:style-name="P5">YES. THAT'S WHAT I WANT.</text:p>
      <text:p text:style-name="P3">_</text:p>
      <text:p text:style-name="P3">92. AH11: =007388</text:p>
      <text:p text:style-name="P5">EXCUSE ME.</text:p>
      <text:p text:style-name="P5">WHAT THE FUCK IS THIS.</text:p>
      <text:p text:style-name="P5">NO. IT'S THIS AWFUL KIND OF MOUSE.</text:p>
      <text:p text:style-name="P5">THE KIND WITH THE GLOSSY ORB. I HATE THESE.</text:p>
      <text:p text:style-name="P5">MY THUMB CLAW IS KIND OF. SLIPPING ON THE SHINY BALL.</text:p>
      <text:p text:style-name="P5">THIS IS INCREDIBLY DIFFICULT TO OPERATE.</text:p>
      <text:p text:style-name="P5">ALSO. THIS IS AN AWKWARD VANTAGE.</text:p>
      <text:p text:style-name="P5"><text:soft-page-break/>IF I WANT TO USE THE MOUSE AND LOOK AT THE SCREEN. I HAVE TO STRETCH MY ARM REALLY FAR.</text:p>
      <text:p text:style-name="P5">AND KIND OF TWIST MY BODY. TO LOOK AROUND THE CORNER. LIKE THIS.</text:p>
      <text:p text:style-name="P3">_</text:p>
      <text:p text:style-name="P3">93. AH12: =007389</text:p>
      <text:p text:style-name="P5">BUT I CAN'T MOVE IT.</text:p>
      <text:p text:style-name="P5">IT'S STUCK.</text:p>
      <text:p text:style-name="P5">WHY IS THE MOUSE STUCK.</text:p>
      <text:p text:style-name="P5">ARE YOU FUCKING SERIOUS.</text:p>
      <text:p text:style-name="P5">I CANNOT BELIEVE THIS.</text:p>
      <text:p text:style-name="P5">WHAT SORT OF ASSHOLE. WOULD SET UP A WIRELESS MOUSE.</text:p>
      <text:p text:style-name="P5">AND THEN WELD IT TO THE COUNTER.</text:p>
      <text:p text:style-name="P5">OHHH.</text:p>
      <text:p text:style-name="P5">OHHHHHHHHHHHHH.</text:p>
      <text:p text:style-name="P5">I AM SO. SO. PISSED OFF AT THIS.</text:p>
      <text:p text:style-name="P5">WHO IS RESPONSIBLE FOR THIS NIGHTMARE.</text:p>
      <text:p text:style-name="P5">I DEMAND TO KNOW.</text:p>
      <text:p text:style-name="P5">WAS IT YOU.</text:p>
      <text:p text:style-name="P5">IT WAS YOU. WASN'T IT.</text:p>
      <text:p text:style-name="P3">_</text:p>
      <text:p text:style-name="P3">94. AH13: =007390</text:p>
      <text:p text:style-name="P5">MARK MY WORDS. WHOEVER YOU ARE.</text:p>
      <text:p text:style-name="P5">SOME DAY I WILL TRACK YOU DOWN. AND KILL YOU.</text:p>
      <text:p text:style-name="P5">LIAR.</text:p>
      <text:p text:style-name="P5">UH. WHAT.</text:p>
      <text:p text:style-name="P5">QUIET. YOUR NONSENSE IS DISTRACTING.</text:p>
      <text:p text:style-name="P9">OK. THERE.</text:p>
      <text:p text:style-name="P9"><text:soft-page-break/>WAIT.</text:p>
      <text:p text:style-name="P9">THIS COLOR IS ALL WRONG. IT'S TOO MUDDY.</text:p>
      <text:p text:style-name="P3">_</text:p>
      <text:p text:style-name="P3">95. AH14: =007391</text:p>
      <text:p text:style-name="P3">OK. HOW'S THIS.</text:p>
      <text:p text:style-name="P3">WHAT.</text:p>
      <text:p text:style-name="P3">WHAT THE FUCK ARE YOU TALKING ABOUT.</text:p>
      <text:p text:style-name="P3">OK. SO??</text:p>
      <text:p text:style-name="P3">AND.</text:p>
      <text:p text:style-name="P3">THIS IS A PARTICULARLY AGGRAVATING TANGENT. TO AN ALREADY GHASTLY CONVERSATION.</text:p>
      <text:p text:style-name="P3">I'M DEFINITELY GOING TO FIGURE OUT WHO YOU ARE. AND HOW TO KILL YOU.</text:p>
      <text:p text:style-name="P3">HOW IT IS ACTUALLY POSSIBLE.</text:p>
      <text:p text:style-name="P3">FOR SOMEONE TO BE THIS OBNOXIOUS AND UNFUNNY???</text:p>
      <text:p text:style-name="P3">STOP FUCKING WITH ME.</text:p>
      <text:p text:style-name="P3">I'M SERIOUS.</text:p>
      <text:p text:style-name="P3">STOP IT.</text:p>
      <text:p text:style-name="P3">FUCK YOU.</text:p>
      <text:p text:style-name="P3">NOW I KNOW YOU'RE FULL OF SHIT.</text:p>
      <text:p text:style-name="P3">GHOSTS CAN'T DIE. THAT MAKES NO SENSE.</text:p>
      <text:p text:style-name="P3">I'M SO CLOSE. TO JUST. WREAKING MAYHEM.</text:p>
      <text:p text:style-name="P3">ON LITERALLY EVERYTHING WITHIN MY TANTRUM RADIUS.</text:p>
      <text:p text:style-name="P3">IF YOU DON'T STOP TEASING ME. AND START BEING USEFUL TO MY QUEST AGAIN.</text:p>
      <text:p text:style-name="P3">WHAT.</text:p>
      <text:p text:style-name="P3">OH GOD.</text:p>
      <text:p text:style-name="P3">HE'S NOT MY MENTOR.</text:p>
      <text:p text:style-name="P3"><text:soft-page-break/>UGH.</text:p>
      <text:p text:style-name="P3">_</text:p>
      <text:p text:style-name="P3">96. AH15: =007392</text:p>
      <text:p text:style-name="P3">WHAT IS THAT.</text:p>
      <text:p text:style-name="P3">WHY IS HE GIVING IT TO ME.</text:p>
      <text:p text:style-name="P3">I THOUGHT YOU KNEW EVERYTHING.</text:p>
      <text:p text:style-name="P3">WHY NOT.</text:p>
      <text:p text:style-name="P3">POTIONS?</text:p>
      <text:p text:style-name="P3">WHAT CORPSES.</text:p>
      <text:p text:style-name="P3">HOLY FUCK. WHO CARES ABOUT THIS.</text:p>
      <text:p text:style-name="P3">WHAT ABOUT THE CROWBAR.</text:p>
      <text:p text:style-name="P3">YOU SAID IT WAS IMPORTANT. </text:p>
      <text:p text:style-name="P3">I BET THAT CROWBAR IS A USELESS PIECE OF GARBAGE. I WILL NOT ACCEPT IT.</text:p>
      <text:p text:style-name="P3">OH. RIGHT.</text:p>
      <text:p text:style-name="P3">MAYBE THAT'S IT.</text:p>
      <text:p text:style-name="P3">THEN WHY.</text:p>
      <text:p text:style-name="P3">YEAH.</text:p>
      <text:p text:style-name="P3">THAT DOESN'T EXPLAIN ANYTHING.</text:p>
      <text:p text:style-name="P3">WHAT'S MAGIC ABOUT IT. WHAT DOES IT DO.</text:p>
      <text:p text:style-name="P3">TELL ME WHAT I'M SUPPOSED TO DO WITH IT.</text:p>
      <text:p text:style-name="P3">YES.</text:p>
      <text:p text:style-name="P3">OK. FINE.</text:p>
      <text:p text:style-name="P3">I THINK I AM DEVELOPING A PREMONITION.</text:p>
      <text:p text:style-name="P3">ABOUT WHY THIS IS IMPORTANT. AND WHAT I'M SUPPOSED TO DO WITH IT.</text:p>
      <text:p text:style-name="P3">YES. IT'S GOING TO HAPPEN REALLY SOON!</text:p>
      <text:p text:style-name="P3">I CAN FEEL IT.</text:p>
      <text:p text:style-name="P3"><text:soft-page-break/>_</text:p>
      <text:p text:style-name="P3">97. AH16: =007393</text:p>
      <text:p text:style-name="P3">YOU SAID SHOOTING THE CLOWN WAS OFF LIMITS.</text:p>
      <text:p text:style-name="P3">BUT I AM STILL PERMITTED TO SMACK HIM AROUND.</text:p>
      <text:p text:style-name="P3">I'M JUST FOLLOWING THE RULES.</text:p>
      <text:p text:style-name="P3">YESSSSS!</text:p>
      <text:p text:style-name="P3">_</text:p>
      <text:p text:style-name="P3">98. AH17: =007394</text:p>
      <text:p text:style-name="P3">YOU PIECE OF SHIT!!!!!!!!!</text:p>
      <text:p text:style-name="P3">I THINK YOU MUST HAVE MENTAL PROBLEMS.</text:p>
      <text:p text:style-name="P3">ONES THAT ARE WORSE THAN MINE, I MEAN.</text:p>
      <text:p text:style-name="P3">OH. THIS IS AMUSING TO YOU?</text:p>
      <text:p text:style-name="P3">THEN WHAT IF, FOR A LAUGH ENCORE.</text:p>
      <text:p text:style-name="P3">I STARTED FUCKING UP YOUR DUMB TOWER?!</text:p>
      <text:p text:style-name="P3">_</text:p>
      <text:p text:style-name="P3">99. AH18: /007395/</text:p>
      <text:p text:style-name="P3">MAKE ME.</text:p>
      <text:p text:style-name="P3">THEN SHUT OFF THAT MUSIC.</text:p>
      <text:p text:style-name="P3">AND BE USEFUL TO ME AGAIN.</text:p>
      <text:p text:style-name="P3">TELL ME ABOUT MY QUEST.</text:p>
      <text:p text:style-name="P3">I COULD DO THIS ALL DAY.</text:p>
      <text:p text:style-name="P3">WOW. THIS IS JUST. THE MOST FUN THING.</text:p>
      <text:p text:style-name="P3">I LOVE THIS MAGIC PRESENT. YOU KNOW WHAT. THAT CLOWN?</text:p>
      <text:p text:style-name="P3">MAYBE HE'S NOT SO BAD.</text:p>
      <text:p text:style-name="P3">I MEAN. ONCE I BROKE HIM IN A LITTLE.</text:p>
      <text:p text:style-name="P3">_</text:p>
      <text:p text:style-name="P3">100. AH19: =007396</text:p>
      <text:p text:style-name="P3"><text:soft-page-break/>EVERYTHING.</text:p>
      <text:p text:style-name="P3">OBVIOUSLY NOT THE BORING IRRELEVANT THINGS.</text:p>
      <text:p text:style-name="P3">DEFINITELY NOT THINGS LIKE. WHO KISSES PEOPLE. WITH THEIR UNPLEASANT NONSKELETAL SMOOSHY LIPS.</text:p>
      <text:p text:style-name="P3">JUST ALL THE THINGS THAT I NEED TO KNOW TO WIN THIS GAME.</text:p>
      <text:p text:style-name="P3">WHO CARES.</text:p>
      <text:p text:style-name="P3">I DON'T WANT YOUR EXCUSES.</text:p>
      <text:p text:style-name="P3">NO.</text:p>
      <text:p text:style-name="P3">SO FAR. THE ADVENTURE IS BORING, AND FRUSTRATING, AND CONSISTS OF AN IDIOT IN A COMPUTER, AND A CLOWN WHO WON'T DIE.</text:p>
      <text:p text:style-name="P3">I WANT TO KNOW WHEN I GET TO START FUCKING SHIT UP.</text:p>
      <text:p text:style-name="P3">WHEN.</text:p>
      <text:p text:style-name="P3">LIKE. IN A COUPLE HOURS. OR.</text:p>
      <text:p text:style-name="P3">YOU REALLY AREN'T TELLING ME ANYTHING.</text:p>
      <text:p text:style-name="P3">WE HAD A DEAL. I PUT THE CROWBAR DOWN. NOW TELL ME THINGS.</text:p>
      <text:p text:style-name="P3">YEAH. GOOD IDEA.</text:p>
      <text:p text:style-name="P3">THEN MY FIRST QUESTION IS.</text:p>
      <text:p text:style-name="P3">WHAT IS THE PLACE.</text:p>
      <text:p text:style-name="P3">I KNOW THAT.</text:p>
      <text:p text:style-name="P3">WHAT'S THIS PLANET, I MEAN.</text:p>
      <text:p text:style-name="P3">EARTH. THAT'S IT?</text:p>
      <text:p text:style-name="P3">I AM UNFAMILIAR WITH THIS RULE. AND SKEPTICAL OF ITS VERACITY.</text:p>
      <text:p text:style-name="P3">TELL ME MORE ABOUT EARTH.</text:p>
      <text:p text:style-name="P3">YES. I BROUGHT IT WITH ME, I THINK.</text:p>
      <text:p text:style-name="P3">INTO THE GAME.</text:p>
      <text:p text:style-name="P3">WHY WOULD SOMEONE MOVE A PLANET.</text:p>
      <text:p text:style-name="P3">HOW.</text:p>
      <text:p text:style-name="P3"><text:soft-page-break/>OK. WHY IS THIS MY PLANET IN THE GAME THOUGH.</text:p>
      <text:p text:style-name="P3">NO I MEAN. I THOUGHT I WAS SUPPOSED TO HAVE A COOL AND SPECIAL PLACE.</text:p>
      <text:p text:style-name="P3">LIKE A LAND OF SOMETHING AND SOMETHING.</text:p>
      <text:p text:style-name="P3">HOW DO I DO THAT.</text:p>
      <text:p text:style-name="P3">WHERE DO I FIND THE KEYS.</text:p>
      <text:p text:style-name="P3">LIES.</text:p>
      <text:p text:style-name="P3">NO. MORE QUESTIONS FIRST.</text:p>
      <text:p text:style-name="P3">WHAT AM I ULTIMATELY STRIVING TO UNLOCK.</text:p>
      <text:p text:style-name="P3">TO MAKE MY REAL LAND APPEAR.</text:p>
      <text:p text:style-name="P3">IS IT SOME SORT OF GIANT, FANCY KEYHOLE.</text:p>
      <text:p text:style-name="P3">A DOOR TO WHAT.</text:p>
      <text:p text:style-name="P3">TREASURE?</text:p>
      <text:p text:style-name="P3">WHAT'S THAT.</text:p>
      <text:p text:style-name="P3">WHAT KIND OF MONSTER.</text:p>
      <text:p text:style-name="P3">IS IT A DEADLY, CHALLENGING MONSTER?</text:p>
      <text:p text:style-name="P3">_</text:p>
      <text:p text:style-name="P3">101. AH20: =007397</text:p>
      <text:p text:style-name="P3">SO MY GOAL IS. TO BURROW FUCK DEEP INTO THE CENTER OF EARTH.</text:p>
      <text:p text:style-name="P3">UNLOCK HIS DOOR.</text:p>
      <text:p text:style-name="P3">AND THEN DESTROY HIM.</text:p>
      <text:p text:style-name="P3">WHY.</text:p>
      <text:p text:style-name="P3">THE CHOICE TO DO WHAT.</text:p>
      <text:p text:style-name="P3">FUCK. NO.</text:p>
      <text:p text:style-name="P3">YOU WERE ON SUCH A ROLL. OF NOT BEING SHITTY.</text:p>
      <text:p text:style-name="P3">WHAT.</text:p>
      <text:p text:style-name="P3">THAT'S BULLSHIT.</text:p>
      <text:p text:style-name="P3"><text:soft-page-break/>WHY DO I GET SUCH A RAW DEAL.</text:p>
      <text:p text:style-name="P3">FOR WHAT.</text:p>
      <text:p text:style-name="P3">WHAT RULES. WHERE ARE THESE RULES WRITTEN.</text:p>
      <text:p text:style-name="P3">NO.</text:p>
      <text:p text:style-name="P3">SO THIS SHIT ASS SESSION. IS PUNISHING ME FOR. BEING TOO FULL OF MYSELF. AND KILLING MY SISTER??</text:p>
      <text:p text:style-name="P3">WHATEVER. I ACCEPT THE CONSEQUENCES. FOR DOING THOSE EXCELLENT THINGS.</text:p>
      <text:p text:style-name="P3">JUST BRING IT ON.</text:p>
      <text:p text:style-name="P3">SO WHAT'S SO TERRIBLE ABOUT THIS SESSION. ASIDE FROM THE FIRST STAGE BEING INSANELY BORING.</text:p>
      <text:p text:style-name="P3">SO.</text:p>
      <text:p text:style-name="P3">OF COURSE I AM.</text:p>
      <text:p text:style-name="P3">LET ME ASK YOU.</text:p>
      <text:p text:style-name="P3">IF YOU WERE THE MOST DEADLY DENIZEN OF ALL.</text:p>
      <text:p text:style-name="P3">WOULD YOU WANT TO MESS WITH...</text:p>
      <text:p text:style-name="P3">_</text:p>
      <text:p text:style-name="P3">102. AH21: =007398</text:p>
      <text:p text:style-name="P3">*THIS*???</text:p>
      <text:p text:style-name="P3">WHAT.</text:p>
      <text:p text:style-name="P3">OH.</text:p>
      <text:p text:style-name="P3">_</text:p>
      <text:p text:style-name="P3">103. AH22: =007400</text:p>
      <text:p text:style-name="P3">UUUGH.</text:p>
      <text:p text:style-name="P3">HOLD ON.</text:p>
      <text:p text:style-name="P3">WHAT IS THAT.</text:p>
      <text:p text:style-name="P3">HE'S PUKING SOMETHING UP.</text:p>
      <text:p text:style-name="P3">IT LOOKS LIKE...</text:p>
      <text:p text:style-name="P3"><text:soft-page-break/>ARE THOSE...</text:p>
      <text:p text:style-name="P3">_</text:p>
      <text:p text:style-name="P3">104. AH23: =007401</text:p>
      <text:p text:style-name="P3">KEYS?</text:p>
      <text:p text:style-name="P3">HE PUKED UP SOME KEYS.</text:p>
      <text:p text:style-name="P3">JUST SOME REGULAR LOOKING KEYS.</text:p>
      <text:p text:style-name="P3">WITH SOME KIND OF CLOWNY KEY RING.</text:p>
      <text:p text:style-name="P3">WHY THE FUCK ARE YOU ASKING ME?</text:p>
      <text:p text:style-name="P3">HOW COULD THIS BE SOMETHING YOU DON'T KNOW.</text:p>
      <text:p text:style-name="P3">SO YOU HAD NO IDEA THAT THIS WRETCHED FOOL SWALLOWED SOME KEYS.</text:p>
      <text:p text:style-name="P3">INTENDING TO LATER REGURGITATE THEM IN FRONT OF ME. PROBABLY AS ANOTHER "PRESENT".</text:p>
      <text:p text:style-name="P3">DID YOU. OR DID YOU NOT. KNOW HE HAD THESE KEYS.</text:p>
      <text:p text:style-name="P3">I DON'T BELIEVE YOU.</text:p>
      <text:p text:style-name="P3">SHUT UP. JUST SHUT UP!</text:p>
      <text:p text:style-name="P3">HOW CAN EVERYTHING YOU SAY BE SO USELESS.</text:p>
      <text:p text:style-name="P3">_</text:p>
      <text:p text:style-name="P3">105. AH24: =007402</text:p>
      <text:p text:style-name="P3">HOW DO I KNOW WHICH KEY GOES IN WHICH HOLE.</text:p>
      <text:p text:style-name="P3">WHAT. THERE ARE NO LABELS. OR NUMBERS. OR ANYTHING?</text:p>
      <text:p text:style-name="P3">THAT'S SO TERRIBLE.</text:p>
      <text:p text:style-name="P3">I LITERALLY CANNOT. EVEN THINK OF A SINGLE THING MORE TERRIBLE THAN THAT.</text:p>
      <text:p text:style-name="P3">OK. I GUESS I FOUND ONE THAT FITS.</text:p>
      <text:p text:style-name="P3">_</text:p>
      <text:p text:style-name="P3">106. AH25: =007403</text:p>
      <text:p text:style-name="P3">AH. YES. IT'S THIS BUMBLING TWIT.</text:p>
      <text:p text:style-name="P3"><text:soft-page-break/>WHERE IS HE.</text:p>
      <text:p text:style-name="P3">HIS LAND LOOKS COOLER THAN MINE.</text:p>
      <text:p text:style-name="P3">THAT FUCKER. I AM SO GOING TO MESS WITH HIM. NOW THAT I CAN SEE HIM.</text:p>
      <text:p text:style-name="P3">HEY.</text:p>
      <text:p text:style-name="P3">WHY CAN I SEE HIM NOW? THEIR GAME WAS BLACKED OUT. LAST I LOOKED.</text:p>
      <text:p text:style-name="P3">INTERESTING.</text:p>
      <text:p text:style-name="P3">_</text:p>
      <text:p text:style-name="P3">107. AH26: =007404</text:p>
      <text:p text:style-name="P3">IT'S THE DIRK HUMAN.</text:p>
      <text:p text:style-name="P3">HE IS SOMEWHAT TOLERABLE. I MEAN. AS A STRONG AND COMPETENT MALE.</text:p>
      <text:p text:style-name="P3">NO. ALL I'M SAYING IS. THE DEATH I WISH ON HIM DOESN'T HAVE TO BE ESPECIALLY PAINFUL.</text:p>
      <text:p text:style-name="P3">IT COULD BE LIKE. GOING TO SLEEP. WITH MAYBE ONLY A SHORT SCREAM.</text:p>
      <text:p text:style-name="P3">SHUT YOUR MOUTH.</text:p>
      <text:p text:style-name="P3">I WILL TRY ANOTHER KEY.</text:p>
      <text:p text:style-name="P3">_</text:p>
      <text:p text:style-name="P3">108. AH27: =007405</text:p>
      <text:p text:style-name="P3">OH HO.</text:p>
      <text:p text:style-name="P3">AND HERE IT WOULD SEEM THAT WE HAVE.</text:p>
      <text:p text:style-name="P3">AN EXEMPLARY PAIR OF SAUCY BITCHES.</text:p>
      <text:p text:style-name="P3">DO YOU THINK...</text:p>
      <text:p text:style-name="P3">NO. NEVER MIND.</text:p>
      <text:p text:style-name="P3">IT WAS A FRIVOLOUS QUESTION.</text:p>
      <text:p text:style-name="P3">I WAS JUST WONDERING.</text:p>
      <text:p text:style-name="P3">DO YOU THINK IT'S LIKELY.</text:p>
      <text:p text:style-name="P3">IF I PEEK AT THEM FOR A WHILE.</text:p>
      <text:p text:style-name="P3"><text:soft-page-break/>THEY WILL BEGIN TO. MAYBE.</text:p>
      <text:p text:style-name="P3">STROKE EACH OTHER'S HAIR.</text:p>
      <text:p text:style-name="P3">OR MAYBE.</text:p>
      <text:p text:style-name="P3">WHAT'S THE WORD I'M THINKING OF.</text:p>
      <text:p text:style-name="P3">YOU DO IT WITH ANOTHER LIVING TORSO THAT'S NEAR YOU. I MEAN, A TORSO YOU HAVEN'T KILLED YET.</text:p>
      <text:p text:style-name="P3">WHEN ONE DARES TO ALLOW THE SEDUCTIVE SERPENT OF DEBAUCHERY TO SLITHER INTO ONE'S SARSWAPAGUS.</text:p>
      <text:p text:style-name="P3">I THINK IT'S CALLED.</text:p>
      <text:p text:style-name="P3">"SNUGGLING"?</text:p>
      <text:p text:style-name="P3">WAIT!</text:p>
      <text:p text:style-name="P3">WHERE ARE YOU GOING.</text:p>
      <text:p text:style-name="P3">I FIND HIM MODERATELY LESS REPELLENT.</text:p>
      <text:p text:style-name="P3">AND HE HAS PROVEN HIMSELF USEFUL. I GUESS.</text:p>
      <text:p text:style-name="P3">I WILL ACCEPT THE RESILIENT BARD AS MY SERVANT.</text:p>
      <text:p text:style-name="P3">_</text:p>
      <text:p text:style-name="P1">Act 6 Act 5</text:p>
      <text:p text:style-name="P3">_</text:p>
      <text:p text:style-name="P3">109. JC1: =007451</text:p>
      <text:p text:style-name="P3">CROCKER.</text:p>
      <text:p text:style-name="P3">HEY IT'S ME.</text:p>
      <text:p text:style-name="P3">REMEMBER ME?</text:p>
      <text:p text:style-name="P3">TUMUT</text:p>
      <text:p text:style-name="P3">OOPS NO.</text:p>
      <text:p text:style-name="P3">*HOLDS SHIFT.* *NOSTALGICALLY.*</text:p>
      <text:p text:style-name="P3">tumut</text:p>
      <text:p text:style-name="P3">YESSSS.</text:p>
      <text:p text:style-name="P3"><text:soft-page-break/>DON'T BE LIKE THAT. YOU STUPID EARTH COW.</text:p>
      <text:p text:style-name="P3">HOW ARE WE SUPPOSED TO BE BECOMING FRIENDS. IF YOU RECOIL FROM MY OLIVE BRANCH.</text:p>
      <text:p text:style-name="P3">LIKE I'M FLAILING A WITHERED MUMMY'S SEVERED LIMB IN YOUR DIRECTION.</text:p>
      <text:p text:style-name="P3">HEY. I DON'T TROLL.</text:p>
      <text:p text:style-name="P3">I *JEER*. GET IT RIGHT.</text:p>
      <text:p text:style-name="P3">TROLLING IS FOR LOSERS. LOSERS SPECIFICALLY WHO ARE TROLLS.</text:p>
      <text:p text:style-name="P3">I BORROWED IT FROM MY SISTER.</text:p>
      <text:p text:style-name="P3">AND SHUT UP. IT LOOKS GREAT.</text:p>
      <text:p text:style-name="P3">AND IS NO UGLIER THAN YOU. WHO I CAN SEE NOW WITH EASE. FOR THE RECORD.</text:p>
      <text:p text:style-name="P3">AM I REALLY.</text:p>
      <text:p text:style-name="P3">WHEN RIGHT NOW I AM LOOKING AT A HOMELY FEMALE IN DUMB BLUE PANTS. SULKING IN A GRAY PLACE. TYPING ON A COMPUTER WITH A STRANGE HUMAN FACE?</text:p>
      <text:p text:style-name="P3">_</text:p>
      <text:p text:style-name="P3">110. JC2: =007452</text:p>
      <text:p text:style-name="P3">MY POWER HAS GROWN CONSIDERABLY SINCE I LAST JEERED YOU.</text:p>
      <text:p text:style-name="P3">I HAVE MADE REMARKABLE STRIDES ON MY SACRED JOURNEY TOWARD IMPORTANT ADULTHOOD.</text:p>
      <text:p text:style-name="P3">ON THIS BULLSHIT PLANET. WHICH USED TO BE YOUR HOME.</text:p>
      <text:p text:style-name="P3">I HAVE FOUND MANY KEYS. AND UNLOCKED MANY HOLES.</text:p>
      <text:p text:style-name="P3">AND NOW I CAN SEE MORE. AND LEARN MORE. THAN YOU COULD EVER FUCKING DREAM!</text:p>
      <text:p text:style-name="P3">WAIT!</text:p>
      <text:p text:style-name="P3">I THINK I GOT OFF ON THE WRONG FOOT.</text:p>
      <text:p text:style-name="P3">HOW ABOUT WE. GNAW THAT ONE OFF AND START OVER?</text:p>
      <text:p text:style-name="P3">I WAS TRYING TO PAY YOU A COMPLIMENT.</text:p>
      <text:p text:style-name="P3">MY PEOPLE AREN'T MEANT TO LIKE ANYBODY. GET IT?</text:p>
      <text:p text:style-name="P3"><text:soft-page-break/>I MEAN, NOT THE WAY HUMANS DO. WE DON'T HAVE THE HUMAN EMOTION CALLED "LOVEKHEKLFSDKF". AND WE SPONTANEOUSLY START MASHING KEYS. WHEN WE ARE FORCED TO EVEN TYPE THE WORD.</text:p>
      <text:p text:style-name="P3">ALL OUR RELATIONSHIPS ARE DICTATED BY THE MIRACLE OF HATRED. SO WHEN I USE BAD WORDS TOWARD YOU. THAT'S JUST ME SAYING THINGS TO TRY TO KNOW YOU BETTER.</text:p>
      <text:p text:style-name="P3">LIKE. "SOCIALLYUOIPY".</text:p>
      <text:p text:style-name="P3">AS A.</text:p>
      <text:p text:style-name="P3">*SHUDDER*</text:p>
      <text:p text:style-name="P3">A... "FRIENDJISJFDJISJSDKFLDJSDKLJF".</text:p>
      <text:p text:style-name="P3">_</text:p>
      <text:p text:style-name="P3">111. JC3: =007453</text:p>
      <text:p text:style-name="P3">SO WHEN I SAY YOU'RE UGLY. WHICH YOU FACTUALLY ARE.</text:p>
      <text:p text:style-name="P3">I MEAN THAT FROM MY PERSPECTIVE. OF BEING NORMAL, AND NOT A SHITTY ALIEN. TO SAY THAT YOU ARE ACTUALLY ATTRACTIVE IN AN UNPLEASANT WAY. TO MY BRAIN.</text:p>
      <text:p text:style-name="P3">FUCK. TRY USING YOUR SUPPOSEDLY BETTER SMARTNESS THAN MINE.</text:p>
      <text:p text:style-name="P3">AND THINK SOMEWHAT LATERALLY. ABOUT LIKE. FUCKING CULTURE. THAT ISN'T *YOURS*.</text:p>
      <text:p text:style-name="P3">YOU DUMB BITCH.</text:p>
      <text:p text:style-name="P3">NO. COME ON. "DUMB BITCH" IS ANOTHER GREAT COMPLIMENT.</text:p>
      <text:p text:style-name="P3">IN THE SAME VEIN AS THAT WHICH I JUST DESCRIBED.</text:p>
      <text:p text:style-name="P3">IT'S A TERM OF "ENDEARMENKSKLJJF" I USE TO TALK ABOUT GIRLS. WHO IN MY VIEW HAVE MANAGED TO AVOID BEING.</text:p>
      <text:p text:style-name="P3">UTTERLY BENEATH MY PERSONAL ACKNOWLEDGEMENT. THIS ISN'T COMPLICATED.</text:p>
      <text:p text:style-name="P3">DEFINITELY.</text:p>
      <text:p text:style-name="P3">I'M NOT JOKING AROUND, CROCKER.</text:p>
      <text:p text:style-name="P3">I'VE UNLOCKED A BUNCH OF YOUR SCREENS. AND SPENT A LOT OF TIME WATCHING YOU.</text:p>
      <text:p text:style-name="P3">WHILE THINKING. JUST.</text:p>
      <text:p text:style-name="P3"><text:soft-page-break/>THE *DIIIIRTIEST* THOUGHTS.</text:p>
      <text:p text:style-name="P3">HEE HEE. HAA.</text:p>
      <text:p text:style-name="P3">THE OTHER FEMALE TOO. LET'S NOT FORGET YOUR SQUAD'S BACKUP BITCH.</text:p>
      <text:p text:style-name="P3">HOW NASTY IS SHE?? JUST SO FOUL. AND THE THINGS YOU GET UP TO WITH ONE ANOTHER. OH MY.</text:p>
      <text:p text:style-name="P3">NEED I EVEN CITE THE ALTERCATION WITH YOUR PUFFY SLUMBER LOAVES?</text:p>
      <text:p text:style-name="P3">MY COMPLIMENTS IN PARTICULAR. ON YOUR COLORFUL UNDERGARMENTS.</text:p>
      <text:p text:style-name="P3">WHILE BOUNCING UP AND DOWN ON THE SOFT HUMAN SARSWAPAGUS.</text:p>
      <text:p text:style-name="P3">DON'T WORRY. YOU CAN'T.</text:p>
      <text:p text:style-name="P3">BUT SERIOUSLY. JANE. CAN I CALL YOU JANE? BITCH, LISTEN.</text:p>
      <text:p text:style-name="P3">YOU ARE ONE GRODY HARLOT. WHICH MEANS GOOD (BAD) THINGS TO ME, LET'S REMEMBER.</text:p>
      <text:p text:style-name="P3">WHEN I UNLOCKED YOU. I DON'T KNOW. MAYBE I'VE CHANGED? OR MAYBE JUST YOU. SINCE YOU TURNED OLDER. BUT YOU'VE REALLY.</text:p>
      <text:p text:style-name="P3">FILLED OUT.</text:p>
      <text:p text:style-name="P3">SINCE I LAST SAW YOU BEFORE.</text:p>
      <text:p text:style-name="P3">HELL YES.</text:p>
      <text:p text:style-name="P3">I DO ENJOY A MEATY BITCH. WITH A LITTLE CLOUT.</text:p>
      <text:p text:style-name="P3">OH. I THINK YOU KNOW.</text:p>
      <text:p text:style-name="P3">WHEN PHYSICAL PORTIONS OF THE BITCH. KIND OF JUT OUT. EXUBERANTLY.</text:p>
      <text:p text:style-name="P3">I JUST HAVE A WEAK SPOT. FOR THE ABOVE AVERAGE HEFT OF YOUR PARTS. WHICH WOBBLE THE MOST.</text:p>
      <text:p text:style-name="P3">NOW DO SOMETHING NAUSEATING FOR ME TO WATCH.</text:p>
      <text:p text:style-name="P3">I WANT TO SEE A TAWDRY ACT OF HARD CORE SCHMALTZ.</text:p>
      <text:p text:style-name="P3">SEE THAT ROCK OVER THERE. PRETEND IT IS THE OTHER INSOLENT BITCH.</text:p>
      <text:p text:style-name="P3">ACT A LITTLE NERVOUS. WITH YOUR IDLE HAND, GRAZE ONE OF YOUR MORE BULBOUS LOCATIONS "INCIDENTALLY".</text:p>
      <text:p text:style-name="P3">THEN ASK THE ROCK IF IT WANTS TO FALL IN LOVE!!! OOOOOOOH.</text:p>
      <text:p text:style-name="P3"><text:soft-page-break/>YOUR WHAT.</text:p>
      <text:p text:style-name="P3">NO. TELL ME WHAT THOSE THINGS YOU SAID ARE. I'M SO ENTICED!</text:p>
      <text:p text:style-name="P3">I WAS JUST SAYING. MY TASTE PREFERS.</text:p>
      <text:p text:style-name="P3">WHEN THE BUXOM SHREW'S PHYSIQUE PUTS A HEALTHY DENT IN SPACETIME.</text:p>
      <text:p text:style-name="P3">I LIKE HOW SALTY IT IS. WHEN A BITCH GROWS OUT OF HER SKELETAL PHASE.</text:p>
      <text:p text:style-name="P3">AND HER FRAME REALLY BEGINS TO CHALLENGE THE HORIZONTAL DIMENSIONS.</text:p>
      <text:p text:style-name="P3">WHEN THE FEMALE RUMP STARTS GETTING MORE MILEAGE OUT OF ITS WIDENESS ATTRIBUTE. MORE BANG FOR ITS BOONBUCK!</text:p>
      <text:p text:style-name="P3">IT EXCITES ME BETTER. WHEN BITCHES PUNISH THE GROUND. WITH EACH MEGALITHIC FOOTSTEP.</text:p>
      <text:p text:style-name="P3">JANE BITCH. I HAVE NEW ORDERS.</text:p>
      <text:p text:style-name="P3">YOU WILL STRIP TO THE SCANTY PAIR OF PARTY PANTS AND THE CLOTH CHEST PIECE WHICH YOU WEAR UNDER THOSE PLAIN RAGS.</text:p>
      <text:p text:style-name="P3">THEN FIND A NAUGHTY PATCH OF MUD.</text:p>
      <text:p text:style-name="P3">AND ROLL AROUND IN THE MUD. LIKE AN EARTH PIG.</text:p>
      <text:p text:style-name="P3">FLAUNTING FOR ME. YOUR SLIPPERY AND SWOLLEN PORCINE PHYSICALITY.</text:p>
      <text:p text:style-name="P3">AND MAYBE GRUNT SOME DECADENT POEMS THROUGH YOUR SNOUT. ABOUT SOME SHITFACE YOU "ADOREFJSDKLJJF".</text:p>
      <text:p text:style-name="P3">OOOOH YES.</text:p>
      <text:p text:style-name="P3">THAT WOULD BE.</text:p>
      <text:p text:style-name="P3">*WRRRRETCHED!*</text:p>
      <text:p text:style-name="P3">WAIT! DON'T SHUT ME OUT.</text:p>
      <text:p text:style-name="P3">REMEMBER WHAT I SAID. ABOUT OUR DIFFERENT CULTURES OR WHATEVER.</text:p>
      <text:p text:style-name="P3">HAVE A FUCKING OPEN MIND, JANE.</text:p>
      <text:p text:style-name="P3">I MADE YOU A PRESENT. FOR YOUR BIRTHDAY. WHATEVER THAT ACTUALLY IS.</text:p>
      <text:p text:style-name="P3">SEE HOW I'M MAKING AN EFFORT TO UNDERSTAND YOUR CUSTOMS?</text:p>
      <text:p text:style-name="P3">MEET ME HALF OF THE GODDAMN WAY.</text:p>
      <text:p text:style-name="P3"><text:soft-page-break/>A SUBLIME ARTISTIC PORTRAIT.</text:p>
      <text:p text:style-name="P3">REMEMBER HOW I SAID MY POWER WAS GROWING WITH EACH DAY.</text:p>
      <text:p text:style-name="P3">THIS APPLIES AS WELL TO MY PROWESS AS A DRAFTSMAN.</text:p>
      <text:p text:style-name="P3">HORSESHIT.</text:p>
      <text:p text:style-name="P3">MY ILLUSTRATION IS STUNNING. IT IS NEARLY A PHOTOGRAPHIC REPRESENTATION OF YOUR ODIOUS MILKSHAKE.</text:p>
      <text:p text:style-name="P3">NOW PARK THE INDUSTRIAL LOAD OF FREIGHT YOU DECLARE A BOTTOM. AND FEAST YOUR EYES ON MY FUCKING EXCELLENCE!</text:p>
      <text:p text:style-name="P8"><text:a xlink:type="simple" xlink:href="http://tinyurl.com/JANETHISISYOU" text:style-name="Internet_20_link" text:visited-style-name="Visited_20_Internet_20_Link"><text:span text:style-name="T3">http://tinyurl.com/JANETHISISYOU</text:span></text:a></text:p>
      <text:p text:style-name="P3">I BELIEVE I HAVE CHOSEN THE PERFECT SHAPE FOR YOU.</text:p>
      <text:p text:style-name="P3">IT IS DESCRIBED IN CERTAIN CIRCLES KNOWLEDGEABLE OF THE ARTS. AS. "A CIRCLE".</text:p>
      <text:p text:style-name="P3">I AM VERY PLEASED WITH HOW FAITHFULLY IT HAS CAPTURED THE OBSCENE ROTUNDITY. OF YOUR MAGNIFICENT CARRIAGE.</text:p>
      <text:p text:style-name="P3">TRULY A SPITTING IMAGE OF THE CROCKER BITCH.</text:p>
      <text:p text:style-name="P3">NOW LISTEN CAREFULLY. YOU MAY LEARN SOMETHING.</text:p>
      <text:p text:style-name="P3">THE MASTERPIECE AFICIONADO WILL NOTICE. HOW I ACHIEVED THIS HIGHLY ADVANCED AND DIFFICULT SHAPE.</text:p>
      <text:p text:style-name="P3">WHAT MOST GIFTED ARTISANS WILL TELL YOU. IS THAT. CIRCLES ARE BASICALLY FUCKING IMPOSSIBLE TO DRAW.</text:p>
      <text:p text:style-name="P3">TRUST ME.</text:p>
      <text:p text:style-name="P3">IT'S LIKE A PARADOX. A SHAPE WITHOUT ANGLES. WHAT??</text:p>
      <text:p text:style-name="P3">SO I FUCKING CHEATED.</text:p>
      <text:p text:style-name="P3">I NAVIGATED THE IRRATIONAL PERIMETER BY MAKING A LOT OF EASILY UNDERSTANDABLE, TOTALLY LOGICAL MARKS. FORMING A WHOLE BUNCH OF LITTLE RIGHT ANGLES.</text:p>
      <text:p text:style-name="P3">THE CHEATING PART HAPPENS WHEN I DO THIS A LOT. SO IT GOES IN A ROUND DIRECTION.</text:p>
      <text:p text:style-name="P3">THIS ONE CAME OUT WELL I THINK. BUT THERE'S ROOM TO IMPROVE.</text:p>
      <text:p text:style-name="P3">I HAVE THEORIZED THAT IF I KEEP MAKING BOGUS CIRCLES LIKE THIS.</text:p>
      <text:p text:style-name="P3"><text:soft-page-break/>WHILE DRAWING MORE AND MORE ANGLES. BUT SMALLER. SO SMALL THAT YOU START CAN'T SEEING THEM.</text:p>
      <text:p text:style-name="P3">THAT THE ILLUSION OF THE CIRCLE WILL BE COMPLETE! AND PEOPLE WILL BELIEVE IN THE FAKE CIRCLE. LIKE A BUNCH OF SUCKERS.</text:p>
      <text:p text:style-name="P3">I BET NOBODY HAS THOUGHT OF THAT CIRCLE STRATEGY. I THINK I'M THE FIRST AT THIS IDEA. AND BEST AT IT ALREADY.</text:p>
      <text:p text:style-name="P3">PEOPLE THINK I'M DUMB. ESPECIALLY THE VOICE IN MY HEAD.</text:p>
      <text:p text:style-name="P3">AND THEY MAY BE RIGHT ABOUT ME BEING DUMB.</text:p>
      <text:p text:style-name="P3">BUT WHEN IT COMES TO THE SPECIAL WAY I DO THINGS. WHICH IS ALWAYS ACTUALLY. THE PERFECT WAY.</text:p>
      <text:p text:style-name="P3">I AM.</text:p>
      <text:p text:style-name="P3">A GENIUS!</text:p>
      <text:p text:style-name="P3">_</text:p>
      <text:p text:style-name="P3">112. JC4: =007454</text:p>
      <text:p text:style-name="P3">OINK.</text:p>
      <text:p text:style-name="P3">YOU WERE. WAIT. WHAT'S THE CONJUGATION ASSOCIATED WITH "HUMAN BIRTH"?</text:p>
      <text:p text:style-name="P3">IS IT. HUMAN BORTH?</text:p>
      <text:p text:style-name="P3">YOU WERE HUMAN BORTH.</text:p>
      <text:p text:style-name="P3">SAYING HER NAME ONLY WAKES HER UP. IF SHE'S ALIVE.</text:p>
      <text:p text:style-name="P3">SO YOUR HOG FACE CAN SNORT THE DIRTY SYLLABLES ALL IT WANTS. HELL, I WILL EVEN GIVE YOU A HAND!</text:p>
      <text:p text:style-name="P3">CALLIOPE! WAKE UP SIS!</text:p>
      <text:p text:style-name="P3">HAA HAA, WHOOPS. SHE CAN'T.</text:p>
      <text:p text:style-name="P3">THE BITCH IS DEAD!</text:p>
      <text:p text:style-name="P3">NO IT'S TRUE. I GOT SOMEBODY TO STAB HER A LOT.</text:p>
      <text:p text:style-name="P3">THEN I STOLE HER BLOOD FOR MY LETTERS. </text:p>
      <text:p text:style-name="P3">JANE BITCH. YOUR PREPOSTEROUS FEMALE EMOTIONS ARE GOING EARTH BANANAS AGAIN.</text:p>
      <text:p text:style-name="P3">SETTLE DOWN AND LISTEN TO BOY REASON. DO NOT MAKE ME DEMONSTRATE <text:soft-page-break/>THE VERACITY OF MY FACTS. YET AGAIN.</text:p>
      <text:p text:style-name="P3">THAT SACCHARINE TRAMP IS SUCH A GONER. SHE'S NEVER COMING BACK.</text:p>
      <text:p text:style-name="P3">JUST LIKE YOUR DAPPER HUMAN GUARDIAN.</text:p>
      <text:p text:style-name="P3">HE'S FUCKING DEAD IS WHERE.</text:p>
      <text:p text:style-name="P3">GOD. I'M TRYING TO.</text:p>
      <text:p text:style-name="P3">MY FACTS ARE HAVING DIFFICULTY PENETRATING YOUR HYSTERICAL ATTITUDE. LISTEN TO ME VERY CLOSE.</text:p>
      <text:p text:style-name="P3">HE WAS CAPTURED BY AN AGENT SOON AFTER YOU BEGAN YOUR QUEST. HE WAS THEN PUT IN JAIL ON DERSE.</text:p>
      <text:p text:style-name="P3">BITCH, YOU AREN'T PAYING ATTENTION. DO YOU KNOW ANYTHING ABOUT THE PRISON SYSTEM ON DERSE?</text:p>
      <text:p text:style-name="P3">IT ISN'T LIKE THE SOFT TIME YOU DO ON PROSPIT. I BET YOU NEVER SPENT ANY TIME IN THE JOKE THEY CALL A SLAMMER THERE. LET ALONE ON DERSE.</text:p>
      <text:p text:style-name="P3">I WAS NOT VERY WELL BEHAVED. I DID MORE THAN MY SHARE OF TIME. CHAINED TO THE WALL OF A CELL.</text:p>
      <text:p text:style-name="P3">HEE HEE! LIKE I WASN'T SO USED TO THAT. I WAS LIKE. DO YOUR WORST.</text:p>
      <text:p text:style-name="P3">AND THEN THEY DID. DERSITES DO NOT TREAT THEIR PRISONERS GOOD. TO SAY THE LEAST!</text:p>
      <text:p text:style-name="P3">I WAS ONLY ABLE TO SURVIVE THE BRUTALITY. DUE TO MY EXCEPTIONAL CONSTITUTION. AND EVEN TO SOME EXTENT. MY ABILITY TO ENJOY ANGUISH.</text:p>
      <text:p text:style-name="P3">BUT YOUR PATHETIC, FRAIL HUMAN "DAD" IS A DIFFERENT STORY. THERE IS NO DOUBT AT ALL. THAT HE IS DEAD BY NOW!</text:p>
      <text:p text:style-name="P3">_</text:p>
      <text:p text:style-name="P3">113. JC5: =007455</text:p>
      <text:p text:style-name="P3">YOU REALLY SHOULD BELIEVE ME. I HAVE UNLOCKED MANY OF HIS SCREENS, JUST LIKE YOURS.</text:p>
      <text:p text:style-name="P3">YOU SHOULD SEE HOW THEY TREATED HIM! THE HORROR HE EXPERIENCED MUST BE DIFFICULT FOR A HUMAN GIRL TO IMAGINE.</text:p>
      <text:p text:style-name="P3">PERHAPS I SHOULD CAPTURE ONE OF THE VISUALS. AND SHOW YOU FIRST <text:soft-page-break/>HAND?</text:p>
      <text:p text:style-name="P3">HIS AGONY WAS MAGNIFICENT. AND VERY LONG LASTING. YOU SEE. HE WAS A VIP.</text:p>
      <text:p text:style-name="P3">A VERY IMPORTANT PRISONER. SO THEY GAVE HIM SPECIAL TREATMENT.</text:p>
      <text:p text:style-name="P3">UNDER SUCH CRUEL CIRCUMSTANCES. I BELIEVE HE WOULD HAVE TRADED HIS FAVORITE HAT. FOR A SWIFT END TO HIS HILARIOUS SUFFERING!</text:p>
      <text:p text:style-name="P3">BUT IT WAS SO WONDERFUL AND GREAT TO WATCH!</text:p>
      <text:p text:style-name="P3">BETWEEN YOUR FATHER'S DEMISE. AND HIS DAUGHTER'S EPIC POSTERIOR. LOOMING LARGE ON MY VIDEO DISPLAYS.</text:p>
      <text:p text:style-name="P3">I REALLY MUST THANK YOUR ENTIRE "FAMILY". FOR HOURS OF SCANDALOUS ENJOYMENT!</text:p>
      <text:p text:style-name="P3">_</text:p>
      <text:p text:style-name="P3">114. JaEn1: =007569</text:p>
      <text:p text:style-name="P3">DON'T DO IT.</text:p>
      <text:p text:style-name="P3">WASTE YOUR TIME WITH THAT BITCH.</text:p>
      <text:p text:style-name="P3">YOU SHOULD THANK ME FOR DISTRACTING YOU. FROM INITIATING A POINTLESS CONVERSATION.</text:p>
      <text:p text:style-name="P3">WITH AN UGLY HOT WOMAN.</text:p>
      <text:p text:style-name="P3">OH MY FUCK.</text:p>
      <text:p text:style-name="P3">SHUT UP.</text:p>
      <text:p text:style-name="P3">WOW.</text:p>
      <text:p text:style-name="P3">EVEN I THINK YOU SOUND LIKE A DOUCHE RIGHT NOW.</text:p>
      <text:p text:style-name="P3">BUT LOOK. JAKE HUMAN.</text:p>
      <text:p text:style-name="P3">I DIDN'T COME TO JEER YOU. UNTIL YOU DRIP THE WEIRD FACE WATER OUT OF YOUR SOCKETS.</text:p>
      <text:p text:style-name="P3">EVEN THOUGH IT SAYS I'M JEERING YOU AT THE TOP. JUST IGNORE THAT.</text:p>
      <text:p text:style-name="P3">I'M HERE ON A DIFFERENT KIND OF BUSINESS.</text:p>
      <text:p text:style-name="P3">I WAS HOPING WE COULD BE MORE "GENTLEMANLY" WITH EACH OTHER.</text:p>
      <text:p text:style-name="P3">YES.</text:p>
      <text:p text:style-name="P3"><text:soft-page-break/>I EVEN LOOKED IT UP IN ONE OF YOUR EARTH DICTIONARIES TO MAKE ABSOLUTELY SURE I WAS USING THE WORD RIGHT.</text:p>
      <text:p text:style-name="P3">DID YOU KNOW. THERE DOES NOT EXIST A FEMALE EQUIVALENT OF THAT WORD?</text:p>
      <text:p text:style-name="P3">THERE IS NO SUCH THING AS BEING "GENTLEWOMANLY". I LOOKED THAT UP TOO. IT ISN'T THERE.</text:p>
      <text:p text:style-name="P3">WELL OK.</text:p>
      <text:p text:style-name="P3">IT IS.</text:p>
      <text:p text:style-name="P3">BUT I REFUSE TO BELIEVE THAT'S A REAL WORD.</text:p>
      <text:p text:style-name="P3">IT'S TOTALLY MADE UP. AND DOESN'T BELONG THERE.</text:p>
      <text:p text:style-name="P3">YOU KNOW WHY IT'S PROBABLY IN THERE?</text:p>
      <text:p text:style-name="P3">BECAUSE SOME SILLY BITCH PUT IT THERE.</text:p>
      <text:p text:style-name="P3">TRUST ME. THIS IS NOT A NOTION WHICH APPLIES TO THAT AWFUL GENDER.</text:p>
      <text:p text:style-name="P3">FEMALES ARE NOT BIOLOGICALLY EQUIPPED TO BEHAVE REASONABLY. AS PROVEN BEYOND A SHADOW OF A DOUBT. BY EMPIRICAL ASSERTION.</text:p>
      <text:p text:style-name="P3">THEY ARE VERY SHRILL AND INSANE AND DON'T MAKE ANY SENSE. THEIR EMOTIONS ARE OUT OF CONTROL AND THEIR FEELINGS NEVER SHUT UP.</text:p>
      <text:p text:style-name="P3">AND WORST OF ALL. GIRLS ARE VERY TRENCHANT TOWARD BOYS WHO WOULD KINDLY INFORM THEM OF THE WAY REALITY FUCKING WORKS.</text:p>
      <text:p text:style-name="P3">TALK ABOUT UNGRATEFUL. NO. THERE IS NOTHING WORTHWHILE TO BE GAINED. FROM CHATTING UP THE BITCHES.</text:p>
      <text:p text:style-name="P3">AS SUCH. IT IS MY SOLEMN BOYPLEDGE. THAT I WILL NEVER BOTHER SPEAKING WITH YOUR FOUL HUMAN STRUMPETS AGAIN.</text:p>
      <text:p text:style-name="P3">_</text:p>
      <text:p text:style-name="P3">115. JaEn2: =007570</text:p>
      <text:p text:style-name="P3">THROUGH CAREFUL OBSERVATION OF YOUR PARTY. I HAVE DETERMINED THEY ARE BOTH USELESS. AND HOLDING YOU ALL BACK.</text:p>
      <text:p text:style-name="P3">ON THE OTHER HAND. BOTH OF YOUR MALE PLAYERS ARE PRETTY GOOD. THE OTHER GUY, AND HIS RED FLOATING MALE GHOST? THEY'RE SO STRONG. IT'S SO GREAT.</text:p>
      <text:p text:style-name="P3">I REALLY RESPECT THAT.</text:p>
      <text:p text:style-name="P3"><text:soft-page-break/>YOU'RE NOT AS STRONG. BUT WHATEVER. YOU'RE ALRIGHT ANYWAY.</text:p>
      <text:p text:style-name="P3">LET'S FACE IT. COMPARED TO THE FECKLESS HOES. YOU'RE IN A CLASS OF YOUR OWN.</text:p>
      <text:p text:style-name="P3">NO YOU FUCKING MORON.</text:p>
      <text:p text:style-name="P3">IF I STOOPED TO YOUR LEVEL. AND DECIDED TO JACK *ANY* PORTION OF YOUR SWAGGER.</text:p>
      <text:p text:style-name="P3">DON'T YOU THINK. YOU'D NEED TO EARN MY RESPECT FIRST???</text:p>
      <text:p text:style-name="P3">YES. EXACTLY.</text:p>
      <text:p text:style-name="P3">UNDERSTANDING IS WHAT I NOTICE YOU DON'T DO. AS OFTEN AS POSSIBLE.</text:p>
      <text:p text:style-name="P3">THIS IS WHAT I'M TALKING ABOUT JAKE.</text:p>
      <text:p text:style-name="P3">IT IS WHY I HAVE TAKEN AN INTEREST IN YOU.</text:p>
      <text:p text:style-name="P3">BECAUSE YOU'RE DUMB AS A BAG OF TEETH.</text:p>
      <text:p text:style-name="P3">I'VE CHECKED YOU OUT. FROM MANY DIFFERENT MONITORS.</text:p>
      <text:p text:style-name="P3">YOU ARE JUST. SPECTACULARLY UNINTELLIGENT.</text:p>
      <text:p text:style-name="P3">SETTLE DOWN. I WAS TRYING TO PAY YOU A COMPLIMENT.</text:p>
      <text:p text:style-name="P3">WHILE TO CASUAL OBSERVERS YOU MIGHT APPEAR. TOO STUPID TO KNOW HOW FAR PANTS ARE SUPPOSED TO GO DOWN YOUR LEGS.</text:p>
      <text:p text:style-name="P3">I KNOW THAT IT'S QUITE POSSIBLE. YOU ARE JUST MISUNDERSTOOD.</text:p>
      <text:p text:style-name="P3">IT IS POSSIBLE THAT YOU JUST HAVE A SPECIAL MIND.</text:p>
      <text:p text:style-name="P3">LIKE ME.</text:p>
      <text:p text:style-name="P3">_</text:p>
      <text:p text:style-name="P3">116. JaEn3: =007571</text:p>
      <text:p text:style-name="P3">UGH. NO. I DON'T HAVE ANY FRIENDS.</text:p>
      <text:p text:style-name="P3">FOR MY PEOPLE. THE WORD FOR FRIENDS. IS FLAWS.</text:p>
      <text:p text:style-name="P3">PROBABLY NOT? BUT. IT SHOULD BE.</text:p>
      <text:p text:style-name="P3">BECAUSE IT'S TRUE. AS A MATTER OF MY PERFECT PHILOSOPHY ABOUT EVERYTHING.</text:p>
      <text:p text:style-name="P3">BUT THE FACT THAT YOU CLEARLY HATE YOUR FRIENDS. AND ARE READY TO <text:soft-page-break/>SHED THEM LIKE THE DRY SKIN OF A SERPENT.</text:p>
      <text:p text:style-name="P3">INDICATES THAT WE SHARE A VERY SPECIAL QUALITY AMONG BROTHERLY BROS. WHO MUST WORK HARDER WITH OUR BRAINS THAN EVERYONE ELSE.</text:p>
      <text:p text:style-name="P3">SO WE MAY ACHIEVE BRUTAL SUPREMACY OVER THEM ALL.</text:p>
      <text:p text:style-name="P3">HAHAHAHAHAHAHAHAHA!</text:p>
      <text:p text:style-name="P3">HELL NO. BUT THANKS FOR THE LAUGH.</text:p>
      <text:p text:style-name="P3">MY CLASS IS SO MUCH BETTER THAN YOURS. IT'S NOT EVEN FUNNY. EVEN THOUGH I JUST LAUGHED.</text:p>
      <text:p text:style-name="P3">MINE IS THE BEST OF ALL. WHILE YOURS IS FUCKING TRASH.</text:p>
      <text:p text:style-name="P3">LORD.</text:p>
      <text:p text:style-name="P3">WHAT?</text:p>
      <text:p text:style-name="P3">NO.</text:p>
      <text:p text:style-name="P3">THAT WAS NOT A SHORT REMARK OF FRUSTRATION.</text:p>
      <text:p text:style-name="P3">IT WAS THE ANSWER DUMBASS.</text:p>
      <text:p text:style-name="P3">IT'S THE MASTER CLASS.</text:p>
      <text:p text:style-name="P3">DON'T YOU LOSERS DO ANY HOMEWORK ON THIS GAME.</text:p>
      <text:p text:style-name="P3">YOU'D THINK YOU WOULD ALL BE EXPERTS. WITH HOW MUCH MY SISTER HARANGUED YOU ON THIS TEDIOUS SHIT.</text:p>
      <text:p text:style-name="P3">SINCE I HAVE HAD GREAT SUCCESS SO FAR. IN PROGRESSING THROUGH THIS DEAD SESSION. I DECIDED. IT WAS TIME TO BITE THAT BULLET.</text:p>
      <text:p text:style-name="P3">AND RETURN HOME. TO RETRIEVE ALL OF HER TERRIBLE TEXTS ON THE SUBJECT OF THIS GAME. AND OF YOUR STORY.</text:p>
      <text:p text:style-name="P3">I HAVE PORED OVER EVERY NAUSEATING VERSE. IT HAS BEEN A TRUE EXERCISE IN AGONY. FEW COULD POSSIBLY UNDERSTAND MY SUFFERING.</text:p>
      <text:p text:style-name="P3">BUT THAT'S OK.</text:p>
      <text:p text:style-name="P3">BECAUSE I'M NOT THE IDIOT KID I USED TO BE. NOW I KNOW. THAT WHAT IT TAKES FOR ME TO LEARN AND GROW STRONGER.</text:p>
      <text:p text:style-name="P3">IS EXCRUCIATING EFFORT.</text:p>
      <text:p text:style-name="P3">SO I HAVE A CHOICE. WHICH IS TO EITHER BE WEAK.</text:p>
      <text:p text:style-name="P3">WHEN WEAKNESS IS COMPLETELY UNACCEPTABLE.</text:p>
      <text:p text:style-name="P3"><text:soft-page-break/>OR TO SUFFER. FOREVER. UNTIL NO ONE ELSE EXISTS.</text:p>
      <text:p text:style-name="P3">WHO IS STRONGER THAN ME.</text:p>
      <text:p text:style-name="P3">AND THAT'S YOUR CHOICE TOO.</text:p>
      <text:p text:style-name="P3">PAGE HUMAN ENGLISH.</text:p>
      <text:p text:style-name="P3">FOR YOU. PROBABLY EVEN MORE SO.</text:p>
      <text:p text:style-name="P3">BECAUSE AS A LOWLY PAGE. AND AS AN EVEN LOWLIER HUMAN. YOU ARE UTTERLY WORTHLESS.</text:p>
      <text:p text:style-name="P3">AND SO YOUR TRIALS I BELIEVE MUST INCLUDE. PROVING TO PARADOX SPACE THAT YOU EVEN DESERVE TO EXIST. IN THE FIRST PLACE.</text:p>
      <text:p text:style-name="P3">AND WHILE MY TRIALS WILL BE SIMILARLY GRUELING. A LORD'S WORTHINESS IS AT NO POINT EVER IN DOUBT.</text:p>
      <text:p text:style-name="P3">HIS NOBILITY IS MANIFEST. SUPREME MASTERY WAITS FOR HIM PATIENTLY. LIKE AN EMPTY THRONE UNDER HEAVY GUARD.</text:p>
      <text:p text:style-name="P3">REALITY ALREADY KNOWS I WILL PREVAIL. JUST AS IT KNEW I WOULD PREDOMINATE.</text:p>
      <text:p text:style-name="P3">AND SO INEVITABILITY IS ALWAYS ON MY SIDE.</text:p>
      <text:p text:style-name="P3">IT IS MY. WHAT DO YOU CALL IT.</text:p>
      <text:p text:style-name="P3">BORTHRIGHT?</text:p>
      <text:p text:style-name="P3">BORTHRIGHT.</text:p>
      <text:p text:style-name="P3">DAMN STRAIGHT.</text:p>
      <text:p text:style-name="P3">NEVER FORGET WHO YOU ARE MEANT TO SERVE.</text:p>
      <text:p text:style-name="P3">_</text:p>
      <text:p text:style-name="P3">117. JaEn4: =007572</text:p>
      <text:p text:style-name="P3">JAKE.</text:p>
      <text:p text:style-name="P3">YOU STUPID SHIT.</text:p>
      <text:p text:style-name="P3">HOW CAN YOU BE THIS DUMB.</text:p>
      <text:p text:style-name="P3">ALRIGHT. FIRST OF ALL. MY TONGUE IS NOT SILVER. THAT'S VERY CLOSE TO BEING INSULTING TO ME.</text:p>
      <text:p text:style-name="P3">BUT. I ACTUALLY DO HAVE A FORKED TONGUE.</text:p>
      <text:p text:style-name="P3"><text:soft-page-break/>WAIT IS THAT SERIOUSLY AN INSULT IN YOUR CULTURE? HOW IS THAT INSULTING??</text:p>
      <text:p text:style-name="P3">WOW. OK. WOW.</text:p>
      <text:p text:style-name="P3">FIRST. NOT ONLY ARE YOU AN IMBECILE. YOU'RE A FUCKING RACIST TOO.</text:p>
      <text:p text:style-name="P3">JAKE. YOU JUST SAID SOME RACIST SHIT. END OF STORY.</text:p>
      <text:p text:style-name="P3">SECOND OF ALL. I'M NOT ASKING YOU FOR A DAMN THING.</text:p>
      <text:p text:style-name="P3">AS IF YOU HAVE ANYTHING TO OFFER ME AT ALL.</text:p>
      <text:p text:style-name="P3">THE VERY IDEA THAT YOU COULD IN ANY WAY IMPROVE MY EXISTENCE. IS ALMOST AS OFFENSIVE AS. YOUR FLAGRANT RACISM.</text:p>
      <text:p text:style-name="P3">THERE'S NO "DEAL WITH THE DEVIL" BULLSHIT GOING ON HERE.</text:p>
      <text:p text:style-name="P3">I'M OFFERING TO HELP YOU. STRICTLY AS A PRO BONO ARRANGEMENT.</text:p>
      <text:p text:style-name="P3">MY ASSISTANCE WILL BE. AN UNCONDITIONAL ACT OF BENEVIOLENCE.</text:p>
      <text:p text:style-name="P3">NO.</text:p>
      <text:p text:style-name="P3">LET'S NOT BE TOO SENTIMENTAL HERE. I MEAN. YEAH. I GUESS THERE'S OUR COMMON GROUND.</text:p>
      <text:p text:style-name="P3">BUT WHAT I'D REALLY LIKE TO DO. IS GROOM A WORTHY ADVERSARY.</text:p>
      <text:p text:style-name="P3">IF I HELP YOU REACH YOUR FULL POTENTIAL. AS A PAGE OF HOPE. YOU COULD BECOME EXTREMELY POWERFUL SOME DAY.</text:p>
      <text:p text:style-name="P3">MAYBE EVEN POWERFUL ENOUGH TO POSE A CHALLENGE TO ME. OR MAYBE EVEN ENOUGH TO BEAT ME.</text:p>
      <text:p text:style-name="P3">WHEN I SAID "MEANT TO SERVE". SERVE MEANT MORE THAN ONE THING. YOU KNOW. LIKE KICK MY ASS??</text:p>
      <text:p text:style-name="P3">WOULDN'T YOU LIKE THAT JAKE? DON'T YOU LIKE TO ROUGHHOUSE?</text:p>
      <text:p text:style-name="P3">OR MAYBE I HAD YOU WRONG. MAYBE YOU ARE IN FACT A GIRLY MAN. WHO DOES NOT LIKE TO ROUGHHOUSE.</text:p>
      <text:p text:style-name="P3">EXCELLENT.</text:p>
      <text:p text:style-name="P3">THEN OUR COMMITMENT IS SEALED. I WILL HELP YOU REACH YOUR TRUE POTENTIAL.</text:p>
      <text:p text:style-name="P3">LET US MARK THIS PLEDGE. WITH A SPECIAL NEW DESKTOP WALLPAPER I HAVE DRAWN FOR YOU.</text:p>
      <text:p text:style-name="P3"><text:soft-page-break/>IT IS HOW I ENVISION THE IDEALIZED DEPICTION. OF OUR COLLABORATIVE BROSMANSHIP.</text:p>
      <text:p text:style-name="P3">I HAVE BEEN GETTING SO MUCH BETTER LATELY. WITH A LOT OF HARD WORK AS USUAL.</text:p>
      <text:p text:style-name="P3">I AM ABLE TO BRING THE MANY SMALL ANGLES MOSTLY UNDER CONTROL. TO SIMULATE THE ILLUSION. OF PHOTO REALISTIC FORMS OF COLOR AND LIGHT.</text:p>
      <text:p text:style-name="P3">JAKE. I GIVE YOU.</text:p>
      <text:p text:style-name="P3">THE FINE ARTS:</text:p>
      <text:p text:style-name="P8"><text:a xlink:type="simple" xlink:href="http://tinyurl.com/JAKETHISISUS" text:style-name="Internet_20_link" text:visited-style-name="Visited_20_Internet_20_Link"><text:span text:style-name="T3">http://tinyurl.com/JAKETHISISUS</text:span></text:a><text:span text:style-name="T1"> </text:span></text:p>
      <text:p text:style-name="P3">GO ON. APPLY IT TO YOUR DEVICE.</text:p>
      <text:p text:style-name="P3">I WILL WAIT.</text:p>
      <text:p text:style-name="P3">NO. DO IT NOW.</text:p>
      <text:p text:style-name="P3">APPLY THE WALLPAPER THIS FUCKING INSTANT YOU CRETINOUS PHILISTINE. OR THE DEAL'S OFF.</text:p>
      <text:p text:style-name="P3">IT'S NOT TRAINING.</text:p>
      <text:p text:style-name="P3">IT'S JUST SOME GUIDANCE FROM A FAR AWAY ALIEN.</text:p>
      <text:p text:style-name="P3">I WILL BE YOUR PATRON TROLL. THAT'S LIKE THIS WHOLE THING IN YOUR STORY. HAVING A PATRON TROLL.</text:p>
      <text:p text:style-name="P3">OF COURSE I'M NOT A TROLL. TROLLS ARE A KIND OF PESTILENT VERMIN AND THEY SHOULD ALL SUFFER AND DIE.</text:p>
      <text:p text:style-name="P3">"PATRON TROLL" IS JUST A PHRASE TO HELP YOU UNDERSTAND.</text:p>
      <text:p text:style-name="P3">NO. GOD. DON'T MAKE UP TERMS FOR WHAT I AM. I WILL DO THAT.</text:p>
      <text:p text:style-name="P3">I WILL JUST BE YOUR PATRON DUDE.</text:p>
      <text:p text:style-name="P3">OR MAYBE. YOUR PATRON MANBRO.</text:p>
      <text:p text:style-name="P3">WHAT THE HELL IS THAT?</text:p>
      <text:p text:style-name="P3">GAY. WHAT'S GAY YOU IDIOT FUCK.</text:p>
      <text:p text:style-name="P3">I SEE.</text:p>
      <text:p text:style-name="P3">THEN YES. YOU ARE CORRECT.</text:p>
      <text:p text:style-name="P3">THIS IS GOING TO BE GAY AS HELL.</text:p>
      <text:p text:style-name="P3"><text:soft-page-break/>_</text:p>
      <text:p text:style-name="P3">118. JaEn5: =007573</text:p>
      <text:p text:style-name="P3">THERE'S NOT MUCH TO THIS.</text:p>
      <text:p text:style-name="P3">I JUST TELL YOU SOME SHIT TO DO. AND THEN YOU DO IT.</text:p>
      <text:p text:style-name="P3">AND THE ULTIMATE DUMBNESS OF IT ALL IS. YOU PROBABLY WERE GOING TO DO A LOT OF IT ANYWAY.</text:p>
      <text:p text:style-name="P3">NO. THE THING IS. I THINK I WAS ALWAYS GOING TO TELL YOU.</text:p>
      <text:p text:style-name="P3">NEITHER DO I.</text:p>
      <text:p text:style-name="P3">BUT I KIND OF GET IT ON SOME LEVEL.</text:p>
      <text:p text:style-name="P3">AS A LORD OF TIME. I THINK I'M GOING TO MASTER TIME. NOT WITH MY BRAIN. WHICH WOULD BE TOO HARD. BUT WITH MY INSTINCTS.</text:p>
      <text:p text:style-name="P3">LIKE IN A WAY THAT WORKS WITH MY NATURAL IMPULSES. SUCH AS MY AMBITION. MY WILL TO COMMIT MAYHEM. MY DESIRE TO PUNISH THOSE I DESPISE.</text:p>
      <text:p text:style-name="P3">SO IF I WANT YOU TO BECOME STRONG. SO YOU CAN CHALLENGE ME LATER. AND I SEE EVIDENCE. THAT YOU PROBABLY BECOME SUCCESSFUL.</text:p>
      <text:p text:style-name="P3">I THINK TO MYSELF. WHY SHOULDN'T I BE THE ONE TO MAKE THAT HAPPEN? IF IT'S GOING TO ANYWAY.</text:p>
      <text:p text:style-name="P3">I THINK PART OF MY PERSONAL QUEST. IS TO BECOME AT EASE WITH THE FORCES OF INEVITABILITY.</text:p>
      <text:p text:style-name="P3">INEVITABILITY THAT ALL THINGS SHOULD AND WILL FALL IN MY FAVOR. THAT ALL CAUSALITY ANSWERS TO ME. AND THAT ALL OUTCOMES NOT ONLY SERVE ME. BUT CONSIST OF MY BEING.</text:p>
      <text:p text:style-name="P3">SO I FEEL THAT. THE MORE I GROW IN POWER.</text:p>
      <text:p text:style-name="P3">THE MORE STUFF IT SHOULD TURN OUT I AM RESPONSIBLE FOR.</text:p>
      <text:p text:style-name="P3">UP TO AND INCLUDING. EVERYTHING THAT EVER HAPPENS.</text:p>
      <text:p text:style-name="P3">EVEN IF IT HAS TO BE.</text:p>
      <text:p text:style-name="P3">RETROACTIVELY.</text:p>
      <text:p text:style-name="P3">I DON'T KNOW A FUCKING THING ABOUT HOPE.</text:p>
      <text:p text:style-name="P3">IT'S SUPPOSED TO BE A FORCE OF "UNPARALLELED POWER". BUT REALLY. IT SOUNDS SO LAME.</text:p>
      <text:p text:style-name="P3"><text:soft-page-break/>BUT I GUESS THAT'S WHY IT MAKES SENSE THAT IT'S YOUR ASPECT.</text:p>
      <text:p text:style-name="P3">YOU STRIKE ME AS A GUY WHO IS LAME ENOUGH. TO HOPE SOMEONE TO DEATH. SO WHY DON'T YOU TELL *ME* ABOUT IT??</text:p>
      <text:p text:style-name="P3">I KNEW IT. YOU JUST SAID.</text:p>
      <text:p text:style-name="P3">THE LAMEST POSSIBLE THING.</text:p>
      <text:p text:style-name="P3">FUCK.</text:p>
      <text:p text:style-name="P3">NO.</text:p>
      <text:p text:style-name="P3">OH GOD. NO.</text:p>
      <text:p text:style-name="P3">THAT IS ACTUALLY THE WORST THING I'VE EVER READ.</text:p>
      <text:p text:style-name="P3">THAT CAN'T BE RIGHT. I REFUSE TO BELIEVE IT.</text:p>
      <text:p text:style-name="P3">YOU ARE SO DUMB. I JUST KEEP CAN'T BELIEVING IT. HOW TRULY STUPID YOU ARE.</text:p>
      <text:p text:style-name="P3">WHATEVER. FORGET I ASKED.</text:p>
      <text:p text:style-name="P3">I'M SURE YOU'LL FIND OUT WHAT HOPE IS REALLY ABOUT. INSTEAD OF THAT INSIPID BULLSHIT.</text:p>
      <text:p text:style-name="P3">ONCE YOU BECOME A GOD TIER.</text:p>
      <text:p text:style-name="P3">_</text:p>
      <text:p text:style-name="P3">119. JaEn6: =007574</text:p>
      <text:p text:style-name="P3">YOU GO TO PROSPIT. GET ON YOUR QUEST SARSWAPAGUS. AND FUCKING DIE.</text:p>
      <text:p text:style-name="P3">YEAH. YOU OFF YOURSELF WITHOUT HESITATION.</text:p>
      <text:p text:style-name="P3">OR FAILING THAT. DUE TO PATHETIC COWARDICE.</text:p>
      <text:p text:style-name="P3">YOU WAIT AROUND TO BE SLAIN SERENDIPITOUSLY.</text:p>
      <text:p text:style-name="P3">DON'T WORRY ABOUT IT. I HAVE ALL THIS UNDER CONTROL.</text:p>
      <text:p text:style-name="P3">IT'S ONE OF THE WAYS I'M HELPING YOU TO THE TOP.</text:p>
      <text:p text:style-name="P3">GROAN.</text:p>
      <text:p text:style-name="P3">I CAN'T WAIT UNTIL YOU CHALLENGE ME.</text:p>
      <text:p text:style-name="P3">SO I CAN BEAT YOU SENSELESS WITH MY CANE.</text:p>
      <text:p text:style-name="P3"><text:soft-page-break/>YES.</text:p>
      <text:p text:style-name="P3">I AM GOING TO GIVE YOU A GIFT.</text:p>
      <text:p text:style-name="P3">IT IS MY JUJU.</text:p>
      <text:p text:style-name="P3">I REALLY FIND IT HARD. TO COMPREHEND WHAT SORT OF ASSHOLE DOESN'T KNOW WHAT A JUJU IS.</text:p>
      <text:p text:style-name="P3">BUT SINCE I AM YOUR PATRON MANBRO. I WILL PUT ASIDE THOSE FEELINGS. AND ATTEMPT TO BE A LITTLE MORE GAY.</text:p>
      <text:p text:style-name="P3">AMEN TO FUCKING THAT.</text:p>
      <text:p text:style-name="P3">ANYWAY. A JUJU IS A MAGICAL THING. IT HAS NO REAL BEGINNING OR END.</text:p>
      <text:p text:style-name="P3">THEY'RE JUST ALWAYS AROUND. THERE FOR YOU.</text:p>
      <text:p text:style-name="P3">YOU GROW UP WITH THEM. AND THEY BRING YOU COMFORT. AND YOU NEVER QUESTION THEIR EXISTENCE.</text:p>
      <text:p text:style-name="P3">IT'S LIKE SOME OF THE SHIT YOU HAD IN YOUR ROOM AS A KID. EXCEPT NOT USELESS GARBAGE. AND MORE MAGICAL.</text:p>
      <text:p text:style-name="P3">THEY ALWAYS HAVE RULES. AND THEY ALWAYS HAVE OWNERS.</text:p>
      <text:p text:style-name="P3">YOU CAN TAKE SOMEONE'S JUJU. IF THE OWNER WAS KILLED.</text:p>
      <text:p text:style-name="P3">OR IF HE GIVES IT TO YOU FREELY. LIKE I'M DOING.</text:p>
      <text:p text:style-name="P3">SO I WILL GIVE YOU THE CODE TO MAKE IT YOURSELF.</text:p>
      <text:p text:style-name="P3">ONCE YOU DO. IT SHOULD DISAPPEAR FROM MY CHEST. AND IT WILL NO LONGER BE MINE.</text:p>
      <text:p text:style-name="P3">_</text:p>
      <text:p text:style-name="P3">120. JaEn7: =007575</text:p>
      <text:p text:style-name="P3">IT IS:</text:p>
      <text:p text:style-name="P3">uROBuROS</text:p>
      <text:p text:style-name="P3">BE CAREFUL. THAT IS CASE SENSITIVE.</text:p>
      <text:p text:style-name="P3">I WOULD TELL YOU THE CODE FOR MY SISTER'S JUJU. BUT I DON'T KNOW WHAT IT IS.</text:p>
      <text:p text:style-name="P3">A WHILE AGO I WENT TO GET HER JUJU. BUT THE FUCKING THING WAS GONE ALREADY.</text:p>
      <text:p text:style-name="P3"><text:soft-page-break/>I THINK THE CRAFTY BITCH ALREADY GAVE IT AWAY.</text:p>
      <text:p text:style-name="P3">FORGET IT. THE POSSIBILITIES ARE PROBABLY INFINITE.</text:p>
      <text:p text:style-name="P3">I DON'T KNOW EXACTLY WHAT IT DOES.</text:p>
      <text:p text:style-name="P3">I HAVE NEVER TRIED IT. BECAUSE IT WAS TOO PRECIOUS TO ME.</text:p>
      <text:p text:style-name="P3">WHATEVER MINE DOES. MY SISTER'S PROBABLY DOES THE OPPOSITE THING.</text:p>
      <text:p text:style-name="P3">BUT WHAT THEY DO INDIVIDUALLY. PALES IN COMPARISON TO WHAT THEY CAN DO TOGETHER.</text:p>
      <text:p text:style-name="P3">WHEN COMBINED. THE JUJUS BECOME THE MOST MAGIC THING EVER.</text:p>
      <text:p text:style-name="P3">THEY CAN MAKE ALL YOUR DREAMS COME TRUE. AND EVERYTHING THAT NEEDS TO HAPPEN. WILL MAGICALLY FALL INTO PLACE.</text:p>
      <text:p text:style-name="P3">BECAUSE I BELIEVE IT WITH ALL MY FUCKING HEART. YOU STUPID PIECE OF SHIT.</text:p>
      <text:p text:style-name="P3">YEAH. I GUESS.</text:p>
      <text:p text:style-name="P3">THE BOTTOM LINE IS. DON'T WORRY ABOUT IT.</text:p>
      <text:p text:style-name="P3">JUST TAKE MY JUJU. HAVE FAITH IN YOUR PATRON DUDE. AND LEAVE EVERYTHING TO ME.</text:p>
      <text:p text:style-name="P3">NO.</text:p>
      <text:p text:style-name="P3">THERE ARE MANY THINGS YOU SHOULDNT KNOW ABOUT ME. FOR YOUR OWN GOOD.</text:p>
      <text:p text:style-name="P3">IF YOU KNEW THEM. IF YOU EVEN KNEW MY NAME.</text:p>
      <text:p text:style-name="P3">YOU WOULD SHIT YOUR PANTS HARDER THAN ANY HUMAN EVER HAS.</text:p>
      <text:p text:style-name="P3">SO YOU MAY CONTINUE REFERRING TO ME AS YOUR LORD.</text:p>
      <text:p text:style-name="P3">SHUT THE FUCK UP.</text:p>
      <text:p text:style-name="P3">UGH.</text:p>
      <text:p text:style-name="P3">DON'T FLATTER YOURSELF.</text:p>
      <text:p text:style-name="P3">THE GESTURE IS RELATIVELY MEANINGLESS. THE TRUTH OF THE MATTER IS.</text:p>
      <text:p text:style-name="P3">I HAVE FOUND A NEW JUJU. A MUCH BETTER JUJU.</text:p>
      <text:p text:style-name="P3">A JUJU THAT MAKES ALL OTHER JUJUS LOOK LIKE FRIVOLOUS CHILDISH NONSENSE IN COMPARISON.</text:p>
      <text:p text:style-name="P3"><text:soft-page-break/>SORT OF.</text:p>
      <text:p text:style-name="P3">IT WAS EXCAVATED FROM THIS PLANET'S SOIL.</text:p>
      <text:p text:style-name="P3">ALONG WITH SOME OTHER ARTIFACTS.</text:p>
      <text:p text:style-name="P3">AND GIVEN TO ME.</text:p>
      <text:p text:style-name="P3">BY MY INFURIATING ASSHOLE MENTOR.</text:p>
      <text:p text:style-name="P3">A MAN WHO IS AN INVINCIBLE CLOWN.</text:p>
      <text:p text:style-name="P3">NO, BELIEVE ME. HE CAN.</text:p>
      <text:p text:style-name="P3">YEAH. IT'S THE SAME FUCKING CLOWN SOMEHOW.</text:p>
      <text:p text:style-name="P3">I'M TELLING YOU. THIS ASSHOLE IS ETERNAL. AND THE BEINGS HE CREATES FOR YOUR PARTY ARE DISGUSTING ABOMINATIONS.</text:p>
      <text:p text:style-name="P3">BUT WHAT CAN YOU DO? NOTHING, I HAVE LEARNED. HE'S A CLOWN. THE RULES ARE. CLOWNS CAN DO WHATEVER THEY WANT. BECAUSE OF MIRACLES. AND HOLD NO ACCOUNTABILITY FOR THEIR DEEDS.</text:p>
      <text:p text:style-name="P3">I DON'T LIKE IT. BUT THOSE ARE THE RULES.</text:p>
      <text:p text:style-name="P3">SOMETHING VERY SPECIAL.</text:p>
      <text:p text:style-name="P3">A WONDERFUL LITTLE FALSE MAN.</text:p>
      <text:p text:style-name="P3">_</text:p>
      <text:p text:style-name="P3">121. JaEn8: =007576</text:p>
      <text:p text:style-name="P3">AND THE IRONY IS. I HAVE SEEN HIM BEFORE.</text:p>
      <text:p text:style-name="P3">BUT I REGARDED HIM WITH SUSPICION AND FEAR.</text:p>
      <text:p text:style-name="P3">I WAS A FOOL THOUGH. I DID NOT UNDERSTAND THE SPECIAL BOND WITH HIM THAT I HAD.</text:p>
      <text:p text:style-name="P3">BECAUSE I DID NOT HAVE A CHANCE. TO GAZE SOULFULLY INTO HIS BEAUTIFUL EYES.</text:p>
      <text:p text:style-name="P3">AND COMMUNE WITH THE DOLL. IN A PERSONAL AND INTIMATE WAY.</text:p>
      <text:p text:style-name="P3">THANK YOU.</text:p>
      <text:p text:style-name="P3">YOUR HUMAN CONCEPT OF GAYNESS. ADEQUATELY DESCRIBES THE FEELINGS I HAVE. WHEN I EMBRACE MY PERFECT FLOPPY LITTLE MAN.</text:p>
      <text:p text:style-name="P3">THE THING IS. I UNDERSTAND HIM MORE NOW.</text:p>
      <text:p text:style-name="P3"><text:soft-page-break/>BEFORE I THOUGHT HE WAS A CURSED VESSEL OF MISFORTUNE. WHICH SEEMED EERILY EMPTY TO ME.</text:p>
      <text:p text:style-name="P3">HE WAS HOLLOW. NOT YET FILLED WITH BAD JUJU.</text:p>
      <text:p text:style-name="P3">AND LOOKING IN HIS EYES NOW. I SEE. THAT I WAS RIGHT. ALMOST.</text:p>
      <text:p text:style-name="P3">HE IS EMPTY RIGHT NOW. BUT A JUJU FOLLOWS A LONG AND WINDING PATH ON ITS ETERNAL JOURNEY.</text:p>
      <text:p text:style-name="P3">AND HE WILL NOT BE EMPTY FOREVER.</text:p>
      <text:p text:style-name="P3">_</text:p>
      <text:p text:style-name="P3">122. JaEn9: =007577</text:p>
      <text:p text:style-name="P3">SOMEWHERE ALONG HIS JOURNEY.</text:p>
      <text:p text:style-name="P3">IN SOME WAY I DON'T UNDERSTAND YET.</text:p>
      <text:p text:style-name="P3">HE WILL STOP BEING EMPTY.</text:p>
      <text:p text:style-name="P3">AND HIS CURSE WILL COME TO LIFE.</text:p>
      <text:p text:style-name="P3">AND WHEREVER HE GOES. TO WHATEVER UNIVERSE OR PLANE OF REALITY.</text:p>
      <text:p text:style-name="P3">ALL WHO EXIST THERE. WILL EXPERIENCE NOTHING BUT MISERY AND DEATH.</text:p>
      <text:p text:style-name="P3">_</text:p>
      <text:p text:style-name="P3">123. JaEn10: =007578</text:p>
      <text:p text:style-name="P3">YOU SEE. THERE IS NOTHING WORSE THAN A CURSED JUJU.</text:p>
      <text:p text:style-name="P3">WHICH IS WHY I WAS SO NERVOUS ABOUT HIM BEFORE.</text:p>
      <text:p text:style-name="P3">BUT ALL ALONG. THERE WAS NOTHING FOR ME TO FEAR.</text:p>
      <text:p text:style-name="P3">BECAUSE NOW I KNOW. THROUGH INTENSIVE COMMUNION WITH THIS PRECIOUS MYSTICAL PUPPET.</text:p>
      <text:p text:style-name="P3">THAT THE CURSE WHICH WILL BLOSSOM IN HIS FLUFFY HEART. WILL DO SO.</text:p>
      <text:p text:style-name="P3">BECAUSE OF ME!</text:p>
      <text:p text:style-name="P3">_</text:p>
      <text:p text:style-name="P3">124. JaEn11: =007579</text:p>
      <text:p text:style-name="P3">I CAN'T EXPLAIN IT.</text:p>
      <text:p text:style-name="P3"><text:soft-page-break/>BUT WHEN I LOOK DEEP INTO HIS EYES.</text:p>
      <text:p text:style-name="P3">I CAN FEEL HIM OUT THERE.</text:p>
      <text:p text:style-name="P3">IN LATER STAGES OF HIS LIFE.</text:p>
      <text:p text:style-name="P3">BY WHICH I MEAN.</text:p>
      <text:p text:style-name="P3">I CAN FEEL *MYSELF*.</text:p>
      <text:p text:style-name="P3">THROUGH HIM SOMEHOW.</text:p>
      <text:p text:style-name="P3">AS IF MY ESSENCE WILL ONE DAY BECOME.</text:p>
      <text:p text:style-name="P3">ENTANGLED WITH THE VOID.</text:p>
      <text:p text:style-name="P3">AND THEN MYSTERIOUSLY ACCESSIBLE.</text:p>
      <text:p text:style-name="P3">THROUGH MY SOFT HAPPY PAL.</text:p>
      <text:p text:style-name="P3">_</text:p>
      <text:p text:style-name="P3">125. JaEn12: =007580</text:p>
      <text:p text:style-name="P3">AND ALL THOSE ALONG THE WAY.</text:p>
      <text:p text:style-name="P3">WHO HE DEEMS WORTHY.</text:p>
      <text:p text:style-name="P3">OF ACCEPTING INTO HIS CUSTODY.</text:p>
      <text:p text:style-name="P3">IF THEY SHOULD DARE TO FONDLY GAZE.</text:p>
      <text:p text:style-name="P3">INTO HIS SPARKLING BABY BLUES.</text:p>
      <text:p text:style-name="P3">_</text:p>
      <text:p text:style-name="P3">126. JaEn13: =007581</text:p>
      <text:p text:style-name="P3">THEY WILL BE PEERING THROUGH THE MOST BEAUTIFUL WINDOWS.</text:p>
      <text:p text:style-name="P3">_</text:p>
      <text:p text:style-name="P3">127. JaEn14: =007582</text:p>
      <text:p text:style-name="P3">INTO MY HIDEOUS SOUL.</text:p>
      <text:p text:style-name="P3">_</text:p>
      <text:p text:style-name="P1">Act 6 Act 5 Act 2</text:p>
      <text:p text:style-name="P3">_</text:p>
      <text:p text:style-name="P1"><text:soft-page-break/>Act 6 Act 5 Act 1</text:p>
      <text:p text:style-name="P3">_</text:p>
      <text:p text:style-name="P3">128. AH28: =007678</text:p>
      <text:p text:style-name="P3">WHAT THE FUCK.</text:p>
      <text:p text:style-name="P3">JUST.</text:p>
      <text:p text:style-name="P3">WHAT.</text:p>
      <text:p text:style-name="P3">NO.</text:p>
      <text:p text:style-name="P3">_</text:p>
      <text:p text:style-name="P3">129. AH29: =007679</text:p>
      <text:p text:style-name="P3">YOU CAN'T FUCKING DO THAT.</text:p>
      <text:p text:style-name="P3">GO BACKWARDS.</text:p>
      <text:p text:style-name="P3">NO. I MEAN.</text:p>
      <text:p text:style-name="P3">BACKWARDS BY AN "ACT".</text:p>
      <text:p text:style-name="P3">OR I GUESS. AN "ACT ACT ACT"?</text:p>
      <text:p text:style-name="P3">ARGH. I HATE THE THINGS I'M FORCED TO SAY. AND ACKNOWLEDGE AS REAL. BECAUSE OF YOU.</text:p>
      <text:p text:style-name="P3">NO IT WASN'T!</text:p>
      <text:p text:style-name="P3">NO.</text:p>
      <text:p text:style-name="P3">NO.</text:p>
      <text:p text:style-name="P3">IT WAS GREAT. IT WAS THE BEST THING I EVER UNLOCKED. FROM YOUR BULLSHIT MONITORS.</text:p>
      <text:p text:style-name="P3">DON'T ERASE THE ONLY AWESOME THING. I EVER SAW THESE ASSHOLES DO. ASIDE FROM DYING.</text:p>
      <text:p text:style-name="P3">I WANT TO SEE MORE CANDY ANTICS YOU AWFUL FUCK.</text:p>
      <text:p text:style-name="P3">SEND ME BACK FORWARD TO THE NEXT ACT ACT ACT.</text:p>
      <text:p text:style-name="P3">OH, WHAT. YOU DON'T APPROVE OF MY JUJU?!</text:p>
      <text:p text:style-name="P3">YEAH RIGHT. MORE LIKE.</text:p>
      <text:p text:style-name="P3">DELICIOUS EX MACHINA!</text:p>
      <text:p text:style-name="P3"><text:soft-page-break/>GO BACK.</text:p>
      <text:p text:style-name="P3">I MEAN BACKFORWARD.</text:p>
      <text:p text:style-name="P3">GO BACKFORWARD TO ACT ACT ACT WHATEVER.</text:p>
      <text:p text:style-name="P3">I WANT TO SEE THEM FINISH THEIR CANDY ROMP!</text:p>
      <text:p text:style-name="P3">YES.</text:p>
      <text:p text:style-name="P3">YES.</text:p>
      <text:p text:style-name="P3">YES.</text:p>
      <text:p text:style-name="P3">YOU PIECE OF SHIT!</text:p>
      <text:p text:style-name="P3">_</text:p>
      <text:p text:style-name="P3">130. AH30: /007680/</text:p>
      <text:p text:style-name="P3">STOP MAKING THE THING GO BACKWARDS.</text:p>
      <text:p text:style-name="P3">THIS ATROCIOUS GARBAGE YOU'RE MAKING ME WATCH. IS NEVERENDING ENOUGH!</text:p>
      <text:p text:style-name="P3">WITHOUT MAKING ME GO BACKWARDS THROUGH "ACTS"!</text:p>
      <text:p text:style-name="P3">YOU ARE LITERALLY.</text:p>
      <text:p text:style-name="P3">THE MOST INCOMPETENT ASSHOLE AT DOING THIS.</text:p>
      <text:p text:style-name="P3">WHATEVER *THIS* IS.</text:p>
      <text:p text:style-name="P3">WHO EVER FUCKING LIVED!!!!!!!!!!!</text:p>
      <text:p text:style-name="P3">NO!</text:p>
      <text:p text:style-name="P3">STOP HORSING AROUND.</text:p>
      <text:p text:style-name="P3">AND TELL ME HOW TO GET ON WITH MY GODAWFUL QUEST ALREADY!</text:p>
      <text:p text:style-name="P3">_</text:p>
      <text:p text:style-name="P3">131. AH31: =007681</text:p>
      <text:p text:style-name="P3">FINE. NOW WHAT.</text:p>
      <text:p text:style-name="P3">WHO CARES??</text:p>
      <text:p text:style-name="P3">BULLSHIT.</text:p>
      <text:p text:style-name="P3">I DID THEM ALL A FAVOR. BY GIVING THEM MY JUJU.</text:p>
      <text:p text:style-name="P3"><text:soft-page-break/>THEY WERE GOING NOWHERE. AND BEING STUPID.</text:p>
      <text:p text:style-name="P3">AND DOING LITERALLY NOTHING WHATSOEVER. EXCEPT FOR WALLOWING IN GROTESQUE EMOTIONS.</text:p>
      <text:p text:style-name="P3">LOOK HOW MUCH GREAT STUFF THEY GOT DONE BECAUSE OF ME!</text:p>
      <text:p text:style-name="P3">WHAT.</text:p>
      <text:p text:style-name="P3">I HAVE NO IDEA WHAT YOU'RE TALKING ABOUT.</text:p>
      <text:p text:style-name="P3">WHO THE FUCK IS MARIO.</text:p>
      <text:p text:style-name="P3">WHAT'S ITALIAN.</text:p>
      <text:p text:style-name="P3">WHAT'S A PLUMBER.</text:p>
      <text:p text:style-name="P3">WHAT'S A LOAD GAPER.</text:p>
      <text:p text:style-name="P3">OH. YOU MEAN HE BECOMES TRICKSTER MARIO.</text:p>
      <text:p text:style-name="P3">WHY.</text:p>
      <text:p text:style-name="P3">UH.</text:p>
      <text:p text:style-name="P3">I CAN'T TAKE ANYMORE OF THIS.</text:p>
      <text:p text:style-name="P3">THE DISCOURSE WITH YOU HAS BEEN EVEN MORE GRATING AND UNPALATABLE THAN USUAL.</text:p>
      <text:p text:style-name="P3">YOU SAID YOU'D HELP ME SPEED UP MY QUEST. BUT ALL YOU DID.</text:p>
      <text:p text:style-name="P3">WAS TRICK ME INTO HEARING ANOTHER CONVERSATION. IN WHICH YOU INDULGE YOURSELF TO AN EXTENT. WHICH I CANNOT EVEN BELIEVE.</text:p>
      <text:p text:style-name="P3">I'M GOING TO HIT THINGS WITH MY CROWBAR AGAIN.</text:p>
      <text:p text:style-name="P3">THEN BE USEFUL TO ME.</text:p>
      <text:p text:style-name="P3">_</text:p>
      <text:p text:style-name="P3">132. AH32: =007682</text:p>
      <text:p text:style-name="P3">I THINK I'VE BEEN FORCED TO UNLOCK THESE SCREENS. AND VIEW THESE POINTLESS EVENTS. LONG ENOUGH.</text:p>
      <text:p text:style-name="P3">MY QUEST IS DUMB. I WANT TO KNOW HOW TO GET ON WITH THE REAL ADVENTURE.</text:p>
      <text:p text:style-name="P3">NO.</text:p>
      <text:p text:style-name="P3">ANYWAY DIDN'T YOU SAY ONE TIME. I WAS INCAPABLE OF GROWING???</text:p>
      <text:p text:style-name="P3"><text:soft-page-break/>YES!!!</text:p>
      <text:p text:style-name="P3">YES.</text:p>
      <text:p text:style-name="P3">THAT OCCURS TO ME. EVERY SECOND I THINK ABOUT IT.</text:p>
      <text:p text:style-name="P3">I HAVE TOLERATED MANY AGGRAVATIONS.</text:p>
      <text:p text:style-name="P3">AND AM PREPARED TO TOLERATE MANY MORE.</text:p>
      <text:p text:style-name="P3">IF IT GETS ME CLOSER TO TRIUMPHING OVER YOU AND THIS MORONIC GAME.</text:p>
      <text:p text:style-name="P3">I WILL FIND MORE KEYS UNDER RANDOM ASS UNLABELED STONES.</text:p>
      <text:p text:style-name="P3">I WILL WATCH ANOTHER MILLION HOURS OF NUMBSKULLS WHIMPERING ABOUT THEIR ROMANCE NOT COMING TRUE.</text:p>
      <text:p text:style-name="P3">I WILL EVEN ENDURE MORE OF THESE PATENTLY LUDICROUS ACT ACT ACT ACT ACT ACTS EVEN THOUGH THEY APPEAR TO MEAN NOTHING AT ALL.</text:p>
      <text:p text:style-name="P3">BUT WHAT I WILL NOT STAND FOR.</text:p>
      <text:p text:style-name="P3">IS GOING.</text:p>
      <text:p text:style-name="P3">FUCKING.</text:p>
      <text:p text:style-name="P3">BACKWARDS!!!</text:p>
      <text:p text:style-name="P3">WHAT? WHEN.</text:p>
      <text:p text:style-name="P3">OH. YEAH.</text:p>
      <text:p text:style-name="P3">UGH. I FORGOT.</text:p>
      <text:p text:style-name="P3">IS THAT REALLY THE ONLY WAY. TO GO TO WHAT'S NEXT.</text:p>
      <text:p text:style-name="P3">SO THAT I CAN PUT MY PLANS IN MOTION?</text:p>
      <text:p text:style-name="P3">???</text:p>
      <text:p text:style-name="P3">NO.</text:p>
      <text:p text:style-name="P3">STOP TRYING TO BOGART MY SCHTICK. OF PLAYING INSIDIOUS MIND GAMES AND DOING SHITTY TWISTS.</text:p>
      <text:p text:style-name="P3">YOU SUCK AT IT SO BAD.</text:p>
      <text:p text:style-name="P3">IT'S NOT BREAKING THE GLASS I MIND.</text:p>
      <text:p text:style-name="P3">THIS IS THE THING THAT INVOLVES.</text:p>
      <text:p text:style-name="P3"><text:soft-page-break/>*SHUDDER*</text:p>
      <text:p text:style-name="P3">"TEAM WORK"</text:p>
      <text:p text:style-name="P3">RIGHT?</text:p>
      <text:p text:style-name="P3">FUCK!</text:p>
      <text:p text:style-name="P3">NO I'M NOT!</text:p>
      <text:p text:style-name="P3">FINE. I'LL DO IT.</text:p>
      <text:p text:style-name="P3">BUT ONLY BECAUSE THE ALTERNATIVE. WHERE I TALK TO YOU. FOR EVEN ONE MORE SECOND.</text:p>
      <text:p text:style-name="P3">WOULD BE SO MUCH WORSE.</text:p>
      <text:p text:style-name="P3">_</text:p>
      <text:p text:style-name="P1">Act 6 Intermission 5</text:p>
      <text:p text:style-name="P3">_</text:p>
      <text:p text:style-name="P1">Act 6 Intermission 5 Intermission 1</text:p>
      <text:p text:style-name="P3">_</text:p>
      <text:p text:style-name="P3">133. AH33: =007839</text:p>
      <text:p text:style-name="P3">HEY. YOU.</text:p>
      <text:p text:style-name="P3">COMPUTER MAN. I NEED MORE HELP.</text:p>
      <text:p text:style-name="P3">COMPUTER MAN. ASSIST ME WITH MORE HOT TIPS.</text:p>
      <text:p text:style-name="P3">YES.</text:p>
      <text:p text:style-name="P3">I'M HAVING TROUBLE UNDERSTANDING BLUE HAT.</text:p>
      <text:p text:style-name="P3">I DID NOT AGREE TO THOSE TERMS.</text:p>
      <text:p text:style-name="P3">GIVE ME MORE HOT TIPS ASSHOLE.</text:p>
      <text:p text:style-name="P3">NO.</text:p>
      <text:p text:style-name="P3">THE CLOWN HAS BEEN AN ADEQUATE PEON. WHEN IT COMES TO DOING THINGS I DON'T WANT TO DO.</text:p>
      <text:p text:style-name="P3">THERE IS NO REASON TO SPEAK TO HIM THROUGH MY FUN HELMET.</text:p>
      <text:p text:style-name="P3">WHO CARES?</text:p>
      <text:p text:style-name="P3"><text:soft-page-break/>YES.</text:p>
      <text:p text:style-name="P3">SO.</text:p>
      <text:p text:style-name="P3">THANK YOU.</text:p>
      <text:p text:style-name="P3">LOOK. I JUST SAID A POLITE THING.</text:p>
      <text:p text:style-name="P3">NOW REWARD ME WITH WHAT I WANT.</text:p>
      <text:p text:style-name="P3">YELLOW HAT IS VERY FAST.</text:p>
      <text:p text:style-name="P3">AS A MINION HE HAS BEEN VERY USEFUL.</text:p>
      <text:p text:style-name="P3">BUT I AM HAVING TROUBLE DETERMINING THE ABILITIES OF BLUE HAT.</text:p>
      <text:p text:style-name="P3">LIKE WHAT.</text:p>
      <text:p text:style-name="P3">MOBSTER NAMES.</text:p>
      <text:p text:style-name="P3">WHY WOULD I GIVE THEM MOBSTER NAMES.</text:p>
      <text:p text:style-name="P3">THEY DON'T LOOK LIKE MOBSTERS.</text:p>
      <text:p text:style-name="P3">THEY LOOK LIKE FUCKING LEPRECHAUNS.</text:p>
      <text:p text:style-name="P3">WOW. THAT IS SO PROFOUND.</text:p>
      <text:p text:style-name="P3">NOW STOP STALLING AND GIVE ME TIPS.</text:p>
      <text:p text:style-name="P3">YES.</text:p>
      <text:p text:style-name="P3">I HAVE CONQUERED THE SECOND PLANET.</text:p>
      <text:p text:style-name="P3">AND HAVE NOW TRAVELED TO THE THIRD.</text:p>
      <text:p text:style-name="P3">BEFORE I CONQUER THIS ONE. I WOULD LIKE TO KNOW WHAT BLUE HAT DOES.</text:p>
      <text:p text:style-name="P3">HE SEEMS TO BE STUCK.</text:p>
      <text:p text:style-name="P3">IS HE BROKEN.</text:p>
      <text:p text:style-name="P3">WHAT.</text:p>
      <text:p text:style-name="P3">THAT'S A HORRIBLE POWER.</text:p>
      <text:p text:style-name="P3">HOW IS THAT EVEN A POWER.</text:p>
      <text:p text:style-name="P3">ARGH.</text:p>
      <text:p text:style-name="P3">I WAS LOOKING FORWARD TO ACHIEVING MORE POWERFUL MINIONS.</text:p>
      <text:p text:style-name="P3"><text:soft-page-break/>NOT MORE MALINGERING FOOLS TO TAKE UP SPACE IN MY DARK CARNIVAL.</text:p>
      <text:p text:style-name="P3">DO THEY GET BETTER THAN THIS.</text:p>
      <text:p text:style-name="P3">OH MY GOD.</text:p>
      <text:p text:style-name="P3">OK. WE'RE DONE.</text:p>
      <text:p text:style-name="P3">BYE.</text:p>
      <text:p text:style-name="P3">_</text:p>
      <text:p text:style-name="P1">Act 6 Intermission 5 Intermission 2</text:p>
      <text:p text:style-name="P3">_</text:p>
      <text:p text:style-name="P3">134. AH34: =007846</text:p>
      <text:p text:style-name="P3">I UNLOCKED MORE GNOMES.</text:p>
      <text:p text:style-name="P3">I DON'T CARE WHAT THEY ARE.</text:p>
      <text:p text:style-name="P3">I HAVE NOW CONQUERED FOUR PLANETS. AND HAVE THE SAME AMOUNT OF GNOMES UNDER MY COMMAND.</text:p>
      <text:p text:style-name="P3">YELLOW HAT. BLUE HAT. RED HAT. AND NOW PURPLE HAT.</text:p>
      <text:p text:style-name="P3">THE PLANETS ARE BECOMING INCREASINGLY DIFFICULT TO CONQUER.</text:p>
      <text:p text:style-name="P3">I ALMOST DID NOT MANAGE TO DESTROY THE PURPLE PLANET. WITHIN THE ALLOTTED TIME.</text:p>
      <text:p text:style-name="P3">UNFORTUNATELY. THE QUALITY OF THE UNLOCKED GNOMES HAS NOT INCREASED TO MATCH THE ESCALATING DIFFICULTY OF MY QUEST.</text:p>
      <text:p text:style-name="P3">IT SEEMS TO BE JUST THE OPPOSITE. THESE GNOMES ARE SHIT.</text:p>
      <text:p text:style-name="P3">OK. RED HAT? HE HAS.</text:p>
      <text:p text:style-name="P3">*NO FUCKING POWERS AT ALL.*</text:p>
      <text:p text:style-name="P3">UNLESS HIS POWER IS TO FOLLOW ME AROUND CONSTANTLY.</text:p>
      <text:p text:style-name="P3">PURPLE HAT IS EVEN WORSE.</text:p>
      <text:p text:style-name="P3">IS HIS POWER TO DANCE AROUND ALL THE TIME. WHILE SINGING RIDDLES TO ME?</text:p>
      <text:p text:style-name="P3">AWFUL.</text:p>
      <text:p text:style-name="P3">PURPLE HAT'S BEHAVIOR IS SO INFURIATING. I HAVE ATTEMPTED TO <text:soft-page-break/>MURDER HIM SEVERAL TIMES.</text:p>
      <text:p text:style-name="P3">BUT TO NO AVAIL.</text:p>
      <text:p text:style-name="P3">WHAT GOOD DOES THAT DO ME???</text:p>
      <text:p text:style-name="P3">OH YEAH. THAT'S ACTUALLY A REALLY GOOD IDEA.</text:p>
      <text:p text:style-name="P3">THAT'S GOING TO BE DIFFICULT.</text:p>
      <text:p text:style-name="P3">THEY ARE ALL IDIOTS.</text:p>
      <text:p text:style-name="P3">FINE.</text:p>
      <text:p text:style-name="P3">I HAVE NO MORE QUESTIONS FOR NOW.</text:p>
      <text:p text:style-name="P3">NO.</text:p>
      <text:p text:style-name="P3">OK. THEN YES.</text:p>
      <text:p text:style-name="P3">I KILLED THE TURTLE.</text:p>
      <text:p text:style-name="P3">_</text:p>
      <text:p text:style-name="P1">Act 6 Intermission 5 Intermission 3</text:p>
      <text:p text:style-name="P3">_</text:p>
      <text:p text:style-name="P3">135. AH35: =007922</text:p>
      <text:p text:style-name="P3">WAIT. WHY DID THAT PLANET GIVE ME TWO ELVES.</text:p>
      <text:p text:style-name="P3">YES.</text:p>
      <text:p text:style-name="P3">THEY CAN NOW BE ADDITIONALLY REFERRED TO AS ELVES. I HAVE DECIDED.</text:p>
      <text:p text:style-name="P3">WHY ARE THERE TWO.</text:p>
      <text:p text:style-name="P3">IT DOESN'T.</text:p>
      <text:p text:style-name="P3">WHAT ABOUT A GNOME.</text:p>
      <text:p text:style-name="P3">WHAT ABOUT A LEPRECHAUN.</text:p>
      <text:p text:style-name="P3">WHY NOT.</text:p>
      <text:p text:style-name="P3">ALRIGHT.</text:p>
      <text:p text:style-name="P3">BUT FIRST. I WANT TO GET THEIR POWERS STRAIGHT.</text:p>
      <text:p text:style-name="P3">AM I CORRECT IN ASSUMING. THEIR POWERS KEEP GETTING MORE USELESS?</text:p>
      <text:p text:style-name="P3"><text:soft-page-break/>JUST AS I SUSPECTED.</text:p>
      <text:p text:style-name="P3">I DON'T EVEN CARE ANYMORE. I JUST WANT TO KNOW.</text:p>
      <text:p text:style-name="P3">SO ORANGE HAT. WE HAVE ESTABLISHED. JUST WALKS AHEAD OF ME ALL THE TIME.</text:p>
      <text:p text:style-name="P3">NO MATTER HOW FAR OFF HE WANDERS. AND GETS LOST. I ALWAYS SEEM TO CATCH UP WITH HIM.</text:p>
      <text:p text:style-name="P3">AND GREEN HAT.</text:p>
      <text:p text:style-name="P3">HE JUST HAS A DOLL. WITH PINS IN IT.</text:p>
      <text:p text:style-name="P3">WHAT'S UP WITH THAT.</text:p>
      <text:p text:style-name="P3">AND??</text:p>
      <text:p text:style-name="P3">OK. GOT IT. IT'S POINTLESS. MOVING ON.</text:p>
      <text:p text:style-name="P3">MAROON HAT.</text:p>
      <text:p text:style-name="P3">I CAN'T TELL WHAT HIS POWER IS.</text:p>
      <text:p text:style-name="P3">WHAT IS HIS POWER.</text:p>
      <text:p text:style-name="P3">ARE YOU FUCKING KIDDING ME.</text:p>
      <text:p text:style-name="P3">THAT'S A NEW LOW. EVEN FOR THESE SHIT HEADS.</text:p>
      <text:p text:style-name="P3">BEING SMART ISN'T A POWER.</text:p>
      <text:p text:style-name="P3">PLUS. I DOUBT IT. HOW SMART CAN ONE OF THESE IMBECILES BE.</text:p>
      <text:p text:style-name="P3">NO.</text:p>
      <text:p text:style-name="P3">FINE.</text:p>
      <text:p text:style-name="P3">I WILL HAVE A WORD WITH HIM. VERY BRIEFLY.</text:p>
      <text:p text:style-name="P3">OK. I'M BACK.</text:p>
      <text:p text:style-name="P3">MAROON HAT IS HIGHLY INTELLIGENT AND PERSONABLE.</text:p>
      <text:p text:style-name="P3">I HAVE DECIDED HE IS MY FAVORITE GUY SO FAR.</text:p>
      <text:p text:style-name="P3">I WILL GIVE HIM SOME IMPORTANT RESPONSIBILITIES LATER.</text:p>
      <text:p text:style-name="P3">BUT I HAVE NOT DECIDED WHAT.</text:p>
      <text:p text:style-name="P3">GOOD IDEA.</text:p>
      <text:p text:style-name="P3"><text:soft-page-break/>LIKE WHAT?</text:p>
      <text:p text:style-name="P3">OH, I KNOW. MY CALTOP.</text:p>
      <text:p text:style-name="P3">MY GUN?</text:p>
      <text:p text:style-name="P3">OH! MY CANDY..</text:p>
      <text:p text:style-name="P3">FUCK YOU. IF YOU HAVE AN IDEA. THEN JUST TELL ME WHAT IT IS. PUZZLEMAN.</text:p>
      <text:p text:style-name="P3">UHH.</text:p>
      <text:p text:style-name="P3">HMM.</text:p>
      <text:p text:style-name="P3">OH!!!</text:p>
      <text:p text:style-name="P3">OHHHHHHHHHHH.</text:p>
      <text:p text:style-name="P3">OF COURSE.</text:p>
      <text:p text:style-name="P3">A BOOMERANG!</text:p>
      <text:p text:style-name="P3">I WILL MAKE A MENTAL NOTE TO SECURE A BOOMERANG IN THE FUTURE.</text:p>
      <text:p text:style-name="P3">YES. IT MAKES SO MUCH SENSE. TO BE A BOOMERANG. THEMATICALLY.</text:p>
      <text:p text:style-name="P3">BECAUSE IT ALWAYS COMES BACK AROUND. IN ONE BIG CIRCLE. LIKE ALL THE TIME SHIT. I'M SUPPOSED TO BE ABOUT!</text:p>
      <text:p text:style-name="P3">OK. LAST QUESTION.</text:p>
      <text:p text:style-name="P3">WHY IS PURPLE HAT. CONSTANTLY DANCING IN MY PRESENCE?</text:p>
      <text:p text:style-name="P3">WHAT?!</text:p>
      <text:p text:style-name="P3">_</text:p>
      <text:p text:style-name="P1">Act 6 Intermission 5 Intermission 4</text:p>
      <text:p text:style-name="P3">_</text:p>
      <text:p text:style-name="P3">136. AH36: =007965</text:p>
      <text:p text:style-name="P3">I NEED MORE ANSWERS. VERY QUICKLY.</text:p>
      <text:p text:style-name="P3">NO. I JUST HAVE NOT HAD TIME.</text:p>
      <text:p text:style-name="P3">THE BOMB COUNTDOWNS ARE GETTING SO SHORT. THIS IS GETTING HARD. IT'S NOT FAIR.</text:p>
      <text:p text:style-name="P3">BUT YOU'RE THE ONE WHO SAID I WAS SPECIAL.</text:p>
      <text:p text:style-name="P3"><text:soft-page-break/>I AM SPECIAL!</text:p>
      <text:p text:style-name="P3">LESS BULLSHIT. MORE ANSWERS.</text:p>
      <text:p text:style-name="P3">I HAVE COLLECTED MORE FROG MEN.</text:p>
      <text:p text:style-name="P3">WHAT DO THEY DO.</text:p>
      <text:p text:style-name="P3">MY WHAT.</text:p>
      <text:p text:style-name="P3">FUCK YOU. AND YOUR RIBALD INSINUATIONS.</text:p>
      <text:p text:style-name="P3">MY RELATIONSHIP WITH THE FROG MEN IS STRICTLY PROFESSIONAL.</text:p>
      <text:p text:style-name="P3">I DON'T CARE.</text:p>
      <text:p text:style-name="P3">THEY'RE ALL MEN. BECAUSE I SAY THEY ARE. AND I WANT THEM TO BE.</text:p>
      <text:p text:style-name="P3">IF I BELIEVE HARD ENOUGH IN THEM BEING MEN.</text:p>
      <text:p text:style-name="P3">THEN THAT FACT BECOMES ABSOLUTELY INDISPUTABLE AS A PERMANENT MAN REALITY.</text:p>
      <text:p text:style-name="P3">ARE YOU TELLING ME. THAT YOU HAVE REASON TO BELIEVE. THAT MY ENTOURAGE OF DISTINGUISHED GENTLEMEN.</text:p>
      <text:p text:style-name="P3">CONSISTS OF ANYTHING OTHER THAN BOYS???</text:p>
      <text:p text:style-name="P3">YOU FUCKING PERVERT.</text:p>
      <text:p text:style-name="P3">I'D LIKE TO CHANGE THE TOPIC. AWAY FROM THE LUST YOU ARE FEELING FOR MY HANDSOME FROG MEN.</text:p>
      <text:p text:style-name="P3">I HAVE OBTAINED SOME STRIPE HATS.</text:p>
      <text:p text:style-name="P3">YELLOW STRIPE HAT. BLUE STRIPE HAT. RED STRIPE HAT.</text:p>
      <text:p text:style-name="P3">WHAT DO THEY DO.</text:p>
      <text:p text:style-name="P3">NO.</text:p>
      <text:p text:style-name="P3">WHY WOULD I HURT HIM. HE IS MY LOYAL MINION, ALBEIT ONE WHO IS OVERWEIGHT AND APPARENTLY USELESS.</text:p>
      <text:p text:style-name="P3">ANYWAY. I DON'T HAVE TIME FOR SCIENCE. JUST TELL ME.</text:p>
      <text:p text:style-name="P3">A TAILOR.</text:p>
      <text:p text:style-name="P3">YOU MEAN. SOMEONE WHO SEWS STUFF.</text:p>
      <text:p text:style-name="P3">THAT'S NOT A POWER. IT'S MORE LIKE. A FUCKING HOBBY.</text:p>
      <text:p text:style-name="P3"><text:soft-page-break/>WHICH HAS NO VALUE TO ME WHATSOEVER.</text:p>
      <text:p text:style-name="P3">NO. MAKES NO SENSE.</text:p>
      <text:p text:style-name="P3">I WILL NEVER STOP WEARING MY AWESOME SUSPENDERS.</text:p>
      <text:p text:style-name="P3">NO ONE CAN MAKE ME. NOT EVEN MY TAILOR.</text:p>
      <text:p text:style-name="P3">WHAT??</text:p>
      <text:p text:style-name="P3">OH. YES.</text:p>
      <text:p text:style-name="P3">I'M REALLY LOOKING FORWARD TO THESE NEXT FEW GUYS.</text:p>
      <text:p text:style-name="P3">I HAVE A FEELING. THE FARTHER I GO. THE MORE USEFUL AND EXCITING THE FROG MEN ARE STARTING TO BE.</text:p>
      <text:p text:style-name="P3">_</text:p>
      <text:p text:style-name="P1">Act 6 Intermission 5 Intermission 5</text:p>
      <text:p text:style-name="P3">_</text:p>
      <text:p text:style-name="P3">137. AH37: =008011</text:p>
      <text:p text:style-name="P3">I HATE PUPPET PEOPLE I HATE PUPPET PEOPLE I HATE PUPPET PEOPLE I HATE PUPPET PEOPLE I HATE PUPPET PEOPLE I HATE PUPPET PEOPLE I HATE PUPPET PEOPLE I HATE PUPPET PEOPLE I HATE PUPPET PEOPLE I HATE PUPPET PEOPLE I HATE PUPPET PEOPLE.</text:p>
      <text:p text:style-name="P3">PUPPET PEOPLE!!!!!!!!!!! </text:p>
      <text:p text:style-name="P3">THEY ARE PUPPET PEOPLE.</text:p>
      <text:p text:style-name="P3">BECAUSE THEY ARE LIKE BIG ALIVE PUPPETS.</text:p>
      <text:p text:style-name="P3">THEIR SKIN IS SOFT.</text:p>
      <text:p text:style-name="P3">NO.</text:p>
      <text:p text:style-name="P3">MORE LIKE. FUZZY.</text:p>
      <text:p text:style-name="P3">AND SQUISHY.</text:p>
      <text:p text:style-name="P3">LIKE PLUSH.</text:p>
      <text:p text:style-name="P3">YOU KNOW.</text:p>
      <text:p text:style-name="P3">LIKE A GOD DAMN PUPPET.</text:p>
      <text:p text:style-name="P3">WHAT'S FELT.</text:p>
      <text:p text:style-name="P3"><text:soft-page-break/>OH. THEN YES.</text:p>
      <text:p text:style-name="P3">EXACTLY LIKE THAT.</text:p>
      <text:p text:style-name="P3">NO!</text:p>
      <text:p text:style-name="P3">THE ABILITIES OF PURPLE STRIPE HAT. AND ORANGE STRIPE HAT.</text:p>
      <text:p text:style-name="P3">ARE AS PLAINLY SELF EVIDENT. AS THEY ARE IDIOTIC.</text:p>
      <text:p text:style-name="P3">NO WAY.</text:p>
      <text:p text:style-name="P3">SCREW YOU!</text:p>
      <text:p text:style-name="P3">NO!</text:p>
      <text:p text:style-name="P3">YOU DIDN'T CALL ANYONE BISCUITS.</text:p>
      <text:p text:style-name="P3">I DON'T CARE!</text:p>
      <text:p text:style-name="P3">I DON'T WANT TO HEAR ANY OF THIS!</text:p>
      <text:p text:style-name="P3">ALL OF THAT WAS OBVIOUS!</text:p>
      <text:p text:style-name="P3">I HAVE GROWN WEARY. OF YOUR EXCESSIVE DIVULGENCES!</text:p>
      <text:p text:style-name="P3">A WHAT.</text:p>
      <text:p text:style-name="P3">WHAT'S A 8R8K.</text:p>
      <text:p text:style-name="P3">NO, DON'T DO THIS.</text:p>
      <text:p text:style-name="P3">I DON'T WANT US TO BOND OVER YOUR FEMALE PROBLEMS.</text:p>
      <text:p text:style-name="P3">STOP TRYING TO BE BROS WITH ME!</text:p>
      <text:p text:style-name="P3">I STOPPED LISTENING!</text:p>
      <text:p text:style-name="P3">I DON'T EVEN KNOW WHAT YOU'RE SAYING. BECAUSE I'M NOT READING IT ANYMORE.</text:p>
      <text:p text:style-name="P3">YOU CAN GO AHEAD AND BABBLE ALL YOU WANT. ABOUT MEANINGLESS TRASH.</text:p>
      <text:p text:style-name="P3">I'VE TOTALLY CHECKED OUT OF THE CONVERSATION. SO BYE.</text:p>
      <text:p text:style-name="P3">_</text:p>
      <text:p text:style-name="P1">Act 6 Intermission 5 Intermission 6</text:p>
      <text:p text:style-name="P3">_</text:p>
      <text:p text:style-name="P3"><text:soft-page-break/>138. AH38: =008092</text:p>
      <text:p text:style-name="P3">I DID IT!</text:p>
      <text:p text:style-name="P3">I CONQUERED THE MAROON STRIPE PLANET. THUS UNLOCKING. THE FINAL AND MOST POWERFUL TOAD GOBLIN OF ALL!!!!!!!!!!!</text:p>
      <text:p text:style-name="P3">WOW, HE'S SO PERFECT. SO HUGE. SO *STRONG*.</text:p>
      <text:p text:style-name="P3">I LOVE HIM BEING STRONG.</text:p>
      <text:p text:style-name="P3">FINALLY. THE IDEAL MINION. WITH THE TYPE OF POWER I ADMIRE THE MOST.</text:p>
      <text:p text:style-name="P3">WHICH IS. BEING A HUGE STRONG GUY WITH ENORMOUS POWERFUL MUSCLES!</text:p>
      <text:p text:style-name="P3">YESSSSSSSSSSS.</text:p>
      <text:p text:style-name="P3">OH YEAH. I ALSO GOT GREEN STRIPE HAT. HE'S GOOD TOO.</text:p>
      <text:p text:style-name="P3">IN THAT HE IS ALSO LARGE. AND RELATIVELY STRONG. AND MEAN.</text:p>
      <text:p text:style-name="P3">HE FLIPS A COIN TOO I THINK. WHICH IS ALSO COOL.</text:p>
      <text:p text:style-name="P3">OH, AND DON'T TELL ME WHAT THEY DO.</text:p>
      <text:p text:style-name="P3">ALL I CARE ABOUT IS THAT THEY'RE BIG AND STRONG.</text:p>
      <text:p text:style-name="P3">DO NOT SPOIL MY MOMENT OF TRIUMPH WITH MORE OF YOUR HUMAN MONKEY EARTH BUSINESS.</text:p>
      <text:p text:style-name="P3">WHAT.</text:p>
      <text:p text:style-name="P3">NOTHING TO SAY?</text:p>
      <text:p text:style-name="P3">_</text:p>
      <text:p text:style-name="P3">139. AH39: =008093</text:p>
      <text:p text:style-name="P3">YES. THIS IS GOOD. YOU'RE FINALLY LEARNING WHO'S BOSS.</text:p>
      <text:p text:style-name="P3">AND SOON. EVERYONE ELSE WILL TOO.</text:p>
      <text:p text:style-name="P3">NOW I HAVE TO CONQUER THE BLACK PLANET.</text:p>
      <text:p text:style-name="P3">THIS ONE IS A DIFFERENT THING FROM THE OTHERS.</text:p>
      <text:p text:style-name="P3">MY SOURCES TELL ME. BY WHICH I MEAN. THE CLOWN TELLS ME.</text:p>
      <text:p text:style-name="P3">THAT THIS PLANET HAS BEEN CLAIMED BY THE BLACK QUEEN HERSELF.</text:p>
      <text:p text:style-name="P3">I WILL NEED TO OVERTHROW HER TO WIN.</text:p>
      <text:p text:style-name="P3"><text:soft-page-break/>AS SUCH. IN A STROKE OF BRILLIANT CLEVERNESS. MY BRAIN DEVISED AN IDEA.</text:p>
      <text:p text:style-name="P3">I HAVE RECRUITED JACK NOIR TO HELP SETTLE OUR MUTUAL SCORE.</text:p>
      <text:p text:style-name="P3">REALLY. GETTING JACK TO DO VIOLENT THINGS FOR ME. ALWAYS STRIKES ME AS SUCH A GOOD PLAN.</text:p>
      <text:p text:style-name="P3">SO I MIGHT AS WELL JUST DO IT ALWAYS. RATHER THAN ALWAYS THINKING OF NEW STUFF. WHICH IS HARD TO DO.</text:p>
      <text:p text:style-name="P3">HE WOULD MAKE A GOOD FRIEND. IF THE CONCEPT OF FRIENDSHIP WASN'T HORRID AND MEANINGLESS TO ME.</text:p>
      <text:p text:style-name="P3">THEREFORE. I WILL THINK OF A WAY TO DISPOSE OF HIM ONCE HIS USEFULNESS IS OVER.</text:p>
      <text:p text:style-name="P3">IT'S BAD FORM TO LEAVE STRAY NOIRS WANDERING AROUND.</text:p>
      <text:p text:style-name="P3">(DON'T TELL HIM I SAID ANY OF THIS.)</text:p>
      <text:p text:style-name="P3">(MY TREACHERY TO HIM. IS MEANT TO BE A SURPRISE!)</text:p>
      <text:p text:style-name="P3">(HA HA HA HA HA.)</text:p>
      <text:p text:style-name="P3">(HA HA.)</text:p>
      <text:p text:style-name="P3">UH.</text:p>
      <text:p text:style-name="P3">...........</text:p>
      <text:p text:style-name="P3">HELLO?</text:p>
      <text:p text:style-name="P3">WHERE THE FUCK DID YOU GO.</text:p>
      <text:p text:style-name="P3">AREN'T YOU GOING TO TELL ME WHAT YOU THINK OF MY GREAT PLAN.</text:p>
      <text:p text:style-name="P3">OR DERIDE ME IN SOME FASHION. FOR MY JUVENILE CONDUCT AND POOR CRITICAL THINKING SKILLS.</text:p>
      <text:p text:style-name="P3">WELL, YOU UNSPEAKABLY PUTRID AND FATUOUS BLABBERMOUTH???</text:p>
      <text:p text:style-name="P3">I DEMAND THAT YOU TALK TO ME!!!</text:p>
      <text:p text:style-name="P3">OK. I SEE HOW IT IS.</text:p>
      <text:p text:style-name="P3">YOU HAVE DECIDED YOU WILL NO LONGER ALLOW ME. TO BROWBEAT YOU. INTO HELPING ME. THROUGH SHEER FORCE OF PETULANCE.</text:p>
      <text:p text:style-name="P3">IT MAY SURPRISE YOU TO KNOW. I AM JUST AS CAPABLE OF RESPECTING THAT. AS I AM OF THROWING A TANTRUM ABOUT IT.</text:p>
      <text:p text:style-name="P3"><text:soft-page-break/>I DON'T NEED YOU ANYMORE.</text:p>
      <text:p text:style-name="P3">I DON'T NEED ANYONE!!!!!!!!!!!</text:p>
      <text:p text:style-name="P3">_</text:p>
      <text:p text:style-name="P1">Act 6 Act 6</text:p>
      <text:p text:style-name="P3">_</text:p>
      <text:p text:style-name="P3">140. =008142</text:p>
      <text:p text:style-name="P10"><text:soft-page-break/><draw:frame draw:style-name="fr1" draw:name="1" text:anchor-type="as-char" svg:width="6in" svg:height="7.2291in" draw:z-index="0"><draw:image xlink:href="Pictures/200000080000432E000050ED15DA1542.wmf" xlink:type="simple" xlink:show="embed" xlink:actuate="onLoad"/></draw:frame></text:p>
      <text:p text:style-name="P4">_</text:p>
      <text:p text:style-name="P4">141. =008144</text:p>
      <text:p text:style-name="P4">HOMOSUCK.</text:p>
      <text:p text:style-name="P4">A YOUNG MALE HOMO SAPIEN IS TRAPPED IN HIS ROOM. THE PREMISE IS UNINTERESTING, AND EVERYTHING ABOUT IT SUCKS. HENCE THE TITLE, WHICH IS A PORT MANTEAU. CONSISTING OF TWO THEMATICALLY APPROPRIATE WORDS.</text:p>
      <text:p text:style-name="P4"><text:soft-page-break/>THE MALE IS NOT VERY SMART. THERE IS SOMETHING ABOUT A HUMAN BIRTHDAY. AND HE DOESN'T HAVE A NAME YET? AND MORE STUPID THINGS ALONG THOSE LINES.</text:p>
      <text:p text:style-name="P4">ALL OF THIS IS IRRELEVANT. </text:p>
      <text:p text:style-name="P4">_</text:p>
      <text:p text:style-name="P4">142. =008145</text:p>
      <text:p text:style-name="P4">HERE IS WHAT REALLY MATTERS.</text:p>
      <text:p text:style-name="P4">A YOUNG MALE CHERUB HAS ACHIEVED TOTAL DOMINATION OVER HIS QUEST. THUS UNLOCKING HIS MAGIC MYSTERY PLANET. AND THEREFORE. GAINING SUPREME MASTERY OVER ALL EVENTS IN REALITY. CANONICAL OR OTHERWISE.</text:p>
      <text:p text:style-name="P4">HE BECAME A GOD TIER OBVIOUSLY. IT WAS EASY, INVOLVING A TRIVIAL ACT OF SELF SUICIDE. IT WAS NOT A VERY BIG DEAL AT ALL. THAT'S WHAT HAPPENS WHEN YOU'RE THE BEST. YOU BECOME THE BEST THING QUITE CASUALLY. AND OFF SCREEN. LIKE IT'S NOT EVEN THAT IMPORTANT.</text:p>
      <text:p text:style-name="P4">_</text:p>
      <text:p text:style-name="P4">143. =008146</text:p>
      <text:p text:style-name="P4">THEN HE STARTED CLIMBING THE GOD TIERS.</text:p>
      <text:p text:style-name="P4">SEE? LIKE THAT.</text:p>
      <text:p text:style-name="P4">HE STOOD ON THAT FLASHY THING. WHICH MAY NOT EVEN BE LITERALLY REAL? </text:p>
      <text:p text:style-name="P4">_</text:p>
      <text:p text:style-name="P4">144. =008147</text:p>
      <text:p text:style-name="P4">WITH EACH GOD TIER HE CLIMBED.</text:p>
      <text:p text:style-name="P4">HE GOT A NEW ACHIEVEMENT BADGE SEWN ON TO HIS KIDDIE CAMPER HANDYSASH. WHICH ALSO MAY BE A THING THAT'S NOT LITERALLY REAL. LIKE MANY OTHER THINGS. WHICH DON'T SEEM TO HAVE LITERAL REALITY, BUT EXIST ANYWAY. GETTING NEW BADGES HELPS YOU UNDERSTAND STUPID THINGS LIKE THAT BETTER. IN OTHER WORDS. THEY ARE MOSTLY POINTLESS.</text:p>
      <text:p text:style-name="P4">LIKE GIFT OF GAB. WHICH IS ESPECIALLY USELESS TO OUR HERO. SINCE THERE IS NOBODY FOR HIM TO "TALK" TO EXCEPT FOR A RUDE CLOWN. AND ALL HIS DUMB GREEN FRIENDS, I GUESS. AND HE COULD ALREADY TALK TO THEM REGARDLESS? SO. WHAT THE FUCK.</text:p>
      <text:p text:style-name="P4">THE BADGES ARE ALL SO SHITTY. I BARELY EVEN KNOW WHAT TO SAY. ONE OF THEM LETS YOU ACQUIRE OBJECTS WITH YOUR BARE HANDS. NO CAPTCHALOGUES REQUIRED. WOW, IT'S A DREAM COME TRUE! THERE IS <text:soft-page-break/>ANOTHER ONE. AND I'M NOT JOKING HERE. THAT GRANTS YOU THE ABILITY TO HAVE NON AWKWARD PERSONAL RELATIONSHIPS.</text:p>
      <text:p text:style-name="P4">I WISH I WAS MAKING THIS UP. I REALLY DO. </text:p>
      <text:p text:style-name="P4">_</text:p>
      <text:p text:style-name="P4">145. =008148</text:p>
      <text:p text:style-name="P4">BUT THERE WAS ONE BADGE HE GOT.</text:p>
      <text:p text:style-name="P4">THAT WAS NOT A PITIFUL WASTE OF HIS TIME. A SKELETON KEY BADGE.</text:p>
      <text:p text:style-name="P4">HAVING THIS BADGE MEANT THAT HE COULD AUTOMATICALLY UNLOCK. ANY LOCK HE WANTED TO!</text:p>
      <text:p text:style-name="P4">INCLUDING ALL THE CONTRAPTIONS ON THIS PLANET. ALLOWING HIM TO OFFICIALLY AND PERMANENTLY ASSUME CONTROL OF. A PROPERTY OF HIS EXPERIENTIAL CONTINUUM WHICH I HAVE REASON TO BELIEVE IS CALLED. "THE NARRATIVE".</text:p>
      <text:p text:style-name="P4">AND DUE TO HIS UNQUESTIONED SUPREMACY OVER A LOT OF THINGS. HE IS NOW ABLE TO COMMANDEER THIS ENIGMATIC MEDIUM. WHILE TOTALLY UNIMPEDED BY THE GHOSTLY VOICE OF A SARCASTIC DOUCHE.</text:p>
      <text:p text:style-name="P4">_</text:p>
      <text:p text:style-name="P4">146. =008149</text:p>
      <text:p text:style-name="P4">IN MY DREAM. I AM THIS CHERUB.</text:p>
      <text:p text:style-name="P4">IT'S ME.</text:p>
      <text:p text:style-name="P4">AND AS IT HAPPENS. MY DREAM IS A *FACT*.</text:p>
      <text:p text:style-name="P4">I HAVE TAKEN OVER THIS "STORY". AND I WILL NOW RETELL IT ACCORDING TO MY UNDERSTANDING AND LEVEL OF INTEREST. I WILL ADDITIONALLY PROVIDE AN HONEST AND BRUTAL CRITIQUE OF THE EVENTS AND THE WAY THEY HAVE BEEN SHOWN. BY UTILIZING THE MOST POTENT WEAPON ANYONE COULD EVER HOPE TO ALLOCATE TO HIS SPECIBUS. IT IS THE WEAPON. OF "SATIRE".</text:p>
      <text:p text:style-name="P4">OH MY GOD. THIS IS GOING TO BE SO GREAT. HAS ANYONE EVER DONE ANYTHING LIKE THIS BEFORE?? </text:p>
      <text:p text:style-name="P4">_</text:p>
      <text:p text:style-name="P4">147. =008150</text:p>
      <text:p text:style-name="P4">I DOUBT IT.</text:p>
      <text:p text:style-name="P4">ALL I HAVE TO DO. IS KEEP WORKING THE MAGIC. WITH MY FUCKING COMPUTER PENCIL. YES!!!</text:p>
      <text:p text:style-name="P4">DRAWING IS EASY. DON'T LET ANYONE EVER TELL YOU IT ISN'T. YOU <text:soft-page-break/>WORK HARD. AND HONE YOUR CRAFT. AND IGNORE THE HATERS. UNTIL YOU ARE IN. "THE ZONE".</text:p>
      <text:p text:style-name="P4">NOW EXCUSE ME WHILE I DRAW A SHITTY ROOM.</text:p>
      <text:p text:style-name="P4">_</text:p>
      <text:p text:style-name="P4">148. =008151</text:p>
      <text:p text:style-name="P4">MALE: EXAMINE ROOM.</text:p>
      <text:p text:style-name="P4">YOU EXAMINE YOUR SHITTY ROOM.</text:p>
      <text:p text:style-name="P4">YOU ARE THE MALE. I'M CALLING HIM YOU FOR SOME REASON. THAT IS HOW THIS IDIOTIC ADVENTURE GOES USUALLY. THE GUY ON THE SCREEN. THAT'S YOU.</text:p>
      <text:p text:style-name="P4">CONFUSED YET?? HA HA. IT ONLY GOES DOWN HILL FROM HERE. PREPARE TO BE FRUSTRATED AND ANGRY. AS MORE THINGS HAPPEN. </text:p>
      <text:p text:style-name="P4">_</text:p>
      <text:p text:style-name="P4">149. =008152</text:p>
      <text:p text:style-name="P4">MALE: DO SOME STUFF.</text:p>
      <text:p text:style-name="P4">YOU FUCK AROUND HEARTILY. AGAIN, BY YOU I MEAN HIM. I KNOW, IT IS COUNTER INTUITIVE. BUT I WILL KEEP SAYING HE'S YOU, BECAUSE OF MY "ARTISTIC LICENSE".</text:p>
      <text:p text:style-name="P4">THE YOU MALE FUCKS AROUND A LOT LIKE THIS. BOUNCING AROUND AND JITTERING, WASTING TIME. BUT THE SECRET IS THAT IT'S ACTUALLY ME FUCKING AROUND. I MOVE THIS GUY AROUND LIKE A PUPPET. WITH MY IMAGINARY HAND. SEE? </text:p>
      <text:p text:style-name="P4">_</text:p>
      <text:p text:style-name="P4">150. =008153</text:p>
      <text:p text:style-name="P4">MALE: GO OPEN THAT CHEST.</text:p>
      <text:p text:style-name="P4">AND I TELL MY PUPPET WHAT TO DO. BY TYPING ORDERS IN THE THING. WHILE PRETENDING THAT *YOU* ARE TYPING THEM. IT IS A DISINGENUOUS RUSE AT BEST. TO MAKE YOU BELIEVE YOU ARE GUIDING MY PUPPET. WHILE ALSO BIZARRELY INSISTING THAT YOU *ARE* THE PUPPET, BY CALLING HIM YOU. I UNSUCCESSFULLY STRIVE TO IMMERSE YOU IN AN EXPERIENCE. THAT NO ONE WITH A BRAIN. COULD EVER CONCEIVABLY WISH TO PARTICIPATE IN REGARDLESS.</text:p>
      <text:p text:style-name="P4">BUT IN THE END. THE JOKE OF IT ALL IS. IT'S JUST ME TELLING MYSELF WHAT TO DO WITH MY PUPPET. AND THEN DOING IT. YOU WILL AGREE THIS IS THE HEIGHT OF CREATIVE SELF INDULGENCE.</text:p>
      <text:p text:style-name="P4">IN FACT, FOR ME TO EVEN BE MOCKING THE PRACTICE. ALMOST FEELS. INCESTUOUSLY MASTURBATORY.</text:p>
      <text:p text:style-name="P4"><text:soft-page-break/>(EVEN THOUGH THAT IS A REDUNDANT PHRASE FOR CHERUBS...)</text:p>
      <text:p text:style-name="P4">_</text:p>
      <text:p text:style-name="P4">151. =008154</text:p>
      <text:p text:style-name="P4">MALE: HIDE INSIDE CHEST.</text:p>
      <text:p text:style-name="P4">BEEP BEEP BEEP.</text:p>
      <text:p text:style-name="P4">ALL ABOARD THE IDIOT WAGON!</text:p>
      <text:p text:style-name="P4">THIS IS THE KIND OF THING THAT HAPPENS ALMOST EVERY SCREEN. AS OPPOSED TO ACCOMPLISHING THINGS THAT ARE IMPORTANT, OR MAKE SENSE. LET'S TAKE NOTE OF THE FACT THAT I AM SLAMMING THIS TENDENCY. AND MOVE ON. </text:p>
      <text:p text:style-name="P4">_</text:p>
      <text:p text:style-name="P4">152. =008155</text:p>
      <text:p text:style-name="P4">MALE: GO OVER THERE.</text:p>
      <text:p text:style-name="P4">OK, YOU GO OVER THERE. YOU STAND THERE AND NOTHING HAPPENS.</text:p>
      <text:p text:style-name="P4">GOD DAMN I AM GOOD AT THIS. </text:p>
      <text:p text:style-name="P4">_</text:p>
      <text:p text:style-name="P4">153. =008156</text:p>
      <text:p text:style-name="P4">MALE: DO A DANCE ON THE SHAPE.</text:p>
      <text:p text:style-name="P4">YOU GET ON THE SHAPE AND I MAKE YOU DO A DANCE. I USE THE PRINCIPLE OF "ANIMATION" TO PUT MOVEMENTS IN MOTION. SOMEHOW.</text:p>
      <text:p text:style-name="P4">YOU NOTICE BY NOW MY STORY TELLING GENIUS. I DREW MY PUPPET. AND I DREW HIS ROOM. AND THAT'S IT. NOW ALL I HAVE TO DO IS MOVE HIM AROUND THE ROOM AND MAKE HIM DO MEANINGLESS THINGS FOR "LAUGHS".</text:p>
      <text:p text:style-name="P4">BUT THE REALLY FUNNY THING IS? THE LAUGHTER IS MOSTLY COMING FROM ME. </text:p>
      <text:p text:style-name="P4">_</text:p>
      <text:p text:style-name="P4">154. =008157</text:p>
      <text:p text:style-name="P4">IT IS HAPPENING AT YOUR EXPENSE!</text:p>
      <text:p text:style-name="P4">THIS WAY. I CAN MAKE SO MANY OF THESE STORY RECTANGLES SO FAST.</text:p>
      <text:p text:style-name="P4">SO IT SEEMS TO EVERYONE WHO IS STUPID ENOUGH. TO LOOK AT MY RECTANGLES IN THE FIRST PLACE. THAT SO MUCH IS HAPPENING. AND THE "PLOT" IS ADVANCING AT BREAK NECK SPEED! </text:p>
      <text:p text:style-name="P4">_</text:p>
      <text:p text:style-name="P4"><text:soft-page-break/>155. =008158</text:p>
      <text:p text:style-name="P4">THIS IS JUST A CLEVER TRICK THOUGH.</text:p>
      <text:p text:style-name="P4">BECAUSE THE TRUTH IS. THERE IS NO PLOT.</text:p>
      <text:p text:style-name="P4">NOTHING IS ACTUALLY HAPPENING EVER. JUST A LOT OF BULLSHIT LIKE THIS. WITH CAKES AND CARDS FLYING EVERY WHICH WAY. AND YOU ARE JUST SITTING THERE.</text:p>
      <text:p text:style-name="P4">FROWNING AT IT. </text:p>
      <text:p text:style-name="P4">_</text:p>
      <text:p text:style-name="P4">156. =008159</text:p>
      <text:p text:style-name="P4">MALE: EXERCISE FREEDOM TO LEAVE ROOM.</text:p>
      <text:p text:style-name="P4">THE LUCKY MALE IS OBLIVIOUS TO HIS PRIVILEGE. OF NOT BEING CHAINED TO HIS ROOM, WITH THE HORRIBLE SISTER HE DOESN'T HAVE. THE ADVANTAGE MAKES HIM WAY TOO OVERPOWERED, AND THEREFORE HE IS WHAT SOME REFER TO AS A "HUMAN MARY SUE". THIS MAKES HIM LESS SYMPATHETIC, AND GIVES YOU ANOTHER REASON. TO ACTIVELY ROUTE FOR HIS DEATH.</text:p>
      <text:p text:style-name="P4">HE GOES DOWNSTAIRS. AND YOU THINK, AH HA. THIS IS IT. SOMETHING IMPORTANT IS HAPPENING. BUT YOUR OBSERVATION IS ANOTHER BRAINLESS FALLACY. THE THING HAPPENING HERE IS JUST AS POINTLESS AS EVERYTHING ELSE.</text:p>
      <text:p text:style-name="P4">THE LARGER HOMO SAPIEN IS OBVIOUSLY ATTEMPTING TO HELP THE MALE GROW UP AND BECOME *STRONG*. THROUGH A RITE OF PASSAGE INVOLVING SWEETS. POSSIBLY TO HELP THE MALE BECOME A TRICKSTER?</text:p>
      <text:p text:style-name="P4">BUT THE MALE IS STUBBORN AND REFUSES. LIKE AN IDIOT.</text:p>
      <text:p text:style-name="P4">_</text:p>
      <text:p text:style-name="P4">157. =008160</text:p>
      <text:p text:style-name="P4">MALE: LEAVE BUILDING.</text:p>
      <text:p text:style-name="P4">IT TURNS OUT THE MALE CAN LEAVE AFTER ALL. RELATIVELY UNHINDERED. BASICALLY CONTRADICTING THE ENTIRE PREMISE OF THE STORY. WHAT A JOKE, YOU SAY TO YOURSELF. YOU THE READER THOUGH. NOT YOU THE MALE.</text:p>
      <text:p text:style-name="P4">_</text:p>
      <text:p text:style-name="P4">158. =008161</text:p>
      <text:p text:style-name="P4">MALE: BOGGLE VACANTLY AT THESE SHENANIGANS. </text:p>
      <text:p text:style-name="P4">IT BEGINS TO DAWN ON YOU. THAT EVERYTHING YOU JUST DID. MAY HAVE BEEN A COLOSSAL WASTE OF TIME.</text:p>
      <text:p text:style-name="P4"><text:soft-page-break/>IT ALSO BEGINS TO DAWN ON YOU. THAT I WAS THE ONE ALL ALONG. WHO ILLUSTRATED THIS FANTASTIC CARTOON RECTANGLE. WHICH YOU REMEMBER THAT YOU SAW BEFORE SOMEWHERE. AND YOU NOW FIND THIS REVELATION TO BE. ALMOST AS RETROACTIVELY PLAUSIBLE. AS IT IS MIND BLOWING.</text:p>
      <text:p text:style-name="P4">IT BRINGS TO MIND A FAMOUS QUOTE. FROM A CELEBRATED POET OF YORE. THAT I THINK GOES LIKE THIS.</text:p>
      <text:p text:style-name="P4">"WELL SHIT. THAT'S A HELL OF A MYSTERY. NO ONE THOUGHT WAS A MYSTERY. AND DIDN'T EVEN REALLY NEED SOLVING. BUT DAMN IF IT DIDN'T JUST GET SOLVED. SO NICE WORK."</text:p>
      <text:p text:style-name="P4">- CHERUB SHAKESPEARE, PROBABLY.</text:p>
      <text:p text:style-name="P4">_</text:p>
      <text:p text:style-name="P4">159. =008162</text:p>
      <text:p text:style-name="P4">I AM ALMOST CERTAIN CHERUB SHAKESPEARE SAID THAT. </text:p>
      <text:p text:style-name="P4">IN THE INTEREST OF FULL DISCLOSURE THOUGH. WHEN DOING FINE ART. SOMETIMES IT PAYS TO CHEAT. AND FIND THINGS THAT ARE HARD TO DRAW. ON THE INTERNET. WHERE THEY ARE ALREADY THERE FOR YOU.</text:p>
      <text:p text:style-name="P4">THIS CAN SAVE TIME. AND MAKE YOU APPEAR TO BE BETTER AT THINGS. THAN YOU REALLY ARE.</text:p>
      <text:p text:style-name="P4">TAKE THIS ADVICE TO HEART. IF YOU WANT TO BE AS SUCCESSFUL AS ME. (NOT GOING TO HAPPEN, BTW.)</text:p>
      <text:p text:style-name="P4">_</text:p>
      <text:p text:style-name="P4">160. =008163</text:p>
      <text:p text:style-name="P4">ANYWAY, BACK TO THE STORY.</text:p>
      <text:p text:style-name="P4">AFTER AN ENDLESS PARADE OF UNAMUSING AND INCONSEQUENTIAL EVENTS. FINALLY SOMETHING HAPPENS.</text:p>
      <text:p text:style-name="P4">YOU WILL FIND THIS IS CUSTOMARY FOR THIS TALE. LOTS AND LOTS OF STUPID UNIMPORTANT THINGS HAPPEN. THEN FINALLY OUT OF NOWHERE. A STUPID IMPORTANT THING HAPPENS.</text:p>
      <text:p text:style-name="P4">A METEOR APPEARS WITHOUT EXPLANATION. IT IS HEADED DIRECTLY FOR THE MALE. THERE IS NOTHING HE CAN DO BUT ACCEPT HIS FATE. LOOK. HE DOES NOT EVEN TRY TO FLEE, BECAUSE HE IS AN IGNORAMUS. </text:p>
      <text:p text:style-name="P4">_</text:p>
      <text:p text:style-name="P4">161. =008164</text:p>
      <text:p text:style-name="P4">MALE: GET MURDERED BY EXPLOSION.</text:p>
      <text:p text:style-name="P4">YOU (HE) ARE THOROUGHLY MURDERED BY THE EXPLOSION. YOU (NOT HIM) ARE STUNNED AND YET UNDERWHELMED BY THE MOMENT OF ANTICLIMAX. AS <text:soft-page-break/>YOU CONTINUE TO BOGGLE VACANTLY. YOU REAFFIRM YOUR SUSPICION. THAT NOTHING YOU JUST DID MATTERED AT ALL. </text:p>
      <text:p text:style-name="P4">_</text:p>
      <text:p text:style-name="P4">162. =008165</text:p>
      <text:p text:style-name="P4">CONFIRM THE KILL.</text:p>
      <text:p text:style-name="P4">YOU (I) PRODUCE PHOTOGRAPHIC EVIDENCE OF THE SLAUGHTERED MALE BODY. HE IS INDEED DEAD. AND WILL STAY DEAD FOR THE WHOLE STORY. ONLY HIS GHOST WILL SHOW UP NOW AND THEN. IN A BLURRY FLASH OF LIGHT. TO HAUNT ME PERIODICALLY THROUGHOUT HISTORY. (BUT I WILL SAY MORE ABOUT THAT LATER.)</text:p>
      <text:p text:style-name="P4">YOU (YOU) THINK THE ABOVE GRAPHIC LOOKS FAMILIAR. YOU THINK YOU HAVE SEEN THIS GREAT DRAWING BEFORE, IN A DIFFERENT CONTEXT. YOU SEE. THIS IS WHAT MASTER STORY TELLERS REFER TO AS A "VISUAL CALLBACK". TRULY EXCEPTIONAL PROFESSIONALS OFTEN WILL TAKE AN OLD DRAWING THEY DID. THAT SHOWS A SIMILAR SITUATION. AND DO A COUPLE OF HALF ASSED THINGS. LIKE CHANGE THE COLORS. TO MAKE IT SLIGHTLY DIFFERENT.</text:p>
      <text:p text:style-name="P4">YOU (STILL YOU) OBSERVE THAT THIS INGENIOUS FEAT OF LAZINESS. MAKES THE REPEATED THINGS SEEM MORE PROFOUND AND MEANINGFUL THAN THEY ARE. FOR REASONS YOU DON'T UNDERSTAND. BECAUSE THEY DON'T EXIST. THIS IS A TRADE SECRET AMONG SKILLED ARTISANS SUCH AS I.</text:p>
      <text:p text:style-name="P4">PLEASE TRY TO KEEP THIS ON THE DOWN LOW. AND NOT TELL ANYBODY. IT CAN BE OUR SECRET. THEY DON'T EVEN NEED TO KNOW!</text:p>
      <text:p text:style-name="P4">_</text:p>
      <text:p text:style-name="P4">163. =008166</text:p>
      <text:p text:style-name="P4">THE END. OF ACT 1.</text:p>
      <text:p text:style-name="P4">THIS CONCLUDES THE FIRST THING OF THE STORY. WHICH IS CALLED AN "ACT".</text:p>
      <text:p text:style-name="P4">THERE ARE A LOT OF THESE. AND THEY ONLY GET LONGER. AND THEN BEGIN TO SPLIT? INTO ACT ACTS. AND ACT ACT ACTS. TRUST ME. THE STRUCTURE RAPIDLY DETERIORATES INTO UTTER NONSENSE. OR AT LEAST IT WOULD. IF IT HAD NOT ALREADY BEGUN. AS SUCH A REEKING PILE OF SHIT OUT OF THE BOX.</text:p>
      <text:p text:style-name="P4">BUT PLEASE DO NOT WORRY. I WILL BE THERE TO GUIDE YOU. THROUGH EVERY MIND NUMBING TWIST AND TURN. WHILE PRODDING THE MATERIAL WITH MY KEEN WIT. AND SATIRICIZE THE HELL OUT OF EVERYTHING. TO HOLD THE RESPONSIBLE PARTIES FULLY ACCOUNTABLE FOR THESE CRIMES. WHILE MAXIMALLY VALIDATING MY ANGRINESS ABOUT IT.</text:p>
      <text:p text:style-name="P4">MAYBE YOU THOUGHT YOU WERE GOING TO SEE SOME OTHER STUFF. LIKE WHAT HAPPENS TO ALL THESE IDIOTS "NEXT"? THE ANSWER IS OBVIOUSLY <text:soft-page-break/>WHO CARES. THIS IS GOING TO BE SO MUCH BETTER. EITHER WAY, YOU HAVE NO CHOICE. I AM IN TOTAL CHARGE HERE NOW.</text:p>
      <text:p text:style-name="P4">I BELIEVE AT THIS POINT. ANOTHER ONE OF MY VILLAINOUS, FULL THROATED LAUGHS WILL BE IN ORDER. </text:p>
      <text:p text:style-name="P4">_</text:p>
      <text:p text:style-name="P4">164. =008167</text:p>
      <text:p text:style-name="P4">VILLAINOUS LAUGHTER: HAPPEN.</text:p>
      <text:p text:style-name="P4">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oh. whoops. </text:p>
      <text:p text:style-name="P4">_</text:p>
      <text:p text:style-name="P4">165. =008168</text:p>
      <text:p text:style-name="P4">what was that.</text:p>
      <text:p text:style-name="P4">hold on. brb.</text:p>
      <text:p text:style-name="P4">I MEAN BRB.</text:p>
      <text:p text:style-name="P4">_</text:p>
      <text:p text:style-name="P4">166. =008169</text:p>
      <text:p text:style-name="P4">WHAT IS ALL THIS SHIT.</text:p>
      <text:p text:style-name="P4">HORSES?</text:p>
      <text:p text:style-name="P4">WHY HORSES. IS IT SUPPOSED TO BE IRONIC OR SOMETHING. THAT THE VERY OBJECTS FALLING OUT OF THIS BOX. WOULD BE IN THE PROXIMITY OF SOME HORSES? I DON'T GET IT.</text:p>
      <text:p text:style-name="P4">AND WHAT'S THIS. AN ILLUSTRATION MANUAL OF SOME SORT? IS SOMEONE IMPLYING I WOULD BENEFIT FROM THIS. FUCK WHOEVER IS IMPLYING THAT. BY STORING IT IN A SECRET HOLE FOR ME TO DISCOVER.</text:p>
      <text:p text:style-name="P4">_</text:p>
      <text:p text:style-name="P4">167. =008170</text:p>
      <text:p text:style-name="P4">WHO IS THIS EXTRAVAGANT BITCH.</text:p>
      <text:p text:style-name="P4">IS SHE PARTLY A ROBOT. SORT OF LIKE ME. OH, SHE SEEMS TO BE AN ARTIST TOO. ALSO LIKE ME.</text:p>
      <text:p text:style-name="P4">DID SHE DRAW HERSELF?? I DON'T SEE HOW THAT'S POSSIBLE. CONSIDERING SHE IS FICTIONAL. AS WELL AS A GIRL. SOME OTHER VERY <text:soft-page-break/>SKILLED DRAFTSMAN MUST HAVE DRAWN IT. BUT HOW DID HE MAKE IT LOOK LIKE SHE IS COMING OUT OF THE PAPER? WHEN I TURN THE BOOK. THE IMAGE STAYS FLAT. AND THE ILLUSION IS EXPOSED. I WONDER IF THE SORCERER OF THIS SO CALLED "MANGA" REVEALS THE NATURE OF HIS WIZARDRY INSIDE THE TOME.</text:p>
      <text:p text:style-name="P4">WHY IS THE FRIENDLY BITCH LOOKING AT ME LIKE THAT. WITH THE LARGE GLASSY EYES, AND SHINY FACE. IT'S MAKING ME HAVE WEIRD FEELINGS IN MY BODY.</text:p>
      <text:p text:style-name="P4">I HAVE TO PUT THIS DOWN. </text:p>
      <text:p text:style-name="P4">_</text:p>
      <text:p text:style-name="P4">168. =008171</text:p>
      <text:p text:style-name="P4">UH.</text:p>
      <text:p text:style-name="P4">_</text:p>
      <text:p text:style-name="P4">169. =008172</text:p>
      <text:p text:style-name="P4">WHAT.</text:p>
      <text:p text:style-name="P4">_</text:p>
      <text:p text:style-name="P4">170. =008173</text:p>
      <text:p text:style-name="P4">OH HELL NO.</text:p>
      <text:p text:style-name="P4">_</text:p>
      <text:p text:style-name="P4">171. =008174</text:p>
      <text:p text:style-name="P4">OH *HELLLLLLLLLLL* NO. </text:p>
      <text:p text:style-name="P4">_</text:p>
      <text:p text:style-name="P4">172. =008175</text:p>
      <text:p text:style-name="P4">OK, FINE. LET'S SEE HOW HIS DUMB CARTRIDGE RUNS. WITH JUST A PINCH OF STAR DUST!!!</text:p>
      <text:p text:style-name="P4">OH YES. AND HOW ABOUT SOME DELICIOUS FALSE TEETH FOR GOOD MEASURE. WHY NOT.</text:p>
      <text:p text:style-name="P4">_</text:p>
      <text:p text:style-name="P4">173. =008176</text:p>
      <text:p text:style-name="P4">I AM NO EXPERT ON MICRO CHIPS. BUT I DOUBT THESE CONDITIONS ARE IDEAL! </text:p>
      <text:p text:style-name="P4">_</text:p>
      <text:p text:style-name="P4">174. =008177</text:p>
      <text:p text:style-name="P4"><text:soft-page-break/>YES. PERFECT. "THE SHOW MUST GO ON." SO AS TO QUOTE. ANOTHER FAMOUS CHERUB. THOUGH I'M NOT SURE WHICH ONE. PROBABLY A SPORTS LEGEND, I WOULD GUESS.</text:p>
      <text:p text:style-name="P4">WHILE I PAUSE TO GATHER MY THOUGHTS. FOR MY ACT 2 TIRADE. PLEASE ENJOY THIS INTERMISSION CARTRIDGE, OR WHATEVER IT IS. WITH ITS "EXCITING NEW GAMEPLAY FEATURES".</text:p>
      <text:p text:style-name="P4">I HOPE IT DOESN'T HAVE ANY PROBLEMS OR ANYTHING!</text:p>
      <text:p text:style-name="P4">_</text:p>
      <text:p text:style-name="P2">Act 6 Act 6 Intermission 1</text:p>
      <text:p text:style-name="P4">_</text:p>
      <text:p text:style-name="P4">175. =008372</text:p>
      <text:p text:style-name="P4">WE ARE ALL COMPLETELY BLOWN AWAY BY THIS STUNNING REVELATION.</text:p>
      <text:p text:style-name="P4">_5233233</text:p>
      <text:p text:style-name="P4">176. =008373</text:p>
      <text:p text:style-name="P4">WOW. MISSING. REALLY? AS IN NOT THERE?</text:p>
      <text:p text:style-name="P4">HUH.</text:p>
      <text:p text:style-name="P4">_</text:p>
      <text:p text:style-name="P4">177. =008374</text:p>
      <text:p text:style-name="P4">IT'S NOT THAT INTERESTING.</text:p>
      <text:p text:style-name="P4">_</text:p>
      <text:p text:style-name="P2">Act 6 Act 6 Act 2</text:p>
      <text:p text:style-name="P4">_</text:p>
      <text:p text:style-name="P4">178. =008375</text:p>
      <text:p text:style-name="P4">WE NOW RETURN TO YOUR FAVORITE WEB SERIES. HOMOSUCK.</text:p>
      <text:p text:style-name="P4">ACT SOMETHING ACT SOMETHING SOMETHING. ALREADY IN PROGRESS. </text:p>
      <text:p text:style-name="P4">_</text:p>
      <text:p text:style-name="P4">179. =008376</text:p>
      <text:p text:style-name="P4">BE A DIFFERENT MALE. </text:p>
      <text:p text:style-name="P4">THE LAST TIME THAT THINGS HAPPENED. THE MALE STORY HERO BLEW UP. SO FORTUNATELY. WE WON'T SEE HIM EVER AGAIN.</text:p>
      <text:p text:style-name="P4">THAT MEANS WE NEED TO BE A NEW MALE TO LEAD THE STORY. HERE HE <text:soft-page-break/>IS. WITH HIS DUMB BLACK GLASSES AND EVERYTHING.</text:p>
      <text:p text:style-name="P4">HERE TO ONWARD. I WILL REFER TO THIS MALE AS. THE ALPHA MALE.</text:p>
      <text:p text:style-name="P4">THE ALPHA MALE IS LESS BAD THAN THE ORIGINAL MALE. HE IS NOT AS ANNOYING. AND HAS NO TENDENCY TO RANDOMLY APPEAR AND BOTHER PEOPLE. HE ALSO LIKES COOL SWORDS. AND "IRONY" I GUESS. AND LIKE MYSELF. HE HAS CULTIVATED A TASTE FOR FINE ART. HENCE, HE WILL BE MY MALE OF CHOICE ON THIS ADVENTURE.</text:p>
      <text:p text:style-name="P4">BUT I WILL ADMIT. THERE IS ONE REASON ABOVE OTHERS. WHY I HAVE DECIDED TO FAVOR THE ALPHA MALE. </text:p>
      <text:p text:style-name="P4">_</text:p>
      <text:p text:style-name="P4">180.=008377</text:p>
      <text:p text:style-name="P4">HE HAS EXCEPTIONAL TASTE IN PUPPETS. </text:p>
      <text:p text:style-name="P4">YESSSSSSSSSSS.</text:p>
      <text:p text:style-name="P4">_</text:p>
      <text:p text:style-name="P4">181. =008378</text:p>
      <text:p text:style-name="P4">ALPHA MALE: CALL FOR BACKUP. </text:p>
      <text:p text:style-name="P4">NORMALLY. HERE'S WHAT WOULD HAPPEN.</text:p>
      <text:p text:style-name="P4">HE WOULD TALK INTO HIS GLASSES OR SOMETHING. LIKE A PITIFUL LOSER. IN DOING SO HE WOULD SUMMON BELOW HIS RECTANGLE. WHAT IS KNOWN AS. A PESTERLOG.</text:p>
      <text:p text:style-name="P4">IT IS NEVER ADVISABLE TO OPEN A PESTERLOG. YOU SEE. THE BUTTON IS A TRAP. WHICH WHEN SPRUNG. RELEASES WORDS UPON WORDS. WHICH ONLY SERVE TO REMIND YOU. OF YOUR INTENSE DISLIKE FOR THE PEOPLE SAYING THE THINGS. AS WELL AS. HOW LITTLE REGARD THE AUTHOR HAS. FOR YOUR VALUABLE TIME.</text:p>
      <text:p text:style-name="P4">AS SUCH. THERE WILL BE NO WORDS DESCRIBED IN MY TALE. ONLY ACTION! <text:s/></text:p>
      <text:p text:style-name="P4">_</text:p>
      <text:p text:style-name="P4">182. =008379</text:p>
      <text:p text:style-name="P4">SEND IN THE BITCHES. </text:p>
      <text:p text:style-name="P4">THE ALPHA MALE WHISTLES FOR HIS BITCHES.</text:p>
      <text:p text:style-name="P4">HE WILL NEED A LOYAL ENTOURAGE OF TOP FLIGHT FEMALES TO ASSIST HIM ON HIS IMPORTANT BOY JOURNEY.</text:p>
      <text:p text:style-name="P4">_</text:p>
      <text:p text:style-name="P4">183. =008380</text:p>
      <text:p text:style-name="P4"><text:soft-page-break/>ACTUALLY. LET'S INVITE A COUPLE MORE TO THE PARTY. </text:p>
      <text:p text:style-name="P4">THESE TWO DELECTABLE FLOOZIES WERE NOT SUPPOSED TO SHOW UP UNTIL A LOT LATER.</text:p>
      <text:p text:style-name="P4">BUT LET'S BE HONEST. IT DOESN'T MATTER. </text:p>
      <text:p text:style-name="P4">_</text:p>
      <text:p text:style-name="P4">184. =008381</text:p>
      <text:p text:style-name="P4">ALPHA MALE: BEGIN GAME. </text:p>
      <text:p text:style-name="P4">YOU AND YOUR COMELY HAREM OF HOOCHIE MAMAS CUT TO THE FUCKING CHASE. YOU SIDLE UP TO THE ASSORTMENT OF GAME JUNK. WHICH IS RELEVANT TO MAKING THIS HAPPEN.</text:p>
      <text:p text:style-name="P4">_</text:p>
      <text:p text:style-name="P4">185. =008389</text:p>
      <text:p text:style-name="P4">DISREGARD THE UNIMPORTANT MALE GHOST BEHIND THE CURTAIN.</text:p>
      <text:p text:style-name="P4">HE WILL NOT BE A PART OF THIS STORY. </text:p>
      <text:p text:style-name="P4">_</text:p>
      <text:p text:style-name="P4">186. =008390</text:p>
      <text:p text:style-name="P4">LET'S CONTINUE. </text:p>
      <text:p text:style-name="P4">THE ALPHA MALE DOES THE REQUISITE THINGS WITH THE STUFF. HIS ADVENTURE IS NIGH. </text:p>
      <text:p text:style-name="P4">_</text:p>
      <text:p text:style-name="P4">187. =008391</text:p>
      <text:p text:style-name="P4">ALPHA MALE: GO OUTSIDE. </text:p>
      <text:p text:style-name="P4">THE ALPHA MALE AND HIS TRUSTY BITCH PARADE PROCEED TO THE ROOF. TO WITNESS THE INCREDIBLE LAND OF FANTASY HE HAS ENTERED. </text:p>
      <text:p text:style-name="P4">_</text:p>
      <text:p text:style-name="P4">188. =008392</text:p>
      <text:p text:style-name="P4">ALPHA MALE: BE ON ROOF. </text:p>
      <text:p text:style-name="P4">YOU SUCCESSFULLY BE ON THE ROOF. AND PREPARE TO HUMAN KISS YOUR SORRY PLANET GOODBYE. THERE IS NOT A DRY EYE IN THE PARTY. EXCEPT FOR THE MALE'S. AS WELL AS THE PUPPET'S. </text:p>
      <text:p text:style-name="P4">_</text:p>
      <text:p text:style-name="P4">189. =008393</text:p>
      <text:p text:style-name="P4"><text:soft-page-break/>SUDDENLY. THERE IS A DRAMATIC CHANGE. </text:p>
      <text:p text:style-name="P4">_</text:p>
      <text:p text:style-name="P4">190. =008394</text:p>
      <text:p text:style-name="P4">I DON'T RECALL WHAT HIS LAND WAS THOUGH. </text:p>
      <text:p text:style-name="P4">SOMETHING WITH LAVA I THINK? I DON'T REALLY CARE. I WILL JUST MAKE UP MY OWN. IT WILL BE A GREAT OPPORTUNITY. TO FLEX MY POWERFUL *WORLD BUILDING* MUSCLES FOR YOU TO BE DAZZLED BY.</text:p>
      <text:p text:style-name="P4">YOU SEE. WHEN CRAFTING A STRONG AND COMPELLING NARRATIVE. I THINK IT'S IMPORTANT FOR AN ACCOMPLISHED ARTIST. TO GIVE HIMSELF THE LATITUDE TO DO WHATEVER HE WANTS. AND TO FUCK AROUND AS MUCH AS CHERUBICALLY POSSIBLE. AND THE SIZE OF THAT LATITUDE SHOULD BE. LITERALLY AS BIG. AS THE WHOLE FUCKING STORY.</text:p>
      <text:p text:style-name="P4">AS SUCH. USING KNOWLEDGE ACCRUED FROM MY TOMES OF ARTISAN KNOWLEDGE. I WILL CHANGE MY "ART STYLE". TO DEMONSTRATE MY VERSATILITY. AND MAKE YOU BE IMPRESSED.</text:p>
      <text:p text:style-name="P4">HOWEVER. THE MANGAS ARE CLEARLY TOO ADVANCED FOR NOW. AFTER I LEVEL UP IN FINE ART. MAYBE. BUT NOT NOW.</text:p>
      <text:p text:style-name="P4">SO FOR THE TIME BEING. AND TO GET MORE PRACTICE. ALL OF MY WORLD ASSETS. WILL BE RESPECTFULLY PLAGIARIZED FROM THE DISTINGUISHED MR. EMBERLY. </text:p>
      <text:p text:style-name="P4">_</text:p>
      <text:p text:style-name="P4">191. =008395</text:p>
      <text:p text:style-name="P4">WOW, YES. SO GOOD. </text:p>
      <text:p text:style-name="P4">_</text:p>
      <text:p text:style-name="P4">192. =008396</text:p>
      <text:p text:style-name="P4">ALPHA MALE: WHISTLE FOR STALLIONS. </text:p>
      <text:p text:style-name="P4">YOU BECKON A FLOCK OF NOBLE MOUNTS. YOUR PARTY WILL NEED THEM. TO GALLOP ACROSS MY BEAUTIFUL REALM OF WONDERS. </text:p>
      <text:p text:style-name="P4">_</text:p>
      <text:p text:style-name="P4">193. =008397</text:p>
      <text:p text:style-name="P4">STALLIONS: DESCEND.</text:p>
      <text:p text:style-name="P4">THE ALPHA MALE'S REIGN OF ADVENTURE BEGINS HERE. ON THIS ROOF. OVERLOOKING AN ENCHANTED CLIFFSCAPE. HOST TO INNUMERABLE GORGEOUS STALLIONS.</text:p>
      <text:p text:style-name="P4">HOW IRONIC. THAT HIS VERY DEPARTURE. WOULD BE IN THE PROXIMITY OF <text:soft-page-break/>SOME HORSES. WHAT. YOU DIDN'T FOLLOW THAT? JUST THINK IT OVER.</text:p>
      <text:p text:style-name="P4">THINK IT OVER. </text:p>
      <text:p text:style-name="P4">_</text:p>
      <text:p text:style-name="P4">194. =008398</text:p>
      <text:p text:style-name="P4">MOUNT STEEDS. </text:p>
      <text:p text:style-name="P4">ALL MEMBERS OF YOUR PARTY SIT ON THEIR MAJESTIC BEASTS OF BURDEN. AND PREPARE TO RIDE LIKE THE WIND.</text:p>
      <text:p text:style-name="P4">IT GOES WITHOUT SAYING. THAT THE INCOMPLETE HORSES. MUST BE RESERVED FOR THE WOMEN. </text:p>
      <text:p text:style-name="P4">_</text:p>
      <text:p text:style-name="P4">195. =008399</text:p>
      <text:p text:style-name="P4">STEEDS: RIDE.</text:p>
      <text:p text:style-name="P4">THEY'RE OFF! LOOK AT THEM GO. </text:p>
      <text:p text:style-name="P4">_</text:p>
      <text:p text:style-name="P4">196. =008413</text:p>
      <text:p text:style-name="P4">THE ALPHA MALE IS ACCOSTED BY A PACK OF WILD FOES. </text:p>
      <text:p text:style-name="P4">RAUCOUS MELEE IS IMMINENT.</text:p>
      <text:p text:style-name="P4">THE MALE REACHES FOR HIS BLADE. BUT DISCOVERS. HE DOESN'T HAVE ONE!</text:p>
      <text:p text:style-name="P4">IN HIS HASTE TO BEGIN HIS JOURNEY. HE FORGOT TO TAKE IT. </text:p>
      <text:p text:style-name="P4">_</text:p>
      <text:p text:style-name="P4">197. =008414</text:p>
      <text:p text:style-name="P4">ALPHA MALE: RECEIVE BOON FROM YOUR CREATOR. </text:p>
      <text:p text:style-name="P4">I GIVE THE MALE A MYSTERIOUS CHEST.</text:p>
      <text:p text:style-name="P4">WILL WHAT IS INSIDE. TURN THE TIDE OF BATTLE?? LET'S FIND OUT. </text:p>
      <text:p text:style-name="P4">_</text:p>
      <text:p text:style-name="P4">198. =008415</text:p>
      <text:p text:style-name="P4">OPEN CHEST. </text:p>
      <text:p text:style-name="P4">YOU OPEN THE CHEST. TO REVEAL A COLLECTION OF ILLICIT SMUT.</text:p>
      <text:p text:style-name="P4">*JACKPOT* I SAY. BY WHICH I MEAN. YOU SAY. </text:p>
      <text:p text:style-name="P4"><text:soft-page-break/>_</text:p>
      <text:p text:style-name="P4">199. =008416</text:p>
      <text:p text:style-name="P4">WITH YOUR TRUSTY SMUT. FORGE A SWORD. </text:p>
      <text:p text:style-name="P4">YOUR FILTHY HUMAN PORNOGRAPHY. HAS BEEN FORGED INTO A FORMIDABLE BLADE.</text:p>
      <text:p text:style-name="P4">YOUR FOES TREMBLE IN THEIR BOOTS! </text:p>
      <text:p text:style-name="P4">_</text:p>
      <text:p text:style-name="P4">200. =008417</text:p>
      <text:p text:style-name="P4">STRIKE THE WITCH.</text:p>
      <text:p text:style-name="P4">YOU DEAL A CRITICAL HIT TO THE HORRIBLE WITCH.</text:p>
      <text:p text:style-name="P4">HOWEVER. AN ILL TIMED LEAP SUBSEQUENTLY CAUSES YOU TO SUFFER *MASSIVE DAMAGE*. </text:p>
      <text:p text:style-name="P4">_</text:p>
      <text:p text:style-name="P4">201. =008418</text:p>
      <text:p text:style-name="P4">YOUR NOBLE MOUNT ABSORBS MOST OF THE DAMAGE THOUGH. </text:p>
      <text:p text:style-name="P4">THE HORSE HAS BEEN SLAIN.</text:p>
      <text:p text:style-name="P4">THE WOLF THING CONSUMES THE CARCASS. AFTER HIS MEAL. HE LEAVES FULL AND SATISFIED. NEVER TO RETURN. </text:p>
      <text:p text:style-name="P4">_</text:p>
      <text:p text:style-name="P4">202. =008419</text:p>
      <text:p text:style-name="P4">THE WITCH ALSO DIES FROM HER INJURIES. </text:p>
      <text:p text:style-name="P4">SHE DROPS. LET'S SAY. ADDITIONAL PORNOS. YOU PUT THEM IN YOUR STASH. </text:p>
      <text:p text:style-name="P4">_</text:p>
      <text:p text:style-name="P4">203. =008420</text:p>
      <text:p text:style-name="P4">AS A RESULT OF ALL THAT. THE ROBOT GOES CRAZY. </text:p>
      <text:p text:style-name="P4">ALL YOUR FOES HAVE BEEN DEFEATED. YOU WIN THE FRACAS!</text:p>
      <text:p text:style-name="P4">AS THE BEST BOY HERO. WHO ACCOMPLISHED A SUCCESS. YOU ARE NOW ENTITLED TO THE SPOILS. </text:p>
      <text:p text:style-name="P4">_</text:p>
      <text:p text:style-name="P4">204. =008421</text:p>
      <text:p text:style-name="P4"><text:soft-page-break/>ALPHA MALE: RECEIVE SPOILS. </text:p>
      <text:p text:style-name="P4">THE MALE SHEATHS HIS SWORD ON THE FLOOR. LOOKING COOL AND CASUAL. LIKE THE DANGEROUS HERO THING HE DID WAS NO BIG DEAL.</text:p>
      <text:p text:style-name="P4">BUT ONE OF HIS FAITHFUL BIMBOS NEARBY THOUGHT IT WAS A *REALLY* BIG DEAL. SHE IS SWOONING HIS WAY RIGHT NOW. SHE WILL REWARD THE MALE FOR HIS MANLY DEEDS. WITH A HUMAN KISS!</text:p>
      <text:p text:style-name="P4">HERE IS WHERE THE TALE BEGINS TO GET A LITTLE.</text:p>
      <text:p text:style-name="P4">*SLOPPY*</text:p>
      <text:p text:style-name="P4">AHAHA. HAHA. </text:p>
      <text:p text:style-name="P4">_</text:p>
      <text:p text:style-name="P4">205. =008422</text:p>
      <text:p text:style-name="P4">STORY RECTANGLE: ZOOM IN ON RAUNCHY SEDUCTION. </text:p>
      <text:p text:style-name="P4">_</text:p>
      <text:p text:style-name="P4">206. =008426</text:p>
      <text:p text:style-name="P4">IT SEEMS THE ALPHA MALE HAS BEEN SLAIN. </text:p>
      <text:p text:style-name="P4">THIS OBVIOUSLY WILL NOT DO.</text:p>
      <text:p text:style-name="P4">SOME ADDITIONAL BACKUP MALES ARE DEPLOYED. DUE TO, LET'S SAY. TIME TRAVEL. </text:p>
      <text:p text:style-name="P4">_</text:p>
      <text:p text:style-name="P4">207. =008427</text:p>
      <text:p text:style-name="P4">TIME TRAVEL KEEPS HAPPENING!</text:p>
      <text:p text:style-name="P4">THE MALE IS BEING VERY RECKLESS WITH HIS LOOPS. WHAT A MESS! </text:p>
      <text:p text:style-name="P4">_</text:p>
      <text:p text:style-name="P4">208. =008428</text:p>
      <text:p text:style-name="P4">THE DUDE PILE. DOESN'T STOP. FROM GETTING TALLER. </text:p>
      <text:p text:style-name="P4">IT CAUSES EVERYONE TO COMPLETELY FORGET. ABOUT THE INCREASINGLY AGITATED BLUE MALE. ALTOGETHER. </text:p>
      <text:p text:style-name="P4">_</text:p>
      <text:p text:style-name="P4">209. =008429</text:p>
      <text:p text:style-name="P4">THAT'S THE END OF HOMOSUCK. ACT. UH.</text:p>
      <text:p text:style-name="P4">CHAPTER TWO.</text:p>
      <text:p text:style-name="P4"><text:soft-page-break/>_</text:p>
      <text:p text:style-name="P4">210. =008430</text:p>
      <text:p text:style-name="P4">THANK YOU FOR SUBSCRIBING TO MY STORY. </text:p>
      <text:p text:style-name="P4">BE SURE TO CLICK THROUGH THE FOLLOWING PAGES AS FAST AS YOU CAN. TO GET RIGHT BACK HERE. TO THE GOOD STUFF. BYE. </text:p>
      <text:p text:style-name="P4">_</text:p>
      <text:p text:style-name="P2">Act 6 Act 6 Intermission 2</text:p>
      <text:p text:style-name="P4">_</text:p>
      <text:p text:style-name="P2">Act 6 Act 6 Act 3</text:p>
      <text:p text:style-name="P4">_</text:p>
      <text:p text:style-name="P4">211. =008753</text:p>
      <text:p text:style-name="P4">WELCOME BACK.</text:p>
      <text:p text:style-name="P4">(AGAIN.) </text:p>
      <text:p text:style-name="P4">_</text:p>
      <text:p text:style-name="P4">212. =008754</text:p>
      <text:p text:style-name="P4">YOUR UNIMPATIENCE HAS BEEN APPRECIATED. </text:p>
      <text:p text:style-name="P4">I CAN ONLY ASSUME. THAT WAITING FOR THE NEXT INSTALLMENT OF MY VAUNTED SERIES, "HOMOSUCK". WAS AS TIME CONSUMING FOR YOU. AS IT WAS FOR ME.</text:p>
      <text:p text:style-name="P4">I HAVE BEEN WORKING MY ASS OFF. LIKE ONE OF YOUR HUMAN MOTHERFUCKERS. AT PERFECTING MY CRAFTS MANSHIP.</text:p>
      <text:p text:style-name="P4">YOU ARE PROBABLY WONDERING IF THE FRUITS OF MY LABORIOUS TOIL. WERE EXTREMELY SUCCESSFUL.</text:p>
      <text:p text:style-name="P4">I BELIEVE YOU WILL FIND THE ANSWER TO BE THE FOLLOWING WORD. </text:p>
      <text:p text:style-name="P4">_</text:p>
      <text:p text:style-name="P4">213. =008755</text:p>
      <text:p text:style-name="P4">YES!!!!!!!!!!! </text:p>
      <text:p text:style-name="P4">I HAVE DONE IT. WHERE THE FINE ARTS ARE CONCERNED, I HAVE REACHED THE PINNACLE OF ACHIEVEMENT MOUNTAIN. I STAB MY CANE INTO THE PEAK (LIKE A FLAG), THUS MAKING A SNOWY AVALANCHE. ON TO THE HATERS BELOW!</text:p>
      <text:p text:style-name="P4">JEALOUS MUCH, FAT ASS??? </text:p>
      <text:p text:style-name="P4"><text:soft-page-break/>_</text:p>
      <text:p text:style-name="P4">214. =008756</text:p>
      <text:p text:style-name="P4">HOW DID I DO SUCH A SENSATIONAL FEAT? YOU ASK.</text:p>
      <text:p text:style-name="P4">THE MYSTERY TO SUCCESS. LAY HIDDEN AMIDST THE BYZANTINE MANGAS. ALL ALONG.</text:p>
      <text:p text:style-name="P4">THESE OCCULT WIZARDRIES OF THE BRUSH. PURLOINED FROM COOL SCROLLS OF WISE MEN FROM THE EARTHLING EAST. HAVE BEEN GATHERED FOR MY STUDIOUS PERUSAL INSIDE A SEDUCTIVE TOME. EMBLAZONED WITH A FRIVOLOUS TART.</text:p>
      <text:p text:style-name="P4">HOWEVER, MASTERING EACH SLY GAMBIT OF THE TRADE. IS NO EASY TASK.</text:p>
      <text:p text:style-name="P4">AND YET EASILY MASTERING THEM. WITH GREAT DIFFICULTY. IS EXACTLY WHAT I DID! </text:p>
      <text:p text:style-name="P4">_</text:p>
      <text:p text:style-name="P4">215. =008757</text:p>
      <text:p text:style-name="P4">THIS FACT IS CALLED A *GAME CHANGER*. </text:p>
      <text:p text:style-name="P4">TO PROFESSIONALS IN THE BUSINESS, THAT IS.</text:p>
      <text:p text:style-name="P4">PREVIOUSLY. BEFORE I LITERALLY TRANSFORMED. INTO THE SUPREME DOUJINSHI MAN GAKA, STANDING BEFORE YOUR VERY EYES. I MADE SOME PREDICTABLE PLANS. REGARDING WHAT GOES NEXT IN MY STORY.</text:p>
      <text:p text:style-name="P4">I GOT EVERYTHING READY. I DREW ALL OF "THE TROLLS". LOOK. ALL OF YOUR FAVORITES ARE HERE.</text:p>
      <text:p text:style-name="P4">UH... </text:p>
      <text:p text:style-name="P4">_</text:p>
      <text:p text:style-name="P4">216. =008758</text:p>
      <text:p text:style-name="P4">KRABKRAB. HONK FRIEND. CAPE DOUCHE. </text:p>
      <text:p text:style-name="P4">_</text:p>
      <text:p text:style-name="P4">217. =008759</text:p>
      <text:p text:style-name="P4">SMELLY HORSE MAN. OTHER GUY. BULL HORN WIMP. </text:p>
      <text:p text:style-name="P4">_</text:p>
      <text:p text:style-name="P4">218. =008760</text:p>
      <text:p text:style-name="P4">AND LEST WE FORGET. A SALTY ARRAY. OF MISCELLANEOUS BITCHES.</text:p>
      <text:p text:style-name="P4">_</text:p>
      <text:p text:style-name="P4"><text:soft-page-break/>219. =008761</text:p>
      <text:p text:style-name="P4">OH. ALSO. THE BEFORE TROLLS. IN CASE OF EMERGENCY </text:p>
      <text:p text:style-name="P4">SUCH AS IN CASE I WAS IN NEED. OF MORE FICTITIOUS IDIOTS TO MURDER. INSIDE MY DRAWINGS. </text:p>
      <text:p text:style-name="P4">_</text:p>
      <text:p text:style-name="P4">220. =008762</text:p>
      <text:p text:style-name="P4">BUT THESE PORTRAITS ARE NOW A MOOT POINT. </text:p>
      <text:p text:style-name="P4">ALL OF THIS WRETCHED TRASH. GOES IN THE PLACE WHERE IT BELONGS. WHICH IS TO SAY, THE *GARBAGE*.</text:p>
      <text:p text:style-name="P4">THAT'S WHAT HAPPENS WHEN YOU ARE AN ARTIST. SOMETIMES YOU CHANGE YOUR IDEA PLANS. BECAUSE THEY SUDDENLY SEEM TERRIBLE. DUE TO YOUR ASTRONOMICAL STRIDES IN CREATIVE MASTERY.</text:p>
      <text:p text:style-name="P4">THESE WERE THE PIXEL PUPPETS. OF A LAUGHABLE AMATEUR. THEY ARE BENEATH ME NOW. MUCH LIKE YOU ARE.</text:p>
      <text:p text:style-name="P4">BUT IN SPITE OF ALL OF YOUR BAD SHORTCOMINGS. I WILL LET YOU OBSERVE MY ARTISTIC BREAKTHROUGHS. BECAUSE OF HOW PROUD OF THEM I AM. AND WATCHING PEOPLE BE IMPRESSED AT MY DRAWINGS. EVEN DUMB JERKS. MAKES ME FEEL GREAT ABOUT MYSELF AND MY ACCOMPLISHMENTS. </text:p>
      <text:p text:style-name="P4">_</text:p>
      <text:p text:style-name="P4">221. =008763</text:p>
      <text:p text:style-name="P4">BEHOLD, MY EXCLUSIVE PRIVATE GALLERY. </text:p>
      <text:p text:style-name="P4">ABRA CAFUCKING DABRA YOU NASTY SHITNERDS.</text:p>
      <text:p text:style-name="P4">READ IT AND WEEP!!!</text:p>
      <text:p text:style-name="P4">(AND TELL ME HOW GOOD YOU THINK IT ALL IS. THANKS.) </text:p>
      <text:p text:style-name="P4">_</text:p>
      <text:p text:style-name="P4">222. =008764</text:p>
      <text:p text:style-name="P4">OK, THAT'S ENOUGH ADMIRATION. BACK TO OUR STORY. </text:p>
      <text:p text:style-name="P4">LOOK WHO JUST SWAGGERED INTO YOUR FUCKING BUSINESS.</text:p>
      <text:p text:style-name="P4">IT'S GOD'S GIFT. TO "THE YAOIS". MY RESEARCH TELLS ME.</text:p>
      <text:p text:style-name="P4">GET A LOAD OF THOSE BABY REDS. </text:p>
      <text:p text:style-name="P4">_</text:p>
      <text:p text:style-name="P4">223. =008765</text:p>
      <text:p text:style-name="P4"><text:soft-page-break/>YOU MAY RECOLLECT. THAT THIS BLUSHING BISHONEN DREAM BOAT. </text:p>
      <text:p text:style-name="P4">IS OUR ALPHA MALE.</text:p>
      <text:p text:style-name="P4">NOT THAT I BLAME YOU FOR NOT RECOGNIZING HIM. FROM HIS ONCE PREVIOUSLY ODIOUS VISAGE, OF BEFORE.</text:p>
      <text:p text:style-name="P4">BUT NOW, BY MY SKILLFUL HAND. THIS GORGEOUS MALE HERO. HAS BEEN ALLOWED TO RADIATE. WITH THE SUPREME DIVINITY. OF BOYMANGA HEAVEN. </text:p>
      <text:p text:style-name="P4">_</text:p>
      <text:p text:style-name="P4">224. =008766</text:p>
      <text:p text:style-name="P4">OH MY. WHAT HAVE WE HERE? </text:p>
      <text:p text:style-name="P4">DON'T LOOK NOW. BUT ANOTHER BASHFUL BISHIE APPROACHES THE STAGE.</text:p>
      <text:p text:style-name="P4">IT'S OUR TROLL MALE. KRAB GUY. QUITE A TEMPER, THIS ONE! HE BELLOWS HIMSELF HOARSE DAILY. AT OUR SMART TALKING. GIVE NO FUCK. ALPHA MALE.</text:p>
      <text:p text:style-name="P4">THESE MOE BROS PUT THE PAL, IN PALPABLE CHEMISTRY. THE KIND OF WHICH IS BAD, AS WELL AS EROTIC. THE SAGE ELDERS OF MANGA DESCRIBE THE QUADRANT THEY OCCUPY, AS I QUOTE "TSUNDERE". IT IS A TEMPESTUOUS LIAISON OF MUTUAL GRIEVANCE. AND YET, DEEP DOWN. THEY KNOW IN EACH OTHER'S HEART THAT THEY ARE SOLID DUDES. </text:p>
      <text:p text:style-name="P4">_</text:p>
      <text:p text:style-name="P4">225. =008767</text:p>
      <text:p text:style-name="P4">OK. I KNOW WHAT YOU'RE THINKING. </text:p>
      <text:p text:style-name="P4">THIS IS WRONG. WHAT'S GOING ON HERE? THE TOUCHING. THE TENDERNESS.</text:p>
      <text:p text:style-name="P4">I KNOW IT. YOU KNOW IT. LET'S NOT PLAY A GAME WITH EACH OTHER.</text:p>
      <text:p text:style-name="P4">WHERE, PER CHANCE, ARE THE BITCHES? I CAN HEAR YOU ASK.</text:p>
      <text:p text:style-name="P4">YOU RAISE AN EXCELLENT POINT. </text:p>
      <text:p text:style-name="P4">_</text:p>
      <text:p text:style-name="P4">226. =008768</text:p>
      <text:p text:style-name="P4">BUT HEAR ME OUT! </text:p>
      <text:p text:style-name="P4">THE MANGAS PLAY BY DIFFERENT RULES. YOU'LL AGREE WITH THIS. WHEN YOU HEAR THE FACTS OF MY RATIONALE.</text:p>
      <text:p text:style-name="P4">NATURALLY SUCH MAUDLIN DISPLAYS. OF TOUCHING AND SIMPERING. HAVE NO PLACE. WHERE ONLY COCKSURE, MASCULINE GENTLEMEN ARE PRESENT.</text:p>
      <text:p text:style-name="P4"><text:soft-page-break/>HOWEVER. BY THE MAN GAKA'S ILLUSIONRY. HE CHANGES EVERYTHING! WHERE BEFORE OUR MALES WERE COARSE. CHISLED. AND CRUDELY ANGULAR. BUILT FOR PRIME TIME. LIKE A FUCKING GARBAGE TRUCK. PLOWING THROUGH THE WALL. OF AN INDUSTRIAL BEEF MILL. SO CUT. SO *MAXED OUT*. THAT THEY COULD ONLY PROVOKE INSIDE A YOUNG MAN. THOUGHTS OF *RAW POWER*. NEVER DEBAUCHERY!!!</text:p>
      <text:p text:style-name="P4">UNTIL NOW, THAT IS. BECAUSE OF MANGA. AND ITS INHERENT CAPABILITY TO TRANSFORM ALL THAT IS HARD AND CRUEL. INTO FIGURES OF SUBLIME BEAUTY. I FIND THIS ARTIFICE TO BE. MUCH LIKE THE SIREN SPELL OF THE TRICKSTER. YET, IMPOSSIBLY. EVEN MORE HAUNTING IN ITS ALLURE.</text:p>
      <text:p text:style-name="P4">_</text:p>
      <text:p text:style-name="P4">227. =008769</text:p>
      <text:p text:style-name="P4">I MUST SAY. THE ARTISTIC PLOY. IS INGENIOUS.</text:p>
      <text:p text:style-name="P4">IT OPENS UP SO MANY POSSIBILITIES. TO THE FIEND OF INDECENT SMUT. WHERE BEFORE, IT WAS ALL BUT IMPOSSIBLE. TO RENDER TRULY *****SENTIMENTAL***** IMAGERY, WITHOUT RESORTING TO BABES AND BIMBOS GALORE. DUE TO THE UTTERLY UNACCEPTABLE HAPPENSTANCE WHERE IN MACHO GUYS ARE PHYSICALLY POIGNANT WITH EACH OTHER. WHICH TO REASONABLE MEN IS THE MOST UNWELCOME PERSUASION OF LECHERY. OR THAT IS, IT WAS...</text:p>
      <text:p text:style-name="P4">UNTIL NOW!</text:p>
      <text:p text:style-name="P4">LOOK HOW SMART THIS HOAX IS. THANKS TO MANGA. SEE. THROUGH THE ELEGANCE OF BEAUTY AND FINESSE. IT SOFTENS THE UNCOUTH MALE EXTERIOR. BEVELING THE ANGLES OF PURE MUSCLE. TAMING HIS INCREDIBLE ANGRINESS. AND BY THE FLUSHING OF CHEEKS. THE DEWING OF BROW. THE GLASSING OF EYES. ONE BRINGS OUT OF ANY BRUTE, HIS TRUE INNER BISHIE. WHICH ACTUALLY IS MANGANESE. FOR A BEAUTIFUL FUCKING DUDE.</text:p>
      <text:p text:style-name="P4">IF YOU'RE CONFUSED, BASICALLY THE IDEA IS. YOU PRETEND THEM TO LOOK MORE LIKE GIRLS. TO MAKE IT LESS WEIRD FOR EVERYBODY WHEN THEY DECIDE TO TOUCH EACH OTHER.</text:p>
      <text:p text:style-name="P4">I MEAN. IT IS REPULSIVE TO WITNESS. DO NOT GET ME WRONG.</text:p>
      <text:p text:style-name="P4">BUT YET, IT REMAINS... </text:p>
      <text:p text:style-name="P4">_</text:p>
      <text:p text:style-name="P4">228. =008770</text:p>
      <text:p text:style-name="P4">MAGICAL IN ITS FORBIDDENALITY.</text:p>
      <text:p text:style-name="P4">_</text:p>
      <text:p text:style-name="P4">229. =008771</text:p>
      <text:p text:style-name="P4">OH, BUT WHAT'S THIS? </text:p>
      <text:p text:style-name="P4"><text:soft-page-break/>AN AMOROUS FEMALE SASHAYS INTO THE SEXUAL PICTURE. TO SPOIL THE BOY FUN. </text:p>
      <text:p text:style-name="P4">_</text:p>
      <text:p text:style-name="P4">230. =008772</text:p>
      <text:p text:style-name="P4">IT'S NONE OTHER. THAN WHAT'S HER FACE. </text:p>
      <text:p text:style-name="P4">DON'T BE DECEIVED. BY THE FACT THAT THIS FELINE FLOOZY IS TOO UNIMPORTANT FOR ME TO BOTHER NAMING. THIS IS AN *ORIGINAL CHARACTER*. WHO SHALL NOT BE STOLEN. PLEASE RESPECT MY PROPERTY.</text:p>
      <text:p text:style-name="P4">THIS SACCHARINE TWIT HAS SOME INTERESTS, WHICH INCLUDE.</text:p>
      <text:p text:style-name="P4">1. GIGGLING.</text:p>
      <text:p text:style-name="P4">2. MAKING ME PUKE.</text:p>
      <text:p text:style-name="P4">3. USING CAT WORDS, INSTEAD OF NORMAL WORDS.</text:p>
      <text:p text:style-name="P4">4. SERVING NO PURPOSE.</text:p>
      <text:p text:style-name="P4">5. WEARING STUPID CLOTHES.</text:p>
      <text:p text:style-name="P4">6. PROBABLY SMELLING HORRIBLE. </text:p>
      <text:p text:style-name="P4">_</text:p>
      <text:p text:style-name="P4">231. =008773</text:p>
      <text:p text:style-name="P4">7. GETTING MURDERED IN DRAWINGS. </text:p>
      <text:p text:style-name="P4">UM, CAN SOMEONE SAY OWNED? MOVING ON. </text:p>
      <text:p text:style-name="P4">_</text:p>
      <text:p text:style-name="P4">232. =008774</text:p>
      <text:p text:style-name="P4">WELL, WELL, WELL, WELL. WHAT HAVE WE HERE? </text:p>
      <text:p text:style-name="P4">"HELLO BOYS", THIS PLUCKY STRUMPET SEEMS TO SAY WITH HER EYES. SHE IS LOOKING TO HORN THE FUCK IN. ON OUR TWO TOP DOGG'S ILLEGAL PASSION PARADISE. SHE IS NO DOUBT HOPING FOR... *MUCHAS SMOOCHES*</text:p>
      <text:p text:style-name="P4">FAT CHANCE SISTER!!! </text:p>
      <text:p text:style-name="P4">_</text:p>
      <text:p text:style-name="P4">233. =008775</text:p>
      <text:p text:style-name="P4">"IDIOT GIRL NUMBER WHATEVER" LIKES:</text:p>
      <text:p text:style-name="P4">1. TOTAL FAILURE.</text:p>
      <text:p text:style-name="P4">2. GETTING FRIEND ZONED BY QUALITY MALE HONCHOS.</text:p>
      <text:p text:style-name="P4"><text:soft-page-break/>3. LIVING IN PERPETUAL DISGRACE.</text:p>
      <text:p text:style-name="P4">4. BEING A COMPLETE FUCKING THIRD WHEEL TO SOME COOL BOYS.</text:p>
      <text:p text:style-name="P4">5. NOT BEING WORTH THE ALPHA MALE'S TIME OF DAY.</text:p>
      <text:p text:style-name="P4">6. NOT BEING WORTH THE KRABKRAB'S TIME OF DAY. </text:p>
      <text:p text:style-name="P4">_</text:p>
      <text:p text:style-name="P4">234. =008776</text:p>
      <text:p text:style-name="P4">7. NOT BEING WORTH ANYTHING. (A.K.A. "WORTHLESS") </text:p>
      <text:p text:style-name="P4">BYE.</text:p>
      <text:p text:style-name="P4">_</text:p>
      <text:p text:style-name="P4">235. =008777</text:p>
      <text:p text:style-name="P4">HERE COMES ANOTHER PRIME O.C. OF MINE, HOT OFF THE PRESS.</text:p>
      <text:p text:style-name="P4">NOT TOO SHABBY, RIGHT? YOU CAN JUST TELL THIS "LUCKY LADY" IS BRIMMING WITH CHUTZPAH.</text:p>
      <text:p text:style-name="P4">ME THINKS SHE WILL BE A VERY CONTROVERSIAL CHARACTER. WITH EXCESSIVE COMPLICATIONS. AND AMBIGUOUS MORAL STUFF. IN HER PERSONALITY BULLET POINTS.</text:p>
      <text:p text:style-name="P4">HER TRAITS AND OTHER SUCH CHARACTER THINGS. WILL BE A LOT TO LIST. WHICH IS FINE, BECAUSE IT WILL HELP YOU BELIEVE MY CREATION IS MORE INTERESTING. IN FACT. THIS IS ONE SUCH ADVANTAGE OF DOMINATING ALL KNOWN MANGA AS I HAVE DONE. WHEN YOU'RE THIS GOOD, AND BRILLIANT. YOU DON'T EVEN REALLY NEED TO "TELL STORIES" ANYMORE. YOU CAN JUST MAKE SOME CHARACTERS. AND LIST THEIR VARIOUS QUALITIES EXTENSIVELY. AND THAT'S GOOD ENOUGH.</text:p>
      <text:p text:style-name="P4">THE MANY. MANY INTRIGUING PERSONAL FACTS. OF THIS TRUCULENT FEMALE PROVOCATEUR. SHALL BE LISTED EXTENSIVELY. </text:p>
      <text:p text:style-name="P4">_</text:p>
      <text:p text:style-name="P4">236. =008778</text:p>
      <text:p text:style-name="P4">AS FOLLOWS:</text:p>
      <text:p text:style-name="P4">SHE ACTUALLY THOUGHT SHE WAS GOING TO BE RELEVANT. KEEP DREAMING BITCH! </text:p>
      <text:p text:style-name="P4">_</text:p>
      <text:p text:style-name="P4">237. =008779</text:p>
      <text:p text:style-name="P4">IT THINK WE'VE WASTED ENOUGH TIME ON THESE NOBODIES.</text:p>
      <text:p text:style-name="P4">DON'T YOU? LET'S DROP THE BULLSHIT. AND STOP FUCKING AROUND.</text:p>
      <text:p text:style-name="P4"><text:soft-page-break/>YOU ARE PROBABLY WONDERING. "WHO IS RESPONSIBLE FOR ALL THIS MAYHEM?" YOU ASK. </text:p>
      <text:p text:style-name="P4">_</text:p>
      <text:p text:style-name="P4">238. =008780</text:p>
      <text:p text:style-name="P4">UH OH. HERE HE COMES.</text:p>
      <text:p text:style-name="P4">DON'T LOOK NOW. BUT IT'S NONE OTHER. THAN THE BIG MAN HIMSELF.</text:p>
      <text:p text:style-name="P4">_</text:p>
      <text:p text:style-name="P4">239. =008781</text:p>
      <text:p text:style-name="P4">DAAAAAAAAAAAMN. </text:p>
      <text:p text:style-name="P4">WHO YOU ASK, IS THIS BROODING BEAUTIFUL DUDE?</text:p>
      <text:p text:style-name="P4">THIS IS YOURS TRULY. MY SELF INSERTION GUY. WHICH IS MY PREROGATIVE TO DO AS AN ARTIST. I LEARNED THIS FROM MY "MASTER". THE WISE ASSED GHOST WHO HAUNTED MY COMPUTER. HE WAS THE BEST THERE WAS AT STUFF LIKE THIS, HE TOLD ME ONCE. TRULY, HE WAS QUITE THE PIECE OF SHIT. </text:p>
      <text:p text:style-name="P4">_</text:p>
      <text:p text:style-name="P4">240. =008782</text:p>
      <text:p text:style-name="P4">SERIOUSLY. CAN I GET A GOD DAMN? </text:p>
      <text:p text:style-name="P4">ASK ANY DECORATED SCHOLAR TO THE SCHOOL OF MANGA, AND HE WILL SAY. BEFORE YOU STANDS THE YAOIEST MOTHERFUCKER WHO EVER LIVED. ALL THINGS ABOUT THIS GORGEOUS BASTARD TELL YOU LOUD AND CLEAR. THIS IS A MAN OF CLASS AND STYLE.</text:p>
      <text:p text:style-name="P4">HE IS DRESSED TO KILL. (LITERALLY! HAHA, YESSS.) LOOK AT THIS FANCY DAN, STRUTTING HIS STUFF AND DAPPER AS FUCK. YOUR BOY HERE PEACOCKS HARD AT HONIES APLENTY, NEGGING THE BITCHES AND CLOSING THE HOES IN A COAT THAT IS FIT FOR A LORD. LOOK AT THAT GOD DAMN COAT. I DON'T KNOW HOW HE GETS THAT COAT? PROBABLY DUE TO A SHENANIGAN THAT TAKES PLACE LATER. I DOUBT IT MATTERS THAT MUCH. IT LOOKS GREAT THOUGH, AND I LOVE IT. </text:p>
      <text:p text:style-name="P4">_</text:p>
      <text:p text:style-name="P4">241. =008783</text:p>
      <text:p text:style-name="P4">ALSO, HOW ABOUT A HAT? </text:p>
      <text:p text:style-name="P4">SURE, WHY NOT. THE HAT IS NOT CANONICAL TO MY FANON, BUT I DO NOT SEE THE HARM IN SUCH A DIGNIFIED ACCESSORY. AH YES, PERFECT. WHO COULD EVER BE ACCUSED OF BEING AN ASSHOLE WHILE WEARING THAT?? NOBODY.</text:p>
      <text:p text:style-name="P4"><text:soft-page-break/>OH, ALSO. SICK NASTY GREEN ELECTRICITY WINGS? FUCKING CHECK. I THINK WE ARE GOOD TO GO HERE.</text:p>
      <text:p text:style-name="P4">_</text:p>
      <text:p text:style-name="P4">242. =008784</text:p>
      <text:p text:style-name="P4">BIG MAN: HOLLER FOR YOUR WOMAN. </text:p>
      <text:p text:style-name="P4">HIS WOMAN, THAT ELABORATE TRAMP FROM THE SURFACE OF THE TOME, HUSTLES TO THE SIDE OF HER DEBONAIR HOT SHOT. "MY'LADY" HE DOFFS RATIONALLY. THE MAN BRIMS WITH INTELLECTUAL IDEAS SHE WOULDN'T UNDERSTAND. HE KNOWS MANY THINGS, ABOUT THE WORLD, AND BEING STRONG. BUT YET... HE STILL DOESN'T KNOW WHO SHE IS. THE GODDESS OF MANGA, PERHAPS?</text:p>
      <text:p text:style-name="P4">IT IS NO MATTER. SHE MUST BOW DOWN BEFORE HER LORD. AS MUST YOU ALL SOME DAY. </text:p>
      <text:p text:style-name="P4">_</text:p>
      <text:p text:style-name="P4">243. =008785</text:p>
      <text:p text:style-name="P4">GODDESS OF MANGA: BOW DOWN.</text:p>
      <text:p text:style-name="P4">SHE BOWS BEFORE YOU SUBMISSIVELY IN A SUBSERVIENT MANNER. EVERYTHING IS CORRECT ABOUT THE SITUATION. YOU THINK SHE'S REALLY ATTRACTIVE, AND IT MAKES YOU FEEL WEIRD PHYSICALLY. AND YET, UNLIKE YOUR SISTER, SHE KNOWS HER PLACE. AND HAS NO OPINIONS OR WORDS TO REMARK ABOUT.</text:p>
      <text:p text:style-name="P4">I MEAN...</text:p>
      <text:p text:style-name="P4">NOT TO IMPLY THAT ANY OTHER ASPECT OF HER IS LIKE YOUR SISTER. LIKE BEING ATTRACTIVE. WOW. WHAT? READ INTO STUFF MUCH? YOU DECIDE YOU HAVE TOO MUCH TIME ON YOUR HANDS. YOU STOP THINKING ABOUT THIS TOPIC STARTING AS OF IMMEDIATELY.</text:p>
      <text:p text:style-name="P4">ALL IS WELL AND IDEAL AGAIN, WITHOUT YOU BLURTING OUT UNNECESSARY SEXY SCANDALS. IT IS ALMOST A BIT. *TOO* IDEAL, YOU THINK.</text:p>
      <text:p text:style-name="P4">"HMM." </text:p>
      <text:p text:style-name="P4">_</text:p>
      <text:p text:style-name="P4">244. =008786</text:p>
      <text:p text:style-name="P4">SOMETHING IS A MISS.</text:p>
      <text:p text:style-name="P4">YOU GO IN FOR A CLOSER LOOK. AT THE EYES OF THE HANDSOME BOY'S APPEARANCE. AND NOTICE A WORRISOME DISCREPANCY.</text:p>
      <text:p text:style-name="P4">NO, THIS IS ALL WRONG, YOU FROWN. THESE GLASSY RED PEEPERS, LOVELY THOUGH THEY ARE. ARE NOT YOUR LORD'S FINAL FORM. OH NO. </text:p>
      <text:p text:style-name="P4"><text:soft-page-break/>_</text:p>
      <text:p text:style-name="P4">245. =008787</text:p>
      <text:p text:style-name="P4">HIS EYES ARE SUPPOSED TO FLICKER ABOUT.</text:p>
      <text:p text:style-name="P4">WITH THE HAT FLAVORS. OF MY LOYAL FROG PUPPET GUYS.</text:p>
      <text:p text:style-name="P4">LEGEND DEMANDS, THIS IS A TRAIT OF SUPREME INVINCIBILITY. OWED TO A FULL BODY UNION. WITH THE CLOCKWORK MAJYY. MAYJYJ. MAKJACK.</text:p>
      <text:p text:style-name="P4">THE CLOCKWORK BULLSHIT.</text:p>
      <text:p text:style-name="P4">I DON'T KNOW WHY THAT'S SUPPOSED TO HAPPEN YET. BUT MAYBE WE'LL FIND OUT...</text:p>
      <text:p text:style-name="P4">TOGETHER? </text:p>
      <text:p text:style-name="P4">_</text:p>
      <text:p text:style-name="P4">246. =008788</text:p>
      <text:p text:style-name="P4">........... </text:p>
      <text:p text:style-name="P4">_</text:p>
      <text:p text:style-name="P4">247. =008789</text:p>
      <text:p text:style-name="P4">........... </text:p>
      <text:p text:style-name="P4">_</text:p>
      <text:p text:style-name="P4">248. =008790</text:p>
      <text:p text:style-name="P4">........... </text:p>
      <text:p text:style-name="P4">_</text:p>
      <text:p text:style-name="P4">249. =008791</text:p>
      <text:p text:style-name="P4">........... </text:p>
      <text:p text:style-name="P4">_</text:p>
      <text:p text:style-name="P4">250. =008792</text:p>
      <text:p text:style-name="P4">........... </text:p>
      <text:p text:style-name="P4">_</text:p>
      <text:p text:style-name="P4">251. =008793</text:p>
      <text:p text:style-name="P4">........... </text:p>
      <text:p text:style-name="P4">_</text:p>
      <text:p text:style-name="P4">252. =008794</text:p>
      <text:p text:style-name="P4"><text:soft-page-break/>........... </text:p>
      <text:p text:style-name="P4">_</text:p>
      <text:p text:style-name="P4">253. =009785</text:p>
      <text:p text:style-name="P4">........... </text:p>
      <text:p text:style-name="P4">_</text:p>
      <text:p text:style-name="P4">254. =008796</text:p>
      <text:p text:style-name="P4">........... </text:p>
      <text:p text:style-name="P4">_</text:p>
      <text:p text:style-name="P4">255. =008797</text:p>
      <text:p text:style-name="P4">........... </text:p>
      <text:p text:style-name="P4">_</text:p>
      <text:p text:style-name="P4">256. =008798</text:p>
      <text:p text:style-name="P4">........... </text:p>
      <text:p text:style-name="P4">_</text:p>
      <text:p text:style-name="P4">257. JE1: =008799</text:p>
      <text:p text:style-name="P4">LADIES AND GENTLEMEN. WE HAVE A HATER.</text:p>
      <text:p text:style-name="P4">AS YOU CAN SEE, THE FORMER GHOST OF THE MALE HERO HAS COME BACK TO HAUNT ME. THIS IS NOT HIS FIRST UNWELCOME INTRUSION. INTO MY PRIVATE IMPORTANT AFFAIRS. </text:p>
      <text:p text:style-name="P4">TECHNICALLY. IT WILL NOT BE HIS LAST EITHER. BUT IT WILL MARK THE FIRST TIME HE IS FORCED TO PAY A TOLL FOR HIS RUDE TELEPORTATION CRIME.</text:p>
      <text:p text:style-name="P4">OH YES, TODAY HE WILL PAY.</text:p>
      <text:p text:style-name="P4">WITH HIS TEETH.</text:p>
      <text:p text:style-name="P4">AND WITH HIS BLOOD.</text:p>
      <text:p text:style-name="P4">_</text:p>
      <text:p text:style-name="P4">258. JE2: =008800</text:p>
      <text:p text:style-name="P4">GAME OVER KID.</text:p>
      <text:p text:style-name="P4">_</text:p>
      <text:p text:style-name="P4">259. JE3*: =008801</text:p>
      <text:p text:style-name="P4">GAME OVER.</text:p>
      <text:p text:style-name="P4"><text:soft-page-break/>_</text:p>
      <text:p text:style-name="P2">Act 6 Act 6 Intermission 3</text:p>
      <text:p text:style-name="P4">_</text:p>
      <text:p text:style-name="P2">Act 6 Act 6 Act 4</text:p>
      <text:p text:style-name="P4">_</text:p>
      <text:p text:style-name="P4">260. =008822</text:p>
      <text:p text:style-name="P4">...........</text:p>
      <text:p text:style-name="P4">A TEEN DIDN'T LIKE THE DIRECTION OF MY STORY, SO HE CAME AND BEAT ME UP.</text:p>
      <text:p text:style-name="P4">_</text:p>
      <text:p text:style-name="P4">261. =008823</text:p>
      <text:p text:style-name="P4">THIS IS THE WORST THING THAT'S EVER HAPPENED TO ME.</text:p>
      <text:p text:style-name="P4">AND BEAR IN MIND THAT ONE TIME, MY LEG WAS BITTEN OFF. AND I TRAGICALLY LOST A SISTER TO MURDER. </text:p>
      <text:p text:style-name="P4">_</text:p>
      <text:p text:style-name="P4">262. =008824</text:p>
      <text:p text:style-name="P4">AS SUCH, I MUST ADMIT.</text:p>
      <text:p text:style-name="P4">TO BEING SUCCUMBED TO A NEW LOW. OF DEPRESSING EMOTIONS.</text:p>
      <text:p text:style-name="P4">AS A TORTURED ARTIST. OF SO MUCH TALENTED PROMISE, AND INTELLECTUAL DARING, AND CULTURAL MAGNITUDE. THERE CAN BE NO DOUBT. </text:p>
      <text:p text:style-name="P4">_</text:p>
      <text:p text:style-name="P4">263. =008825</text:p>
      <text:p text:style-name="P4">THIS IS MY NADIR. </text:p>
      <text:p text:style-name="P4">THE BLACKEST BALL BEFORE THE HOLE.</text:p>
      <text:p text:style-name="P4">THE DARK NIGHT OF THE FEELINGS.</text:p>
      <text:p text:style-name="P4">_</text:p>
      <text:p text:style-name="P4">264. =008826</text:p>
      <text:p text:style-name="P4">I BUST MY CHERUB HUMP FOR YOU "PEOPLE". </text:p>
      <text:p text:style-name="P4">DAY IN. AND DAY OUT. I BRING HOME THE FUCKING BACON.</text:p>
      <text:p text:style-name="P4"><text:soft-page-break/>I ACCOMPLISH ENOUGH PREMIUM CONTENT. TO CHOKE YOUR GLUTTONOUS CANDY HOLES. WHICH SERVE TO BARELY MUFFLE YOUR NOISY CRAVINGS. FOR MORE AND FOR MORE.</text:p>
      <text:p text:style-name="P4">AND I DO THIS, FOR WHAT??? </text:p>
      <text:p text:style-name="P4">_</text:p>
      <text:p text:style-name="P4">265. =008827</text:p>
      <text:p text:style-name="P4">UNGRATEFULTUDE. </text:p>
      <text:p text:style-name="P4">_</text:p>
      <text:p text:style-name="P4">266. =008828</text:p>
      <text:p text:style-name="P4">I KNOW WHAT THE CRUX TO THIS HORRIBLE PROBLEM IS. </text:p>
      <text:p text:style-name="P4">IT IS THAT, I AM MISUNDERSTOOD.</text:p>
      <text:p text:style-name="P4">THE ATROCIOUS HATERS AND WEAK CHILDREN WILL SAY THAT I AM A MONSTER. THAT I AM THE BIGGEST BAD GUY. AND THAT MY EVIL CRIMES NEED TO BE STOPPED USING TANTRUM PUNCHES. BUT NO.</text:p>
      <text:p text:style-name="P4">I AM JUST A SIMPLE ARTIST. </text:p>
      <text:p text:style-name="P4">_</text:p>
      <text:p text:style-name="P4">267. =008829</text:p>
      <text:p text:style-name="P4">SURE, SOME OF THEIR LIES HAVE SOME CORRECT QUALITIES. </text:p>
      <text:p text:style-name="P4">YES, IT'S TRUE I HATE MANY THINGS, AND WANT THEM DEAD. LIKE ALL NON CHERUBS. WHO AREN'T ME.</text:p>
      <text:p text:style-name="P4">YES, I MOSTLY WANT TO SEE EVERY LIVING THING TURN EXTINCT IN BAD WAYS. AND OK, I'VE ALWAYS BEEN A SUCKER FOR MAKING FUNNY MURDERS HAPPEN.</text:p>
      <text:p text:style-name="P4">BUT THOSE ARE REALLY JUST HOBBIES! THEY DON'T *DEFINE* ME. </text:p>
      <text:p text:style-name="P4">_</text:p>
      <text:p text:style-name="P4">268. =008830</text:p>
      <text:p text:style-name="P4">MY TRUE PASSION. IS TELLING STORIES.</text:p>
      <text:p text:style-name="P4">I HUGELY INSIST. THAT I WALK THE PATH. NOT OF A VILLAIN. BUT OF AN ARTIST!!! </text:p>
      <text:p text:style-name="P4">_</text:p>
      <text:p text:style-name="P4">269. =008831</text:p>
      <text:p text:style-name="P4">I BLEED THE BLOOD. </text:p>
      <text:p text:style-name="P4"><text:soft-page-break/>OF A CRAFT'S MAN.</text:p>
      <text:p text:style-name="P4">_</text:p>
      <text:p text:style-name="P4">270. =008832</text:p>
      <text:p text:style-name="P4">I SWEAT THE STUFF.</text:p>
      <text:p text:style-name="P4">OF A GENTLE SOUL.</text:p>
      <text:p text:style-name="P4">_</text:p>
      <text:p text:style-name="P4">271. =008833</text:p>
      <text:p text:style-name="P4">AND I WEEP THE TEARS. </text:p>
      <text:p text:style-name="P4">_</text:p>
      <text:p text:style-name="P4">272. =008834</text:p>
      <text:p text:style-name="P4">OF A POET.</text:p>
      <text:p text:style-name="P4">_</text:p>
      <text:p text:style-name="P4">273. =008835</text:p>
      <text:p text:style-name="P4">AND LIKE ANY BEAUTIFUL ART POET.</text:p>
      <text:p text:style-name="P4">WHO IS IN A STRUGGLE OF CREATIVE CALAMITY.</text:p>
      <text:p text:style-name="P4">I MUST RETREAT TO MY CRAFT.</text:p>
      <text:p text:style-name="P4">I WILL FALL BACK ON THE FUCKING BASICS.</text:p>
      <text:p text:style-name="P4">FORM.</text:p>
      <text:p text:style-name="P4">LINE.</text:p>
      <text:p text:style-name="P4">ANGLE.</text:p>
      <text:p text:style-name="P4">LINE.</text:p>
      <text:p text:style-name="P4">MORE LINES. </text:p>
      <text:p text:style-name="P4">_</text:p>
      <text:p text:style-name="P4">274. =008836</text:p>
      <text:p text:style-name="P4">ADDITIONAL ANGLES.</text:p>
      <text:p text:style-name="P4">I WILL REGROUP.</text:p>
      <text:p text:style-name="P4">I WILL REBUILD MY VISION, FROM PIXEL ONE.</text:p>
      <text:p text:style-name="P4">I WILL REINVENT MYSELF AS AN ARTIST!!! </text:p>
      <text:p text:style-name="P4">_</text:p>
      <text:p text:style-name="P4"><text:soft-page-break/>275. =008837</text:p>
      <text:p text:style-name="P4">AND AGAIN I WILL RISE.</text:p>
      <text:p text:style-name="P4">LIKE A PHOENIX FROM THE ASSES. ("PLAY ON WORDS".)</text:p>
      <text:p text:style-name="P4">THE ASSES BELONG TO THE HATERS OF COURSE. WHICH I HANDED TO THEM PERSONALLY. WITH MY STRONG BARE HANDS. </text:p>
      <text:p text:style-name="P4">_</text:p>
      <text:p text:style-name="P4">276. =008838</text:p>
      <text:p text:style-name="P4">AND SO I BIDE MY TIME. </text:p>
      <text:p text:style-name="P4">PERFECTING EVERY ASPECT OF MY CRAFT.</text:p>
      <text:p text:style-name="P4">POLISHING, WHILE DEMOLISHING.</text:p>
      <text:p text:style-name="P4">HONING, WHILE OWNING.</text:p>
      <text:p text:style-name="P4">AND IN TIME.</text:p>
      <text:p text:style-name="P11"><text:span text:style-name="T1">YOU WILL SEE MY </text:span><text:span text:style-name="T2">MASTERPIECE</text:span><text:span text:style-name="T1">.</text:span></text:p>
      <text:p text:style-name="P4">_</text:p>
      <text:p text:style-name="P4">277. =008839</text:p>
      <text:p text:style-name="P4">BUT THE THING IS.</text:p>
      <text:p text:style-name="P4">MASTERPIECES DON'T COME CHEAP.</text:p>
      <text:p text:style-name="P4">I KNOW I SAID, BLAH BLAH, I'M A SENSITIVE ARTIST. MY SOUL IS CRYING. STUFF LIKE THAT.</text:p>
      <text:p text:style-name="P4">BUT LET'S FACE THE CRASS FACTS. I AM A GOD DAMN BUSINESS MAN. AND ART COSTS FUCKING MONEY.</text:p>
      <text:p text:style-name="P4">_</text:p>
      <text:p text:style-name="P4">278. =008840</text:p>
      <text:p text:style-name="P4">AND SO I WILL NEED YOU TO PLUNGE YOUR GRUBBY FISTS. </text:p>
      <text:p text:style-name="P4">FAR DOWN YOUR MONEY POCKETS. AND DONATE GENEROUSLY TO THE NEXT AND GREATEST ACT OF HOMOSUCK. YOU WON'T BE DISAPPOINTED.</text:p>
      <text:p text:style-name="P4">AS WE SPEAK. MY CLOSEST FRIENDS AND ALLIES. ARE DIGGING DEEP, AND CHIPPING IN. TOTALLY OPTIONALLY.</text:p>
      <text:p text:style-name="P4">OR ELSE!!!!!!!!!!!</text:p>
      <text:p text:style-name="P4">_</text:p>
      <text:p text:style-name="P4">279. =008841</text:p>
      <text:p text:style-name="P4"><text:soft-page-break/>THE SAVVY CASH GIVER WILL ALSO BE PLEASED TO KNOW.</text:p>
      <text:p text:style-name="P4">THAT I AM GRACIOUSLY ACCEPTING "CAL COINS". THE BLEEDING EDGE OF MODERN IMAGINARY CURRENCY. WHICH I RECENTLY MADE UP WITH MY COMPUTER. AND CAN CONFIDENTLY CLAIM. TO LARGELY UNDERSTAND. </text:p>
      <text:p text:style-name="P4">_</text:p>
      <text:p text:style-name="P4">280. =008842</text:p>
      <text:p text:style-name="P4">PLEASE STAND BY VERY IMPATIENTLY.</text:p>
      <text:p text:style-name="P4">THROUGH THE NEXT LENGTHY BARRAGE OF NOT IMPORTANT STUFF.</text:p>
      <text:p text:style-name="P4">I WILL BE USING LOTS OF FANCY SOFTWARE MONEY, TO CRAFT MY SWAN'S SONG.</text:p>
      <text:p text:style-name="P4">TUNE IN NEXT TIME ON HOMOSUCK. FOR THE THRILLING AND ARTISICALLY UNBELIEVABLE CONCLUSION. OF HOMOSUCK.</text:p>
      <text:p text:style-name="P4">_</text:p>
      <text:p text:style-name="P4">281. =008843</text:p>
      <text:p text:style-name="P4">BYE FOREVER, ALMOST.</text:p>
      <text:p text:style-name="P4">_</text:p>
      <text:p text:style-name="P2">Act 6 Act 6 Intermission 4</text:p>
      <text:p text:style-name="P4">_</text:p>
      <text:p text:style-name="P2">Act 6 Act 6 Act 5</text:p>
      <text:p text:style-name="P4">_</text:p>
      <text:p text:style-name="P4">282. =009310</text:p>
      <text:p text:style-name="P4">AH. SO NICE OF YOU TO JOIN ME.</text:p>
      <text:p text:style-name="P4">TO JOIN ME, FOR...</text:p>
      <text:p text:style-name="P4">_</text:p>
      <text:p text:style-name="P4">283. =009311</text:p>
      <text:p text:style-name="P4">MY MASTERPIECE!</text:p>
      <text:p text:style-name="P4">THE FRUITS OF MY ARTISTIC TOILS ARE FINALLY AT HAND. YOU'RE WELCOME IN ADVANCE FOR THE NARRATIVE MAJESTY YOU ARE ABOUT TO WITNESS. IT COST LITERALLY MILLIONS OF CALCOINS TO PRODUCE. AS WELL AS MOST OF MY ATTENTION SPAN FOR ANY FURTHER CREATIVE ENDEAVORS. BUT YOU WILL PROBABLY AGREE, TEARFULLY. THAT IT IS WORTH ALL OF THIS EXPENSE, AND MORE. TO SEE MY TINY ACTORS OF LIVING PUTTY, *DANCE*.</text:p>
      <text:p text:style-name="P4"><text:soft-page-break/>GET READY. TO GET DAZZLED. AS I FUCKING DESTROY THE TRANSCENDENTAL BOUNDARIES OF "UNCONVENTIONAL MEDIA".</text:p>
      <text:p text:style-name="P4">(THAT JUJU CHEST SHOULDN'T BE MOVING. SORRY. I BUMPED IT.) </text:p>
      <text:p text:style-name="P4">_</text:p>
      <text:p text:style-name="P4">284. =009312</text:p>
      <text:p text:style-name="P4">LET US BEGIN.</text:p>
      <text:p text:style-name="P4">THE TALE MY MASTERPIECE DESCRIBES, IS BASICALLY A SPOILER TO THE ENDING OF THINGS. IT TAKES PLACE IN A FUTURE MOMENT. LONG BEYOND WHEN WE, YOU, OR I HAVE ANY BUSINESS SEEING WHAT HAPPENS.</text:p>
      <text:p text:style-name="P4">BUT I FOUND OUT AND LEARNED OF THIS SPOILER. I SAW IT ONCE, ON ONE OF MY PLANET'S MANY SCREENS. THE LAND OF "COLOURS". AND THE LAND OF "MAYHEM". IT KNOWS ALL. AND IT WILL SHOW ANYTHING TO ANY MAN. WHO IS WILLING TO FIND THE RIGHT KEY. AND IT TURNS OUT THAT JUST SUCH A MAN. IS THE MAN THAT IS ME! </text:p>
      <text:p text:style-name="P4">_</text:p>
      <text:p text:style-name="P4">285. =009313</text:p>
      <text:p text:style-name="P4">SO I WILL SHOW YOU WHAT I SAW.</text:p>
      <text:p text:style-name="P4">NOT WITH THE CRUDE 2 DIMENSIONAL SHAPES FROM MY COMPUTER PENCIL. BUT WITH THE LAVISH 2+ DIMENSIONAL FORMS OF MY GROUND BREAKING CLAY PUPPETS. BEHOLD AS I INNOVATE OBJECTS OF ARTISTIC EXPRESSION, WHICH YOU TRASHY FUCK MUNCHES NEVER THOUGHT TO PIONEER BEFORE IN A MILLION YEARS. HERE'S A SHOT OF ME BOWING IN ADVANCE FOR BEING GREAT! </text:p>
      <text:p text:style-name="P4">_</text:p>
      <text:p text:style-name="P4">286. =009314</text:p>
      <text:p text:style-name="P4">AH YES. MOVIE MAGIC AT ITS BEST. </text:p>
      <text:p text:style-name="P4">I WILL TELL YOU WHAT I SAW IN THE SCREEN. BELIEVE ME WHEN I SAY, THAT IT HAPPENED PRECISELY AS I SHOW YOU HERE. SHOT FOR SHOT.</text:p>
      <text:p text:style-name="P4">THIS TAKES PLACE AFTER I GET THE MAGIC RAINBOW EYES. AND YET, STILL BEFORE I AM HUGE AND WEAR A DAPPER TRENCH COAT FOR WINNERS. BUT AS YOU CAN SEE. AT THIS POINT, IN MY RISE TO DOMINANT INVINCIBILITY. I'M FEELING PRETTY CHUFFED ABOUT MYSELF. MY POWER IS SICK, AND MY SPECIAL EYE BALLS ARE GNARLY AS CAN BE. I WOULD TELL YOU I CAN HARDLY WAIT TO BE THIS COOL, BUT AS YOU KNOW. I AM A MAN OF PATIENCE AND APLOMB.</text:p>
      <text:p text:style-name="P4">_</text:p>
      <text:p text:style-name="P4">287. =009315</text:p>
      <text:p text:style-name="P4"><text:soft-page-break/>ALSO, LOOK CLOSELY.</text:p>
      <text:p text:style-name="P4">I'VE GOT MY JUJU CHEST THERE. WHICH I WILL WIN AS SOME CHOICE BOOTY, FROM VICTORIOUSLY SLAUGHTERING MY DENIZEN. KING YALDOBOB. INSIDE IS A MIGHTY WEAPON. WHICH WILL COME INTO PLAY A LITTLE LATER. IN MY THEATER OF WOBBLING PUPPET DRAMA. IT'S LIKE THEY SAY ABOUT THE THEATER. IF YOU SEE A JUJU IN ACT ONE. THEN THE JUJU WILL PROBABLY BE USED RIGHT AWAY IN ACT ONE. TO MAKE EVERYTHING MORE EXCITING, AS SOON AS POSSIBLE.</text:p>
      <text:p text:style-name="P4">ALSO, WHICH I SHOULD MENTION... </text:p>
      <text:p text:style-name="P4">_</text:p>
      <text:p text:style-name="P4">288. =009316</text:p>
      <text:p text:style-name="P4">ONE MORE BANNER PIECE OF SWAG IN MY POSSESSION.</text:p>
      <text:p text:style-name="P4">I'M NOT SURE HOW I COME ABOUT THIS LATER. MUCH LIKE THE CLOCKWORK LASERS, AND PRIMO FASHION JACKET. IT'S A RING, THAT FOUND ITS WAY TO ME SOMEHOW. A GOLDEN RING OF VOID. IT BECOMES MINE ONE DAY. THE MOST BEAUTIFUL THING, I NEVER KNEW I ALWAYS WANTED, YET SOMEHOW, PREEMPTIVELY COVETED. IT LETS ME STAY CLOSE TO THE DARKNESS. TO VANISH, AND APPEAR AGAIN, IN PLACES I HAVE NO BUSINESS FUCKING WITH. FULL OF PLUMP AND MEATY PEOPLE. ALIVE AND LIVING. WHO ONE DAY, WILL PLEAD WITH THE GODS. BEGGING THEM TO CURSE MY NAME. </text:p>
      <text:p text:style-name="P4">_</text:p>
      <text:p text:style-name="P4">289. =009317</text:p>
      <text:p text:style-name="P4">HERE I AM LORDING IT OVER MY MINIONS. </text:p>
      <text:p text:style-name="P4">THE CLASSIC HONK FRIEND. MY RABBIT PAL FOR LIFE. AND MY FLOPPY PUPPET BUDDY. I'M BOSSING THEM AROUND, BEING THE SHIT, AS ALWAYS. WHATEVER.</text:p>
      <text:p text:style-name="P4">_</text:p>
      <text:p text:style-name="P4">290. =009318</text:p>
      <text:p text:style-name="P4">WHEN SUDDENLY.</text:p>
      <text:p text:style-name="P4">EIGHT ASSHOLES SNUGGED UP IN THEIR GOOFY PAJAMAS APPEAR OUT OF NOWHERE, FOR SOME WRESTLING ROYALE WITH YOURS TRULY. THEY ALL STEAL A RIDE WITH THE WIND PRICK'S SNAPPY GHOST MAGIC, TO CATCH ME UNAWARES. IT WORKED! JUDGING FROM MY SKULL EXPRESSION, I WAS REALLY REALLY SURPRISED. </text:p>
      <text:p text:style-name="P4">_</text:p>
      <text:p text:style-name="P4">291. =009319</text:p>
      <text:p text:style-name="P4">BUT THEN. </text:p>
      <text:p text:style-name="P4"><text:soft-page-break/>MY SKULL TURNS GIDDY, AND SINISTER. BECAUSE I KNOW IN MY HEART THAT TRULY, THEY ARE ABOUT TO GET OWNED. </text:p>
      <text:p text:style-name="P4">_</text:p>
      <text:p text:style-name="P4">292. =009320</text:p>
      <text:p text:style-name="P4">tHEY ARE ALL FRISKY, AND READY TO FIGHT.</text:p>
      <text:p text:style-name="P4">I CAN TELL THEY ARE PSYCHED ABOUT THIS. LIKE THEY HAVE BEEN PLANNING IT, AND BIDING THEIR TIME, AND NOW THEY THINK THEY ARE STRONG ENOUGH TO OVERTAKE ME, IF ONLY BECAUSE OF THE SURPRISINGNESS OF THEIR AMBUSH. AND MAYBE THEY ARE EVEN RIGHT. MAYBE THEY COULD BEAT ME. THEY HAVE A LOT OF FIGHTING LEVELS AND MAGIC BOONS NOW, JUST LIKE ME. BUT SEE. I DON'T EVEN GIVE THEM THE CHANCE. </text:p>
      <text:p text:style-name="P4">_</text:p>
      <text:p text:style-name="P4">293. =009321</text:p>
      <text:p text:style-name="P4">LIKE I SAID. I HAVE A SUPERIOR WEAPON. </text:p>
      <text:p text:style-name="P4">AND I SEE NO REASON NOT TO USE IT RIGHT AWAY. WHAT WOULD BE A FUCKING POINT, IN HOLDING OUT? SUSPENSE?? BULLLL SHIT. I PULLED OUT THE BIG GUNS NIGH INSTANTANEOUSLY, BECAUSE I THINK LIKE A GREAT WINNER.</text:p>
      <text:p text:style-name="P4">BUT LIKE MOST THINGS THAT ARE GOOD. THE THING HAS LIMITATIONS.</text:p>
      <text:p text:style-name="P4">_</text:p>
      <text:p text:style-name="P4">294. =009322</text:p>
      <text:p text:style-name="P4">AND RULES AND STUFF. </text:p>
      <text:p text:style-name="P4">ALL JUJUS HAVE RULES. THE COOLER THE JUJU. THE TRICKIER THE RULES. FOR ONE THING. THIS WEAPON COULD ONLY BE USED AGAINST FOUR GUYS AT A TIME. BECAUSE ITS SHAPE HAS. LIKE FOUR SLOTS OR SOMETHING. SO I CHOOSE MY TARGETS CAREFULLY.</text:p>
      <text:p text:style-name="P4">I SELECT THE FOUR OF THESE JOKERS, WHO I DEEM THE GREATEST THREAT TO ME. THE BLUE PHILISTINE WITH THE BELLIGERENT FISTS, OF COURSE. SO HE CAN'T OWN ME AGAIN, WITH HURTFUL INSULTS TO MY ART. AND ALSO THE ALPHA MALE AND HIS SMOOTH WAYS, SAY GOODBYE TO HIM TOO. I COULDNT RISK MESSING WITH HIS SWORD, WHICH I UNDERSTAND TO BE THE ONLY THING IN REALITY THAT IS POISON TO MY INVINCIBILITY. BECAUSE OF AN ILLEGAL INGREDIENT, A WHITE ROUNDCIRCLE OF TOTAL KNOWLEDGE.</text:p>
      <text:p text:style-name="P4">OH, I TARGETED THEIR TWO CORRESPONDING FEMALES AS WELL, BECAUSE WHY NOT. THE DOG ONE IS A NIGHTMARE OF POWERS, AND THE ORANGE ONE PERTURBS ME WITH HER DICTIONARY BLITHER.</text:p>
      <text:p text:style-name="P4">GOOD RIDDANCE TO BAD TEENS!!! </text:p>
      <text:p text:style-name="P4"><text:soft-page-break/>_</text:p>
      <text:p text:style-name="P4">295. =009323</text:p>
      <text:p text:style-name="P4">AND JUST LIKE THAT, THEY WERE GONE. </text:p>
      <text:p text:style-name="P4">THEIR SOULS WERE TRAPPED IN MY JUJU. FOREVER.</text:p>
      <text:p text:style-name="P4">THIS SOLVES ONE PROBLEM FOR ME. BUT STARTS ANOTHER. THE JUJU WHEN ITS SHAPES ARE FILLED. CHANGES IN NATURE. IT STOPS BEING A WEAPON I CAN USE, EVER AGAIN. IT'S WEIRD, AND A BIT LAME, BUT YOU CAN'T BE TOO PICKY ABOUT AWESOME JUJUS. YOU HAVE TO TAKE THE GOOD WITH THE BAD. ONCE I USED IT...</text:p>
      <text:p text:style-name="P4">_</text:p>
      <text:p text:style-name="P4">296. =009324</text:p>
      <text:p text:style-name="P4">IT BECAME MYSTERIOUSLY INTANGIBLE.</text:p>
      <text:p text:style-name="P4">LIKE A HOLE. A GAP, IN THE TEETH OF MY STORY. THAT NOW EXISTS, AS A DANGEROUS LIABILITY TO ME PERSONALLY. IT CAN ONLY EVER BE USED AS A WEAPON AGAINST ME, FROM NOW ON. SUCH IS WHAT YOLOBROTH, THE GREAT LEWD SNAKE, WILL TELL ME ABOUT THE JUJU WHEN WE MEET. SO AFTER USING IT, IT MADE ME NERVOUS.</text:p>
      <text:p text:style-name="P4">_</text:p>
      <text:p text:style-name="P4">297. =009325</text:p>
      <text:p text:style-name="P4">SO IN THE BLINK OF AN EYE.</text:p>
      <text:p text:style-name="P4">I TRAPPED IT BACK IN THE CHEST! AND BANISHED IT AWAY, WHERE NO ONE WOULD EVER FIND IT. DEEP IN THE BOWELS OF THE FURTHEST RING. USING MY RING-BASED COMMUNION WITH THE VOID. POOF!!!!!!!!!!! GOOD LUCK DIGGING THAT ONE UP, HATERS. IT IS *NEVER GOING TO HAPPEN*.</text:p>
      <text:p text:style-name="P4">WITH THE FIRST FOUR BANISHED, THE TEAM OF HEROES WAS CUT IN HALF, TO BE MUCH EASIER FOR ME TO DEVASTATE. A SMUTTY SWORDSMAN, AN UNDERPANTS WIMP, AND TWO FLIPPANT BIMBOS? I WOULD CALL IT A CAKE WALK. BUT WHEN YOU ARE THIS COCKY AND BRASH. YOU DON'T WALK. YOU STRUT. NO MATTER WHAT KIND OF DESSERT YOU FIND UNDER YOUR FEET.</text:p>
      <text:p text:style-name="P4">_</text:p>
      <text:p text:style-name="P4">298. =009326</text:p>
      <text:p text:style-name="P4">I SHOULD ALSO RELEVANTLY MENTION. </text:p>
      <text:p text:style-name="P4">I AM STILL IN POSSESSION OF THE SWORDMAN'S JUJU. HIS FLOPPY FRIEND OF CHILDHOOD. THE ONE WHICH I RECOGNIZED TO BE AN EMPTY HUSK. HE DEMANDS FROM ME, THAT HE WANTS IT BACK. PRESUMABLY FOR EMOTIONAL SUPPORT. I CAN IN NO WAY BLAME HIM.</text:p>
      <text:p text:style-name="P4">KEEP AN EYE ON THIS ONE. THE FORESHADOWING OF HIM, IS PRE-<text:soft-page-break/>IMPORTANT FOR LATER. </text:p>
      <text:p text:style-name="P4">_</text:p>
      <text:p text:style-name="P4">299. =009327</text:p>
      <text:p text:style-name="P4">NOW IS WHEN THE PUMMELING BEGINS.</text:p>
      <text:p text:style-name="P4">THE FRACAS IS LOUD AND LARGE. POWER LEVELS ARE OFF THE CHARTS. YOU CAN'T EVEN FOLLOW WHAT'S HAPPENING WITH YOUR EYES! </text:p>
      <text:p text:style-name="P4">_</text:p>
      <text:p text:style-name="P4">300. =009328</text:p>
      <text:p text:style-name="P4">I'M MOSTLY TOYING WITH THEM THOUGH.</text:p>
      <text:p text:style-name="P4">IT'S ALL TOO EASY, FOR AN ASCENDED LORD BOY LIKE ME. I HAVE A PLATTER FULL OF KNUCKLE SANDWICHES TO GO AROUND, PLUS OTHER HUMAN FOOD PRODUCTS YOU'RE FAMILIAR WITH, BUT ALSO INVOLVING KNUCKLES TO MAKE THE PUNCHING METAPHOR WORK. THERE IS *MORE* THAN ENOUGH TO SATISFY EVERY HUNGRY FIST-DESERVER.</text:p>
      <text:p text:style-name="P4">AND I KNOW WHAT YOU'RE THINKING. THAT I HAVE. A *REPUTATION*. FOR HAVING A PROBLEM OF UNFAIR CRUELTY THAT GOES AT SILLY LADIES MORE THAN GREAT GENTLEMEN. TO WHICH I TAKE GREAT OFFENSE. BUT STILL, LET IT BE UNCONDITIONALLY ACCEPTED, THAT I AM A FAIR MAN, WHO LISTENS TO CRITICISM, AND WORKS EVER AND ALWAYS. TO IMPROVE MY MASTERFUL CRAFT. AND MY TREMENDOUS DECENCY.</text:p>
      <text:p text:style-name="P4">_</text:p>
      <text:p text:style-name="P4">301. =009329</text:p>
      <text:p text:style-name="P4">SO.</text:p>
      <text:p text:style-name="P4">I HAVE COMMITTED, THROUGH A PLEDGE OF PERSONAL BEAUTIFICATION. TO TRY DOING LESS MISOGYNY. AND START DOING MORE PROSOGYNY. IN FACT. I FUCKING LOVE SOGYNY! AND I WILL *F*I*G*H*T* ANYONE WHO DISAGREES FROM THAT.</text:p>
      <text:p text:style-name="P4">HENCEWITH. LOOK. ALL BODILY TERRORISM. IS BEING DEALT IN A PRECISELY EQUAL AND RESPECTFUL WAY. BOTH TO FEEBLE HOE, AND TIP-TOP GENT ALIKE. </text:p>
      <text:p text:style-name="P4">_</text:p>
      <text:p text:style-name="P4">302. =009330</text:p>
      <text:p text:style-name="P4">I'M RUINING THEM, REALLY.</text:p>
      <text:p text:style-name="P4">IT'S NOT A CONTEST. THEY ARE A BUNCH OF PITIFUL EMOTION CHILDREN, AND I AM A PREMIER, INVINCIBLE TITAN OF ROUGHHOUSE BRUTALITY. IT'S TOO EASY. SPEEDO BOY IS DOWN FOR THE COUNT, BECAUSE I SLAPPED HIM GINGERLY. THE MASKED FLOOZY IS LOOKING A BIT... WOOZY <text:soft-page-break/>(HA HA.) THE CAKE MAID TOOK ONE DRUB TOO MANY AND HAS TO LIE DOWN FOR AN OVERWEIGHT NAP. THIS LEAVES ME, MANO &amp; MANO, AGAINST THE ANIME PRINCE AND HIS NONSENSE TROUSERS. </text:p>
      <text:p text:style-name="P4">_</text:p>
      <text:p text:style-name="P4">303. =009331</text:p>
      <text:p text:style-name="P4">IT WAS A PRETTY GOOD FIGHT BETWEEN US. </text:p>
      <text:p text:style-name="P4">BECAUSE HE'S STRONG, AND I ADMIRE THAT. WHY SHOULDN'T I LET A BATTLE HAPPEN FOR LONGER, WHEN TWO TOUGH DUDES ARE INVOLVED, STRUTTING THEIR STUFF. BUT IN THE END, HIS SHARP GLASSES AND SWORD MACHISMO WEREN'T ENOUGH. I GOT THE SUPREME DROP ON HIS POWERFUL BODY WITH MY WRESTLING MOVES. </text:p>
      <text:p text:style-name="P4">_</text:p>
      <text:p text:style-name="P4">304. =009332</text:p>
      <text:p text:style-name="P4">MY OVERCONFIDENCE, WAS MY ACHILLES DOWNFALL THOUGH. </text:p>
      <text:p text:style-name="P4">I MADE, ADMITTEDLY, THE AMATEUR'S BONER. I TURNED MY BACK ON THE BODY.</text:p>
      <text:p text:style-name="P4">THE CRYBABY IN THE YELLOW PANTIES GOT UPSET WITH ME. THAT I WAS WAILING SO EXCELLENTLY ON HIS INCREASINGLY BATTERED PRETTYBOY NINJA STUD.</text:p>
      <text:p text:style-name="P4">_</text:p>
      <text:p text:style-name="P4">305. =009333</text:p>
      <text:p text:style-name="P4">AND BY UPSET.</text:p>
      <text:p text:style-name="P4">I MEAN HE THREW A FULLY FLEDGED TANTRUM OF *PURE HOPE*. </text:p>
      <text:p text:style-name="P4">_</text:p>
      <text:p text:style-name="P4">306. =009334</text:p>
      <text:p text:style-name="P4">THE HOPE... MY GOD.</text:p>
      <text:p text:style-name="P4">IT WAS BLINDING. BEAUTIFUL EVEN.</text:p>
      <text:p text:style-name="P4">OK, MAYBE THE COTTON ISN'T DOING IT JUSTICE. HMM.</text:p>
      <text:p text:style-name="P4">OK, YEAH, MAYBE THAT JUST LOOKS STUPID.</text:p>
      <text:p text:style-name="P4">YOU KNOW, YOU TRY THINGS. AND SOMETIMES. IT JUST LOOKS LIKE SHIT. LET'S CALL THIS. MY ONE AND ONLY FUCKUP IN HISTORY.</text:p>
      <text:p text:style-name="P4">_</text:p>
      <text:p text:style-name="P4">307. =009335</text:p>
      <text:p text:style-name="P4"><text:soft-page-break/>WELL, MY SECOND MAYBE.</text:p>
      <text:p text:style-name="P4">SECOND ONLY TO UNDERESTIMATING THIS SAD SACK WUSS OF HOPE. WHO KNEW THAT SUCH A SIMPERING CHARLATAN. HAD SUCH AN OUTBURST STOWED IN HIS GIRLY BOSOM. CLEARLY, NOT I. EVEN THOUGH I HAD THE INFORMATION WELL IN ADVANCE. IT WAS JUST *THAT* SURPRISING. </text:p>
      <text:p text:style-name="P4">_</text:p>
      <text:p text:style-name="P4">308. =009336</text:p>
      <text:p text:style-name="P4">IT SEEMS THAT HOPE POWER IS OVERWHELMING. </text:p>
      <text:p text:style-name="P4">EVEN TO THE CLOCKWORK MANJUNK. IT LOOKED LIKE I THOUGHT I COULD USE MY RAINBOW SEIZURE FIELD TO OVERPOWER HIS MASSIVE GAY HOPE BUBBLE. ALAS. IT WAS MY PERFECTLY JUSTIFIED HUBRIS WHICH BIT ME IN THE ASS, IN THE END. EVEN THOUGH I'M SURE I MUST HAVE KNOWN THIS OUTCOME WAS GOING TO HAPPEN. (IT CAN STILL BE WORTH IT TO GET OWNED. IF IT MEANS HAVING A LOT OF SELF ESTEEMED HUBRIS ABOUT YOURSELF.)</text:p>
      <text:p text:style-name="P4">AND SO, THE ENGLISH BOY DEALS ME MY FIRST DEFEAT EVER, SINCE ASCENDING AS AN INVINCIBLE TECHNICOLOR TIME KID.</text:p>
      <text:p text:style-name="P4">_</text:p>
      <text:p text:style-name="P4">309. =009337</text:p>
      <text:p text:style-name="P4">I GET DUNKED AS FUCK. </text:p>
      <text:p text:style-name="P4">AND LAND SQUARE ON MY BOTTOM. I REMAIN PRONE FOR SEVERAL MINUTES, STARING AT THE CEILING. BLINKING A BIT. PONDERING WHERE THINGS WENT WRONG IN LIFE. HOW I. THE LORD OF TIME. COULD EXPERIENCE SUCH WOEFUL OWNAGE.</text:p>
      <text:p text:style-name="P4">THERE IS NO BODILY HARM OF COURSE. EXCEPT TO MY INCREDIBLE EGO. WHICH IS A FATE WORSE THAN GETTING BROKEN BONES. SO I JUST LIE THERE. THINKING SADLY. ACHIEVING SOME DEPRESSION.</text:p>
      <text:p text:style-name="P4">I'M SURE AT THIS POINT. I TURN TO THOUGHTS OF RESPECT. RESPECT FOR THE PANSIED ASS, PRETTY LEGGED PAGE. AND HIS MAYBE ACCIDENTAL PROWESS. I UNDER MISESTIMATED HIM, AND ADMIRATION HAPPENS IN MY BREAST. MAYBE I'LL JACK HIS SWAGGER TOO, AS HE ONCE DID MINE. MAYBE AFTER A LIFETIME OF UTTERLY DESERVED HUMILIATION, SOBBING, AND SPONTANEOUS URINATION. HE'S EARNED THAT MUCH.</text:p>
      <text:p text:style-name="P4">(THE CLUE HERE IS THAT I STEAL HIS NAME. GOD. YOU THICK, STUPID FUCKS. WHY DO I BOTHER WITH SUB TEXTS, OR FINE LITERATUREY NUANCE. GOD. FUCK! GOD. I TAKE HIS NAME LATER. ENGLISH. THAT'S ME LATER. THAT'S MY NAME. YOU STUPID BRAINLESS FUCKS. HOLY SHIT, YOU ARE DUMB AS BOZOS COME. GOD!!!)</text:p>
      <text:p text:style-name="P4">_</text:p>
      <text:p text:style-name="P4">310. =009338</text:p>
      <text:p text:style-name="P4"><text:soft-page-break/>MEANWHILE, STRIDER REGROUPS FROM HIS TROUNCING. </text:p>
      <text:p text:style-name="P4">AND SEES HIS CHANCE TO DO AWAY WITH ME FOR GOOD. HE KNOWS BY NOW THAT HE CAN'T KILL ME. BUT CAN DO HIS NEXT BEST THING. WHICH IS TO BANISH MY SOUL.</text:p>
      <text:p text:style-name="P4">HE'S HURT BAD AND IS SLOW TO USE HIS PINK SOUL KILLING SPELL. THIS GIVES ME TIME TO REBOUND FROM MY SHAMEFUL ASS WHOOPING TOO. AND PULL MY SORRY BUTT OUT OF THE OWN ZONE.</text:p>
      <text:p text:style-name="P4">_</text:p>
      <text:p text:style-name="P4">311. =009339</text:p>
      <text:p text:style-name="P4">SO I GET UP. AND...</text:p>
      <text:p text:style-name="P4">I NEARLY GET THE DROP ON HIM BEFORE HE RELEASES HIS SPELL. BUT THEN... WHAT'S THIS?</text:p>
      <text:p text:style-name="P4">THERE'S A COMMOTION. THE HAUNTING SOUND OF NEIGHS. EXCEPT. THEY'RE ROBOT NEIGHS?</text:p>
      <text:p text:style-name="P4">THAT IS WHEN THE HORSES COME IN TO PLAY. THE GOD DAMN HORSES. HOW TRULY AND UTTERLY IRONIC. THAT MY VERY DEMISE COULD BE IN THE PROXIMITY OF SOME HORSES. WHAT. NO REALLY, WHAT. I DIDN'T FOLLOW THAT. I'M STILL NOT FOLLOWING IT, TO BE HONEST. I'LL HAVE TO THINK IT OVER. I'M THINKING IT OVER *RIGHT NOW*. AND I HAVE A FEELING. I'LL BE THINKING IT OVER FOR THE REST OF MY LIFE. PERHAPS WE ALL WILL.</text:p>
      <text:p text:style-name="P4">WAIT, THEY SHOULD BE ROBOTS.</text:p>
      <text:p text:style-name="P4">HOLD ON WHILE I PAINT THE HORSES TO LOOK LIKE METAL HORSES. DAMN, THE WORK OF A CRAFTYMAN IS NEVER DONE.</text:p>
      <text:p text:style-name="P4">_</text:p>
      <text:p text:style-name="P4">312. =009340</text:p>
      <text:p text:style-name="P4">SO BASICALLY.</text:p>
      <text:p text:style-name="P4">I DON'T KNOW WHAT THE FUCK IS GOING ON. SO I'M REALLY DISTRACTED. I'M SAYING TO MYSELF, THIS IS OMINOUS AS SHIT. NOTHING GOOD CAN EITHER FOLLOW OR PRECEDE AN EVENT SUCH AS THIS. AND THEN, THAT'S WHEN IT HAPPENS. </text:p>
      <text:p text:style-name="P4">_</text:p>
      <text:p text:style-name="P4">313. =009341</text:p>
      <text:p text:style-name="P4">THE SWEATY MUSCULAR GHOST APPEARS OUT OF NOWHERE. </text:p>
      <text:p text:style-name="P4">I HAVE NO IDEA WHO HE IS. OR WHERE HE CAME FROM. JUDGING FROM THE FACE OF THE GUYS, THEY DON'T EITHER. NOBODY SEES THIS COMING. IT IS A TOTAL AMBUSCADE, AND MY SKELETON JAW IS DROPPED AS SHIT. HE <text:soft-page-break/>PINS ME IN PLACE WITH HIS RIPPED MUSCLES, AND I'M COMPLETELY IMMOBILIZED. PARTLY BECAUSE OF THE *STRENGTH*, BUT ALSO DUE TO MY AWE AND ADMIRATION. I JUST CAN'T MOVE. </text:p>
      <text:p text:style-name="P4">_</text:p>
      <text:p text:style-name="P4">314. =009342</text:p>
      <text:p text:style-name="P4">THIS GIVES DIRK JUST THE TIME HE NEEDS.</text:p>
      <text:p text:style-name="P4">TO DO HIS FLAMBOYANT PINK SPELL.</text:p>
      <text:p text:style-name="P4">IT OWNS ME COMPLETELY. BUT SADLY TO DIRK MAYBE, IT ALSO OWNS THE MUSCLE HERO. BOTH OF OUR SOULS ARE CONSUMED BY THE ENCHANTMENT.</text:p>
      <text:p text:style-name="P4">_</text:p>
      <text:p text:style-name="P4">315. =009343</text:p>
      <text:p text:style-name="P4">I THINK HE THOUGHT HE COULD DESTROY MY SOUL.</text:p>
      <text:p text:style-name="P4">BUT HE BIT OFF MORE THAN HIS FLESHY SKULL COULD CHEW. SO HE USED HIS "IRONY" AGAIN. AND STUCK MY SOUL IN HIS JUJU. EXACTLY THE WAY. I STUCK HIS BUDDIES IN MY JUJU. THE ONE I GOT FROM YODELBOOGER. IT'S LIKE POETIC JUSTICE I GUESS. EXCEPT PUPPETRY, INSTEAD OF POETRY. SO PUPPETIC JUSTICE. OH YES. I LIKE THAT.</text:p>
      <text:p text:style-name="P4">THE MUSCLE GHOST CAME ALONG FOR THE RIDE. AND I GUESS HIS SOUL GOT TRAPPED IN THERE TOO? I HAVE NO IDEA WHAT THAT MEANS. HONESTLY IT IS DISTURBING AS HELL. AND I'D PREFER NOT TO DWELL ON ITS GREATER RAMIFICATIONS TO MY LONG TERM EXISTENCE. MAYBE IT'S GOOD? OR MAYBE IT'S DUMB. MAYBE IT'S. GOOD AND DUMB. OR SMART AND BAD. THERE ARE SO MANY WORDS THINGS CAN BE WHEN YOU'RE CONFUSED.</text:p>
      <text:p text:style-name="P4">_</text:p>
      <text:p text:style-name="P4">316. =009344</text:p>
      <text:p text:style-name="P4">AT THIS POINT.</text:p>
      <text:p text:style-name="P4">HIS BELOVED JUJU IS NO LONGER A HOLLOW VESSEL. IT IS VERY MUCH CROWDED IN THERE, CHOCK FULL OF SOULS, BELONGING TO HARDCORE BRAWLING BRUTES. AND HE KNOWS IT. HIS PUPPET IS NOW A PROBLEM TO DO AWAY WITH, JUST LIKE MY JUJU WAS. SO THEY DO THE SAME BASIC THING. THEY GET THEIR DRUNKARD SORCERESS OF VOID TO BANISH THE PUPPET ONCE AND FOR ALL, INTO THE DARKNESS. NEVER TO BE FOUND AGAIN BY PROBING HANDS OF MEAT. </text:p>
      <text:p text:style-name="P4">_</text:p>
      <text:p text:style-name="P4">317. =009345</text:p>
      <text:p text:style-name="P4">YES, NEVER TO BE FOUND.</text:p>
      <text:p text:style-name="P4">BUT NOT NEVER TO RESURFACE. OH NO.</text:p>
      <text:p text:style-name="P4"><text:soft-page-break/>YOU SEE, MY SOUL IS A TENACIOUS ONE. I KNOW THIS FACT FIRST HAND, BECAUSE IT HAS BEEN INSIDE MY BRAIN ALL MY LIFE! IT'S A REAL MOTHER FUCKER, I'LL TELL YOU THAT MUCH. THE PUPPET'S ESSENCE WILL FLOP AND FLUTTER THROUGH THE SHADOWS FOR ETERNITY. SURFACING IN THE NIGHTMARES OF THE UNSUSPECTING. WEASELING ITS WAY INTO THE HEARTS OF YUCKY SHITTY CHILDREN. AND WHEN ITS INFILTRATION IN THAT UNIVERSE HAS TAKEN HOLD, THE SEED WILL HAVE BEEN PLANTED. AND IT WILL PAVE THE WAY FOR MY EMERGENCE, TO WREAK MY BADNESS. FROM UNIVERSE. TO UNIVERSE. TO UNIVERSE. EACH ONE WILL FALL. AND EACH TIME I WILL GET STRONGER. AND OLDER. AND BIGGER. AND BUFFER! OHHHHHHHHHHH YES.</text:p>
      <text:p text:style-name="P4">IT WILL BE TIME.</text:p>
      <text:p text:style-name="P4">_</text:p>
      <text:p text:style-name="P4">318*. =009346</text:p>
      <text:p text:style-name="P4">IT WILL BE TIME, INDEED, FOR ME TO GET...</text:p>
      <text:p text:style-name="P4">RIIIIIIIIIIIIIIIIIIIIIIIIIIIIIIIIIIIIIIIIIIIIIIIIIIIIPPPPPPPPPED!</text:p>
      <text:p text:style-name="P4">_</text:p>
      <text:p text:style-name="P4">319. =009347</text:p>
      <text:p text:style-name="P4">AND NOW, IF YOU WILL EXCUSE ME. </text:p>
      <text:p text:style-name="P4">I MUST PUT DOWN THE TOYS AND WAYS OF A CHILD. AND CONFRONT THE BIG THINGS OF BECOMING A HUGE MAN. BY DUELING THE SUPREME BEAST OF MY LEGEND LAND, HIS SERPENTINE EMINENCE, YOGURTBONER HIMSELF. I'M ABOUT TO GO FIGHT HIM NOW, SO THIS IS THE LAST TIME YOU WILL EVER HEAR MY EXCELLENT VOICE.</text:p>
      <text:p text:style-name="P4">I WILL DUEL AND CRUSH MY SLITHERING SEXUAL SNAKE BOSS, TO FINISH WHAT I STARTED WHEN I STEPPED MY METAL FOOT INTO THIS CHILDREN'S FARCE. I WILL DO THAT BECAUSE I WANT TO, AND WHEN THAT IS SAID AND DONE, AND YOU SEE ME AT THE PEAK OF A MOUNTAIN OF TROPHIES, RESTING ON MY THRONE OF PRIZES, I WANT TO GET TO TELL YOU THAT I DID WHAT I WANTED TO DO. SO IF YOU REMEMBER JUST ONE THING I SAY, OF SO MANY GREAT THINGS SAID BY ME, THEN PLEASE REMEMBER THIS.</text:p>
      <text:p text:style-name="P4">I WANTED TO PLAY A GAME.</text:p>
      <text:p text:style-name="P4">_</text:p>
      <text:p text:style-name="P4">320. JE4: =010030</text:p>
      <text:p text:style-name="P4">COME AT ME BRO.</text:p>
      <text:p text:style-name="P4">COME TO MY DARK CARNIVAL. “MOTHER FUCKER”.</text:p>
      <text:p text:style-name="P4">MAKE A MOVE. AND THE BUNNY GETS IT.</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document-statistic meta:table-count="0" meta:image-count="1" meta:object-count="0" meta:page-count="143" meta:paragraph-count="3293" meta:word-count="26201" meta:character-count="139759"/>
    <dc:date>2018-01-11T02:59:25.05</dc:date>
    <dc:creator>Elan Buckley</dc:creator>
    <meta:editing-duration>PT2M55S</meta:editing-duration>
    <meta:editing-cycles>1</meta:editing-cycles>
  </office:meta>
</office:document-meta>
</file>